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F000049E700002ACB27B8C777.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1" svg:font-family="'Times New Roman'" style:font-family-generic="roman"/>
    <style:font-face style:name="Times New Roman CYR" svg:font-family="'Times New Roman CYR'" style:font-family-generic="roman"/>
    <style:font-face style:name="Arial" svg:font-family="Arial" style:font-family-generic="swiss"/>
    <style:font-face style:name="Arial1" svg:font-family="Arial" style:font-family-generic="system"/>
    <style:font-face style:name="Courier New3" svg:font-family="'Courier New'"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1" svg:font-family="'Times New Roman CYR'" style:font-family-generic="system" style:font-pitch="variable"/>
  </office:font-face-decls>
  <office:automatic-styles>
    <style:style style:name="Таблица2" style:family="table">
      <style:table-properties style:width="14.885cm" fo:margin-left="-0.191cm" fo:margin-top="0cm" fo:margin-bottom="0cm" table:align="left" style:writing-mode="lr-tb"/>
    </style:style>
    <style:style style:name="Таблица2.A" style:family="table-column">
      <style:table-column-properties style:column-width="12.661cm"/>
    </style:style>
    <style:style style:name="Таблица2.B" style:family="table-column">
      <style:table-column-properties style:column-width="2.224cm"/>
    </style:style>
    <style:style style:name="Таблица2.1" style:family="table-row">
      <style:table-row-properties style:min-row-height="0.637cm" fo:keep-together="auto"/>
    </style:style>
    <style:style style:name="Таблица2.A1" style:family="table-cell">
      <style:table-cell-properties style:vertical-align="" fo:padding="0cm" fo:border="0.5pt solid #000001"/>
    </style:style>
    <style:style style:name="Таблица2.2" style:family="table-row">
      <style:table-row-properties style:min-row-height="0.55cm" fo:keep-together="auto"/>
    </style:style>
    <style:style style:name="Таблица2.3" style:family="table-row">
      <style:table-row-properties style:min-row-height="0.376cm" fo:keep-together="auto"/>
    </style:style>
    <style:style style:name="Таблица2.6" style:family="table-row">
      <style:table-row-properties style:min-row-height="0.534cm" fo:keep-together="auto"/>
    </style:style>
    <style:style style:name="Таблица2.9" style:family="table-row">
      <style:table-row-properties style:min-row-height="0.344cm" fo:keep-together="auto"/>
    </style:style>
    <style:style style:name="Таблица3" style:family="table">
      <style:table-properties style:width="14.764cm" fo:margin-left="-0.191cm" fo:margin-top="0cm" fo:margin-bottom="0cm" table:align="left" style:writing-mode="lr-tb"/>
    </style:style>
    <style:style style:name="Таблица3.A" style:family="table-column">
      <style:table-column-properties style:column-width="5.248cm"/>
    </style:style>
    <style:style style:name="Таблица3.B" style:family="table-column">
      <style:table-column-properties style:column-width="3.39cm"/>
    </style:style>
    <style:style style:name="Таблица3.C" style:family="table-column">
      <style:table-column-properties style:column-width="2.542cm"/>
    </style:style>
    <style:style style:name="Таблица3.D" style:family="table-column">
      <style:table-column-properties style:column-width="3.584cm"/>
    </style:style>
    <style:style style:name="Таблица3.1" style:family="table-row">
      <style:table-row-properties style:min-row-height="0.22cm" fo:keep-together="auto"/>
    </style:style>
    <style:style style:name="Таблица3.A1" style:family="table-cell">
      <style:table-cell-properties style:vertical-align="" fo:padding="0cm" fo:border="0.5pt solid #000001"/>
    </style:style>
    <style:style style:name="Таблица3.2" style:family="table-row">
      <style:table-row-properties style:min-row-height="0.362cm" fo:keep-together="auto"/>
    </style:style>
    <style:style style:name="Таблица3.3" style:family="table-row">
      <style:table-row-properties style:min-row-height="0.372cm" fo:keep-together="auto"/>
    </style:style>
    <style:style style:name="Таблица3.4" style:family="table-row">
      <style:table-row-properties style:min-row-height="0.109cm" fo:keep-together="auto"/>
    </style:style>
    <style:style style:name="Таблица4" style:family="table">
      <style:table-properties style:width="13.487cm" fo:margin-left="-0.191cm" fo:margin-top="0cm" fo:margin-bottom="0cm" table:align="left" style:writing-mode="lr-tb"/>
    </style:style>
    <style:style style:name="Таблица4.A" style:family="table-column">
      <style:table-column-properties style:column-width="10.724cm"/>
    </style:style>
    <style:style style:name="Таблица4.B" style:family="table-column">
      <style:table-column-properties style:column-width="2.762cm"/>
    </style:style>
    <style:style style:name="Таблица4.1" style:family="table-row">
      <style:table-row-properties style:min-row-height="0.693cm" fo:keep-together="auto"/>
    </style:style>
    <style:style style:name="Таблица4.A1" style:family="table-cell">
      <style:table-cell-properties style:vertical-align="" fo:padding="0cm" fo:border="none"/>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1.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692cm" fo:margin-left="-0.191cm" fo:margin-top="0cm" fo:margin-bottom="0cm" table:align="left"/>
    </style:style>
    <style:style style:name="Таблица5.A" style:family="table-column">
      <style:table-column-properties style:column-width="2.362cm"/>
    </style:style>
    <style:style style:name="Таблица5.B" style:family="table-column">
      <style:table-column-properties style:column-width="5.71cm"/>
    </style:style>
    <style:style style:name="Таблица5.C" style:family="table-column">
      <style:table-column-properties style:column-width="2.956cm"/>
    </style:style>
    <style:style style:name="Таблица5.D" style:family="table-column">
      <style:table-column-properties style:column-width="5.662cm"/>
    </style:style>
    <style:style style:name="Таблица5.1" style:family="table-row">
      <style:table-row-properties style:min-row-height="0.041cm" fo:keep-together="auto"/>
    </style:style>
    <style:style style:name="Таблица5.A1" style:family="table-cell">
      <style:table-cell-properties style:vertical-align="" fo:padding="0cm" fo:border="0.5pt solid #000001"/>
    </style:style>
    <style:style style:name="P1"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2"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3" style:family="paragraph" style:parent-style-name="Standard">
      <style:paragraph-properties fo:margin-left="0cm" fo:margin-right="0cm" fo:line-height="150%" fo:text-align="justify" style:justify-single-word="false" fo:orphans="0" fo:widows="0" fo:text-indent="0cm" style:auto-text-indent="false" style:vertical-align="auto"/>
      <style:text-properties fo:color="#000000" style:font-name="Times New Roman"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4"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5"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officeooo:paragraph-rsid="003a110f"/>
    </style:style>
    <style:style style:name="P6"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fo:color="#000000" style:font-name="Times New Roman"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7" style:family="paragraph" style:parent-style-name="Standard">
      <style:paragraph-properties fo:line-height="150%" fo:text-align="justify" style:justify-single-word="false"/>
      <style:text-properties fo:color="#000000" style:font-name="Times New Roman" fo:font-size="14pt" style:font-size-asian="14pt" style:font-name-complex="Times New Roman3" style:font-size-complex="14pt"/>
    </style:style>
    <style:style style:name="P8" style:family="paragraph" style:parent-style-name="Standard">
      <style:paragraph-properties fo:line-height="150%" fo:text-align="justify" style:justify-single-word="false"/>
      <style:text-properties fo:color="#000000" style:font-name="Times New Roman" fo:font-size="14pt" officeooo:rsid="004bd8ef" officeooo:paragraph-rsid="004bd8ef" style:font-size-asian="14pt" style:font-name-complex="Times New Roman3" style:font-size-complex="14pt"/>
    </style:style>
    <style:style style:name="P9" style:family="paragraph" style:parent-style-name="Standard">
      <style:paragraph-properties fo:line-height="150%" fo:text-align="justify" style:justify-single-word="false"/>
      <style:text-properties fo:color="#000000" style:font-name="Times New Roman" fo:font-size="14pt" officeooo:paragraph-rsid="0026146e" style:font-size-asian="14pt" style:font-name-complex="Times New Roman2" style:font-size-complex="14pt" style:font-style-complex="italic"/>
    </style:style>
    <style:style style:name="P10"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name-complex="Times New Roman3" style:font-size-complex="14pt" style:font-weight-complex="bold"/>
    </style:style>
    <style:style style:name="P11" style:family="paragraph" style:parent-style-name="Standard">
      <style:paragraph-properties fo:line-height="150%" fo:text-align="start" style:justify-single-word="false"/>
      <style:text-properties fo:color="#000000" style:font-name="Times New Roman" fo:font-size="14pt" fo:font-weight="normal" officeooo:rsid="004bd8ef" officeooo:paragraph-rsid="004bd8ef" style:font-size-asian="14pt" style:font-weight-asian="normal" style:font-name-complex="Times New Roman3" style:font-size-complex="14pt" style:font-weight-complex="normal"/>
    </style:style>
    <style:style style:name="P1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officeooo:paragraph-rsid="001562a8" style:letter-kerning="false" style:font-size-asian="14pt" style:font-size-complex="14pt"/>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officeooo:paragraph-rsid="001562a8" style:letter-kerning="false" style:font-size-asian="14pt" style:font-style-asian="normal" style:font-size-complex="14pt"/>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1c7ecb" style:letter-kerning="false" style:font-size-asian="14pt" style:font-style-asian="normal" style:font-weight-asian="normal" style:font-size-complex="14pt"/>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4981ad" style:letter-kerning="false" style:font-size-asian="14pt" style:font-style-asian="normal" style:font-weight-asian="normal"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bold" officeooo:paragraph-rsid="004981ad" style:letter-kerning="false" style:font-size-asian="14pt" style:font-style-asian="normal" style:font-weight-asian="bold" style:font-size-complex="14pt" style:font-weight-complex="bold"/>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981ad" style:letter-kerning="false" style:font-size-asian="14pt" style:font-style-asian="normal" style:font-weight-asian="normal" style:font-size-complex="14pt"/>
    </style:style>
    <style:style style:name="P21"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22"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23"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24"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2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style>
    <style:style style:name="P2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1562a8" style:font-size-asian="14pt" style:font-size-complex="14pt"/>
    </style:style>
    <style:style style:name="P27"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officeooo:paragraph-rsid="001c7ecb" style:font-size-asian="14pt" style:font-size-complex="14pt"/>
    </style:style>
    <style:style style:name="P2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6146e" style:font-size-asian="14pt" style:font-size-complex="14pt"/>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4981ad" style:font-size-asian="14pt" style:font-size-complex="14pt"/>
    </style:style>
    <style:style style:name="P3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font-style-complex="italic"/>
    </style:style>
    <style:style style:name="P3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6146e" style:font-size-asian="14pt" style:font-name-complex="Times New Roman2" style:font-size-complex="14pt" style:font-style-complex="italic"/>
    </style:style>
    <style:style style:name="P32"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officeooo:paragraph-rsid="0026146e" style:font-size-asian="14pt" style:font-size-complex="14pt"/>
    </style:style>
    <style:style style:name="P33"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fo:color="#000000" style:font-name="Times New Roman" fo:font-size="14pt" officeooo:paragraph-rsid="0026146e"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officeooo:paragraph-rsid="0026146e" style:font-size-asian="14pt" style:font-size-complex="14pt" style:font-weight-complex="bold"/>
    </style:style>
    <style:style style:name="P35"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officeooo:paragraph-rsid="0026146e" style:font-size-asian="14pt" style:font-name-complex="Times New Roman2" style:font-size-complex="14pt" style:font-style-complex="italic"/>
    </style:style>
    <style:style style:name="P3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fo:language="en" fo:country="US" officeooo:paragraph-rsid="0026146e" style:font-size-asian="14pt" style:font-name-complex="Times New Roman2" style:font-size-complex="14pt" style:font-style-complex="italic"/>
    </style:style>
    <style:style style:name="P37"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style:font-size-asian="14pt" style:font-name-complex="Times New Roman CYR1" style:font-size-complex="14pt"/>
    </style:style>
    <style:style style:name="P38"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officeooo:paragraph-rsid="00216a7b" style:font-size-asian="14pt" style:font-name-complex="Times New Roman CYR1" style:font-size-complex="14pt" style:font-style-complex="italic"/>
    </style:style>
    <style:style style:name="P39"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style:font-size-asian="14pt" style:font-size-complex="14pt"/>
    </style:style>
    <style:style style:name="P40"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fo:language="ru" fo:country="RU" fo:font-style="normal" officeooo:paragraph-rsid="001562a8" style:letter-kerning="false" style:font-size-asian="14pt" style:font-style-asian="normal" style:font-name-complex="Times New Roman CYR1" style:font-size-complex="14pt"/>
    </style:style>
    <style:style style:name="P4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4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4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weight-complex="bold"/>
    </style:style>
    <style:style style:name="P44" style:family="paragraph" style:parent-style-name="Standard">
      <style:paragraph-properties fo:margin-left="0cm" fo:margin-right="0cm" fo:margin-top="0cm" fo:margin-bottom="0cm" style:contextual-spacing="false" fo:line-height="150%" fo:text-align="center" style:justify-single-word="false" fo:orphans="0" fo:widows="0" fo:text-indent="1.251cm" style:auto-text-indent="false"/>
      <style:text-properties fo:color="#000000" style:font-name="Times New Roman" fo:font-size="14pt" fo:font-weight="bold" officeooo:rsid="004bd8ef" officeooo:paragraph-rsid="004bd8ef" style:font-size-asian="14pt" style:font-weight-asian="bold" style:font-name-complex="Times New Roman CYR1" style:font-size-complex="14pt" style:font-weight-complex="bold"/>
    </style:style>
    <style:style style:name="P4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4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4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4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4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bold" officeooo:rsid="00482b1e" officeooo:paragraph-rsid="00482b1e"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50"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 fo:font-size="14pt" fo:language="ru" fo:country="RU" fo:font-style="normal" fo:font-weight="normal" officeooo:paragraph-rsid="004981ad" style:letter-kerning="false" style:font-size-asian="14pt" style:font-style-asian="normal" style:font-weight-asian="normal" style:font-size-complex="14pt"/>
    </style:style>
    <style:style style:name="P51" style:family="paragraph" style:parent-style-name="HTML_20_Preformatted">
      <style:paragraph-properties fo:margin-left="0cm" fo:margin-right="0cm" fo:line-height="150%" fo:text-align="justify" style:justify-single-word="false" fo:text-indent="1.251cm" style:auto-text-indent="false"/>
      <style:text-properties fo:color="#000000" style:font-name="Times New Roman" fo:font-size="14pt" officeooo:paragraph-rsid="0026146e" style:font-size-asian="14pt" style:font-name-complex="Times New Roman2" style:font-size-complex="14pt"/>
    </style:style>
    <style:style style:name="P52" style:family="paragraph" style:parent-style-name="Text_20_body_20_indent">
      <style:paragraph-properties fo:margin-left="0cm" fo:margin-right="0cm" fo:line-height="150%" fo:text-align="justify" style:justify-single-word="false" fo:text-indent="1.251cm" style:auto-text-indent="false"/>
      <style:text-properties fo:color="#000000" style:font-name="Times New Roman" fo:font-size="14pt" fo:font-style="normal" officeooo:paragraph-rsid="0026146e" style:font-size-asian="14pt" style:font-style-asian="normal" style:font-size-complex="14pt"/>
    </style:style>
    <style:style style:name="P53" style:family="paragraph" style:parent-style-name="Standard">
      <style:paragraph-properties fo:line-height="150%" fo:text-align="justify" style:justify-single-word="false" fo:break-before="page"/>
      <style:text-properties fo:color="#000000" style:font-name="Times New Roman" fo:font-size="14pt" officeooo:paragraph-rsid="0026146e" style:font-size-asian="14pt" style:font-size-complex="14pt"/>
    </style:style>
    <style:style style:name="P54" style:family="paragraph" style:parent-style-name="Standard">
      <style:paragraph-properties fo:margin-top="0cm" fo:margin-bottom="0.353cm" style:contextual-spacing="false" fo:line-height="150%" fo:text-align="justify" style:justify-single-word="false"/>
      <style:text-properties fo:color="#000000" style:font-name="Times New Roman" fo:font-size="14pt" officeooo:paragraph-rsid="0026146e" style:font-size-asian="14pt" style:font-size-complex="14pt"/>
    </style:style>
    <style:style style:name="P55" style:family="paragraph" style:parent-style-name="Standard">
      <style:paragraph-properties fo:margin-left="0cm" fo:margin-right="0cm" fo:line-height="150%" fo:text-align="justify" style:justify-single-word="false" fo:text-indent="1.499cm" style:auto-text-indent="false"/>
      <style:text-properties fo:color="#000000" style:font-name="Times New Roman" fo:font-size="14pt" fo:language="ru" fo:country="RU" fo:font-style="normal" fo:font-weight="normal" officeooo:paragraph-rsid="004f8424" style:letter-kerning="false" style:font-size-asian="14pt" style:font-style-asian="normal" style:font-weight-asian="normal" style:font-name-complex="Times New Roman CYR1" style:font-size-complex="14pt" style:font-style-complex="italic" style:font-weight-complex="bold"/>
    </style:style>
    <style:style style:name="P56" style:family="paragraph" style:parent-style-name="Text_20_body">
      <style:paragraph-properties fo:margin-left="0cm" fo:margin-right="0cm" fo:line-height="150%" fo:text-align="justify" style:justify-single-word="false" fo:text-indent="1.499cm" style:auto-text-indent="false"/>
      <style:text-properties officeooo:paragraph-rsid="004f8424"/>
    </style:style>
    <style:style style:name="P57" style:family="paragraph" style:parent-style-name="Text_20_body">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58"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59"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60"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officeooo:rsid="00532275" officeooo:paragraph-rsid="00532275" style:font-size-asian="14pt" style:font-name-complex="Times New Roman3" style:font-size-complex="14pt"/>
    </style:style>
    <style:style style:name="P61"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font-weight="bold" officeooo:rsid="00532275" officeooo:paragraph-rsid="00535195" style:font-size-asian="14pt" style:font-weight-asian="bold" style:font-name-complex="Times New Roman3" style:font-size-complex="14pt" style:font-style-complex="italic" style:font-weight-complex="bold"/>
    </style:style>
    <style:style style:name="P62"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63"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weight="bold" officeooo:rsid="00532275" officeooo:paragraph-rsid="00535195" style:letter-kerning="false" style:font-size-asian="14pt" style:font-weight-asian="bold" style:font-name-complex="Times New Roman3" style:font-size-complex="14pt" style:font-weight-complex="bold"/>
    </style:style>
    <style:style style:name="P64"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style="normal" fo:font-weight="bold" officeooo:rsid="00532275" officeooo:paragraph-rsid="00535195" style:letter-kerning="false" style:font-size-asian="14pt" style:font-style-asian="normal" style:font-weight-asian="bold" style:font-name-complex="Times New Roman3" style:font-size-complex="14pt" style:font-weight-complex="bold"/>
    </style:style>
    <style:style style:name="P65" style:family="paragraph" style:parent-style-name="Standard">
      <style:paragraph-properties fo:margin-left="2.498cm" fo:margin-right="0cm" fo:line-height="150%" fo:text-align="justify" style:justify-single-word="false" fo:text-indent="-0.635cm" style:auto-text-indent="false" fo:break-before="page"/>
      <style:text-properties fo:color="#000000" style:font-name="Times New Roman" fo:font-size="14pt" fo:language="ru" fo:country="RU" fo:font-weight="bold" officeooo:rsid="00532275" officeooo:paragraph-rsid="00535195" style:font-size-asian="14pt" style:language-asian="ru" style:country-asian="RU" style:font-weight-asian="bold" style:font-name-complex="Times New Roman3" style:font-size-complex="14pt" style:language-complex="ar" style:country-complex="SA" style:font-weight-complex="bold"/>
    </style:style>
    <style:style style:name="P66" style:family="paragraph" style:parent-style-name="Standard">
      <style:paragraph-properties fo:margin-left="2.498cm" fo:margin-right="0cm" fo:line-height="150%" fo:text-align="justify" style:justify-single-word="false" fo:text-indent="-0.635cm" style:auto-text-indent="false" fo:background-color="#ffffff">
        <style:background-image/>
      </style:paragraph-properties>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67" style:family="paragraph" style:parent-style-name="Text_20_body">
      <style:text-properties officeooo:paragraph-rsid="0043b7ff"/>
    </style:style>
    <style:style style:name="P68" style:family="paragraph" style:parent-style-name="Text_20_body">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9"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981ad"/>
    </style:style>
    <style:style style:name="P70"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officeooo:paragraph-rsid="004981ad"/>
    </style:style>
    <style:style style:name="P71" style:family="paragraph" style:parent-style-name="Standard" style:master-page-name="Standard">
      <style:paragraph-properties fo:line-height="150%" fo:text-align="center" style:justify-single-word="false" style:page-number="auto"/>
      <style:text-properties fo:color="#000000" style:font-name="Times New Roman" fo:font-size="14pt" fo:font-weight="bold" officeooo:rsid="004bd8ef" officeooo:paragraph-rsid="004bd8ef" style:font-size-asian="14pt" style:font-weight-asian="bold" style:font-name-complex="Times New Roman3" style:font-size-complex="14pt" style:font-weight-complex="bold"/>
    </style:style>
    <style:style style:name="P72" style:family="paragraph" style:parent-style-name="Standard" style:list-style-name="L1">
      <style:paragraph-properties fo:line-height="150%" fo:text-align="justify" style:justify-single-word="false"/>
      <style:text-properties fo:color="#000000" style:font-name="Times New Roman" fo:font-size="14pt" officeooo:rsid="00532275" officeooo:paragraph-rsid="00532275" style:font-size-asian="14pt" style:font-name-complex="Times New Roman3" style:font-size-complex="14pt"/>
    </style:style>
    <style:style style:name="P73" style:family="paragraph" style:parent-style-name="Standard" style:list-style-name="L13">
      <style:paragraph-properties fo:line-height="150%" fo:text-align="justify" style:justify-single-word="false"/>
      <style:text-properties fo:color="#000000" style:font-name="Times New Roman" fo:font-size="14pt" officeooo:paragraph-rsid="0026146e" style:font-size-asian="14pt" style:font-size-complex="14pt"/>
    </style:style>
    <style:style style:name="P74" style:family="paragraph" style:parent-style-name="Standard" style:list-style-name="L1">
      <style:paragraph-properties fo:line-height="150%" fo:text-align="justify" style:justify-single-word="false"/>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75" style:family="paragraph" style:parent-style-name="Standard" style:list-style-name="L1">
      <style:paragraph-properties fo:line-height="150%" fo:text-align="justify" style:justify-single-word="false"/>
      <style:text-properties fo:color="#000000" style:font-name="Times New Roman" fo:font-size="14pt" fo:language="ru" fo:country="RU" fo:font-style="normal" style:text-underline-style="none" fo:font-weight="bold" officeooo:rsid="00532275" officeooo:paragraph-rsid="00535195" style:letter-kerning="false" style:font-size-asian="14pt" style:font-style-asian="normal" style:font-weight-asian="bold" style:font-name-complex="Times New Roman3" style:font-size-complex="14pt" style:font-weight-complex="bold"/>
    </style:style>
    <style:style style:name="P76" style:family="paragraph" style:parent-style-name="Standard" style:list-style-name="L13">
      <style:paragraph-properties fo:line-height="150%" fo:text-align="justify" style:justify-single-word="false"/>
      <style:text-properties fo:color="#000000" style:font-name="Times New Roman"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77"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officeooo:rsid="00532275" officeooo:paragraph-rsid="00532275" style:font-size-asian="14pt" style:font-name-complex="Times New Roman3" style:font-size-complex="14pt"/>
    </style:style>
    <style:style style:name="P78"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style="normal" style:text-underline-style="none" fo:font-weight="bold" officeooo:rsid="00532275" officeooo:paragraph-rsid="00535195" style:letter-kerning="false" style:font-size-asian="14pt" style:font-style-asian="normal" style:font-weight-asian="bold" style:font-name-complex="Times New Roman3" style:font-size-complex="14pt" style:font-weight-complex="bold"/>
    </style:style>
    <style:style style:name="P79"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style="normal" style:text-underline-style="none" fo:font-weight="normal" officeooo:rsid="0021dc75" officeooo:paragraph-rsid="00535195" style:letter-kerning="false" style:font-size-asian="14pt" style:language-asian="ru" style:country-asian="RU" style:font-style-asian="normal" style:font-weight-asian="normal" style:font-name-complex="Times New Roman2" style:font-size-complex="14pt" style:language-complex="ar" style:country-complex="SA" style:font-weight-complex="bold"/>
    </style:style>
    <style:style style:name="P80"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style:font-size-asian="14pt" style:font-name-complex="Times New Roman CYR1" style:font-size-complex="14pt"/>
    </style:style>
    <style:style style:name="P8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fo:font-weight="normal" officeooo:rsid="0021dc75" officeooo:paragraph-rsid="005ac6b3"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8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21dc75" officeooo:paragraph-rsid="005c094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8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font-style-complex="italic"/>
    </style:style>
    <style:style style:name="P8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5ac6b3" style:font-size-asian="14pt" style:font-size-complex="14pt"/>
    </style:style>
    <style:style style:name="P85"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8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87"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8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5ac6b3" style:letter-kerning="false" style:font-size-asian="14pt" style:font-style-asian="normal" style:font-weight-asian="normal" style:font-size-complex="14pt"/>
    </style:style>
    <style:style style:name="P8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fo:background-color="#ffff00" style:font-size-asian="14pt" style:font-style-asian="normal" style:font-weight-asian="normal" style:font-size-complex="14pt"/>
    </style:style>
    <style:style style:name="P9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5ac6b3" style:letter-kerning="false" style:font-size-asian="14pt" style:font-style-asian="normal" style:font-weight-asian="normal" style:font-size-complex="14pt"/>
    </style:style>
    <style:style style:name="P91"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fo:font-weight="bold" officeooo:paragraph-rsid="005c094e" style:font-size-asian="14pt" style:language-asian="ru" style:country-asian="RU" style:font-weight-asian="bold" style:font-name-complex="Times New Roman2" style:font-size-complex="14pt" style:language-complex="ar" style:country-complex="SA"/>
    </style:style>
    <style:style style:name="P92" style:family="paragraph" style:parent-style-name="Standard">
      <style:paragraph-properties fo:margin-left="0cm" fo:margin-right="0cm" fo:line-height="150%" fo:text-align="justify" style:justify-single-word="false" fo:text-indent="1.251cm" style:auto-text-indent="false">
        <style:tab-stops>
          <style:tab-stop style:position="0.635cm"/>
          <style:tab-stop style:position="2.54cm"/>
        </style:tab-stops>
      </style:paragraph-properties>
      <style:text-properties fo:color="#000000" style:font-name="Times New Roman1" fo:font-size="14pt" fo:language="ru" fo:country="RU" fo:font-weight="bold" officeooo:paragraph-rsid="005c094e" style:font-size-asian="14pt" style:language-asian="ru" style:country-asian="RU" style:font-weight-asian="bold" style:font-size-complex="14pt"/>
    </style:style>
    <style:style style:name="P93"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5c094e" style:font-size-asian="14pt" style:language-asian="ru" style:country-asian="RU" style:font-name-complex="Times New Roman2" style:font-size-complex="14pt" style:language-complex="ar" style:country-complex="SA"/>
    </style:style>
    <style:style style:name="P94" style:family="paragraph" style:parent-style-name="Standard">
      <style:paragraph-properties fo:margin-left="0cm" fo:margin-right="0cm" fo:line-height="150%" fo:text-align="justify" style:justify-single-word="false" fo:text-indent="1.251cm" style:auto-text-indent="false">
        <style:tab-stops>
          <style:tab-stop style:position="1.588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95"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officeooo:paragraph-rsid="005c094e" style:font-size-asian="14pt" style:language-asian="ru" style:country-asian="RU" style:font-size-complex="14pt"/>
    </style:style>
    <style:style style:name="P96"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officeooo:paragraph-rsid="005c094e" style:font-size-asian="14pt" style:language-asian="ru" style:country-asian="RU"/>
    </style:style>
    <style:style style:name="P97"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officeooo:paragraph-rsid="005c094e"/>
    </style:style>
    <style:style style:name="P98" style:family="paragraph" style:parent-style-name="Standard" style:list-style-name="WWNum5">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officeooo:paragraph-rsid="005c094e"/>
    </style:style>
    <style:style style:name="P99" style:family="paragraph" style:parent-style-name="Standard" style:list-style-name="WWNum6">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officeooo:paragraph-rsid="005c094e"/>
    </style:style>
    <style:style style:name="P100" style:family="paragraph" style:parent-style-name="Standard" style:list-style-name="WWNum7">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officeooo:paragraph-rsid="005c094e"/>
    </style:style>
    <style:style style:name="P101" style:family="paragraph" style:parent-style-name="Standard" style:list-style-name="WWNum8">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officeooo:paragraph-rsid="005c094e"/>
    </style:style>
    <style:style style:name="P102" style:family="paragraph" style:parent-style-name="Standard" style:list-style-name="WWNum9">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officeooo:paragraph-rsid="005c094e"/>
    </style:style>
    <style:style style:name="P103" style:family="paragraph" style:parent-style-name="Standard" style:list-style-name="WWNum10">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officeooo:paragraph-rsid="005c094e"/>
    </style:style>
    <style:style style:name="P104" style:family="paragraph" style:parent-style-name="Standard">
      <style:paragraph-properties fo:margin-left="0cm" fo:margin-right="0cm" fo:line-height="150%" fo:text-align="justify" style:justify-single-word="false" fo:text-indent="1.251cm" style:auto-text-indent="false">
        <style:tab-stops>
          <style:tab-stop style:position="1.905cm"/>
        </style:tab-stops>
      </style:paragraph-properties>
      <style:text-properties officeooo:paragraph-rsid="005c094e"/>
    </style:style>
    <style:style style:name="P105" style:family="paragraph" style:parent-style-name="Standard">
      <style:paragraph-properties fo:margin-left="0cm" fo:margin-right="0cm" fo:line-height="150%" fo:text-align="justify" style:justify-single-word="false" fo:orphans="0" fo:widows="0" fo:text-indent="1.251cm" style:auto-text-indent="false"/>
      <style:text-properties officeooo:paragraph-rsid="005c094e"/>
    </style:style>
    <style:style style:name="P106" style:family="paragraph" style:parent-style-name="Standard">
      <style:paragraph-properties fo:margin-left="0cm" fo:margin-right="0cm" fo:line-height="150%" fo:text-align="justify" style:justify-single-word="false" fo:text-indent="1.251cm" style:auto-text-indent="false">
        <style:tab-stops>
          <style:tab-stop style:position="1.588cm"/>
          <style:tab-stop style:position="2.54cm"/>
        </style:tab-stops>
      </style:paragraph-properties>
      <style:text-properties officeooo:paragraph-rsid="005c094e"/>
    </style:style>
    <style:style style:name="P107" style:family="paragraph" style:parent-style-name="Standard">
      <style:paragraph-properties fo:margin-left="0cm" fo:margin-right="0cm" fo:line-height="150%" fo:text-align="justify" style:justify-single-word="false" fo:text-indent="1.251cm" style:auto-text-indent="false"/>
      <style:text-properties officeooo:paragraph-rsid="005c094e"/>
    </style:style>
    <style:style style:name="P108" style:family="paragraph" style:parent-style-name="Standard">
      <style:paragraph-properties fo:margin-left="0cm" fo:margin-right="0cm" fo:line-height="150%" fo:text-align="justify" style:justify-single-word="false" fo:text-indent="1.251cm" style:auto-text-indent="false"/>
      <style:text-properties fo:language="ru" fo:country="RU" officeooo:paragraph-rsid="005c094e"/>
    </style:style>
    <style:style style:name="P109"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fo:color="#000000" style:font-name="Times New Roman" fo:font-size="14pt" officeooo:paragraph-rsid="0026146e" style:font-size-asian="14pt" style:font-size-complex="14pt"/>
    </style:style>
    <style:style style:name="P110"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fo:color="#000000" style:font-name="Times New Roman" fo:font-size="14pt" officeooo:paragraph-rsid="0026146e" style:font-size-asian="14pt" style:font-size-complex="14pt"/>
    </style:style>
    <style:style style:name="P111"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fo:color="#000000" style:font-name="Times New Roman" fo:font-size="14pt" officeooo:paragraph-rsid="0026146e" style:font-size-asian="14pt" style:font-size-complex="14pt"/>
    </style:style>
    <style:style style:name="P112"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113"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114"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115"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116"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117"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118"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officeooo:paragraph-rsid="0026146e" style:font-size-asian="14pt" style:font-name-complex="Times New Roman2" style:font-size-complex="14pt" style:font-style-complex="italic"/>
    </style:style>
    <style:style style:name="P119"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name-complex="Times New Roman2" style:font-size-complex="14pt" style:font-style-complex="italic"/>
    </style:style>
    <style:style style:name="P120"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name-complex="Times New Roman2" style:font-size-complex="14pt" style:font-style-complex="italic"/>
    </style:style>
    <style:style style:name="P121" style:family="paragraph" style:parent-style-name="Standard">
      <style:paragraph-properties fo:break-before="page"/>
      <style:text-properties officeooo:paragraph-rsid="005c094e"/>
    </style:style>
    <style:style style:name="P122" style:family="paragraph" style:parent-style-name="Standard">
      <style:paragraph-properties fo:margin-left="0cm" fo:margin-right="0cm" fo:line-height="150%" fo:text-align="justify" style:justify-single-word="false" fo:orphans="2" fo:widows="2" fo:text-indent="0cm" style:auto-text-indent="false" style:vertical-align="auto"/>
      <style:text-properties officeooo:paragraph-rsid="005c094e"/>
    </style:style>
    <style:style style:name="P123"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0pt" fo:language="ru" fo:country="RU" officeooo:paragraph-rsid="005c094e" style:font-size-asian="10pt" style:language-asian="ru" style:country-asian="RU" style:font-name-complex="Times New Roman2" style:font-size-complex="12pt" style:language-complex="ar" style:country-complex="SA"/>
    </style:style>
    <style:style style:name="P124" style:family="paragraph" style:parent-style-name="Text_20_body" style:list-style-name="L11">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paragraph-rsid="004981ad" style:letter-kerning="false" style:font-size-asian="14pt" style:font-style-asian="normal" style:font-weight-asian="normal" style:font-size-complex="14pt"/>
    </style:style>
    <style:style style:name="P125" style:family="paragraph" style:parent-style-name="Text_20_body" style:list-style-name="L2">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6" style:family="paragraph" style:parent-style-name="Text_20_body" style:list-style-name="L3">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7" style:family="paragraph" style:parent-style-name="Text_20_body" style:list-style-name="L4">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8" style:family="paragraph" style:parent-style-name="Text_20_body" style:list-style-name="L5">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9" style:family="paragraph" style:parent-style-name="Text_20_body" style:list-style-name="L6">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30" style:family="paragraph" style:parent-style-name="Text_20_body" style:list-style-name="L7">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31" style:family="paragraph" style:parent-style-name="Text_20_body" style:list-style-name="L8">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32" style:family="paragraph" style:parent-style-name="Text_20_body" style:list-style-name="L9">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33" style:family="paragraph" style:parent-style-name="Text_20_body" style:list-style-name="L10">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34" style:family="paragraph" style:parent-style-name="Text_20_body">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135" style:family="paragraph" style:parent-style-name="Text_20_body" style:list-style-name="L7">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136" style:family="paragraph" style:parent-style-name="Text_20_body" style:list-style-name="L7">
      <style:paragraph-properties fo:margin-left="0cm" fo:margin-right="0cm" fo:line-height="150%" fo:text-align="justify" style:justify-single-word="false" fo:text-indent="1.499cm" style:auto-text-indent="false"/>
      <style:text-properties officeooo:paragraph-rsid="004f8424"/>
    </style:style>
    <style:style style:name="P137" style:family="paragraph" style:parent-style-name="Text_20_body" style:list-style-name="L8">
      <style:paragraph-properties fo:margin-left="0cm" fo:margin-right="0cm" fo:line-height="150%" fo:text-align="justify" style:justify-single-word="false" fo:text-indent="1.499cm" style:auto-text-indent="false"/>
      <style:text-properties officeooo:paragraph-rsid="004f8424"/>
    </style:style>
    <style:style style:name="P138" style:family="paragraph" style:parent-style-name="Text_20_body" style:list-style-name="L12">
      <style:paragraph-properties fo:margin-top="0cm" fo:margin-bottom="0.212cm" style:contextual-spacing="false" fo:text-align="justify" style:justify-single-word="false"/>
      <style:text-properties fo:font-variant="normal" fo:text-transform="none" fo:color="#000000" style:font-name="Times New Roman" fo:font-size="14pt" fo:letter-spacing="normal" fo:font-style="normal" fo:font-weight="normal" officeooo:paragraph-rsid="004981ad" style:font-size-asian="14pt" style:font-size-complex="14pt"/>
    </style:style>
    <style:style style:name="P139"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fo:color="#000000" style:font-name="Times New Roman" fo:font-size="14pt" fo:language="ru" fo:country="RU" fo:font-style="normal"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140"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fo:font-style="normal" officeooo:paragraph-rsid="0026146e" style:font-size-asian="14pt" style:font-style-asian="normal" style:font-size-complex="14pt"/>
    </style:style>
    <style:style style:name="P141"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fo:font-style="normal" officeooo:paragraph-rsid="0026146e" style:font-size-asian="14pt" style:font-style-asian="normal" style:font-size-complex="14pt"/>
    </style:style>
    <style:style style:name="P142" style:family="paragraph" style:parent-style-name="Frame_20_contents">
      <style:paragraph-properties fo:text-align="center" style:justify-single-word="false"/>
    </style:style>
    <style:style style:name="P143" style:family="paragraph" style:parent-style-name="Frame_20_contents">
      <style:paragraph-properties fo:margin-left="0cm" fo:margin-right="0cm" fo:text-align="center" style:justify-single-word="false" fo:orphans="2" fo:widows="2" fo:text-indent="0cm" style:auto-text-indent="false" style:vertical-align="auto"/>
    </style:style>
    <style:style style:name="P144" style:family="paragraph" style:parent-style-name="Frame_20_contents">
      <style:paragraph-properties fo:margin-left="0cm" fo:margin-right="0cm" fo:text-align="justify" style:justify-single-word="false" fo:text-indent="0.635cm" style:auto-text-indent="false"/>
    </style:style>
    <style:style style:name="P145" style:family="paragraph" style:parent-style-name="Normal_20__28_Web_29_">
      <style:paragraph-properties fo:margin-left="0cm" fo:margin-right="0cm" fo:line-height="150%" fo:text-align="justify" style:justify-single-word="false" fo:text-indent="1.251cm" style:auto-text-indent="false">
        <style:tab-stops>
          <style:tab-stop style:position="8.25cm" style:type="center"/>
          <style:tab-stop style:position="13.723cm"/>
        </style:tab-stops>
      </style:paragraph-properties>
      <style:text-properties officeooo:paragraph-rsid="005c094e"/>
    </style:style>
    <style:style style:name="P146" style:family="paragraph" style:parent-style-name="Normal_20__28_Web_29_">
      <style:paragraph-properties fo:margin-left="0cm" fo:margin-right="0cm" fo:line-height="150%" fo:text-align="justify" style:justify-single-word="false" fo:text-indent="1.251cm" style:auto-text-indent="false"/>
      <style:text-properties officeooo:paragraph-rsid="005c094e"/>
    </style:style>
    <style:style style:name="P147" style:family="paragraph">
      <style:paragraph-properties fo:text-align="center"/>
    </style:style>
    <style:style style:name="T1" style:family="text">
      <style:text-properties fo:color="#000000" style:text-line-through-style="none" style:font-name="Times New Roman"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2" style:family="text">
      <style:text-properties fo:color="#000000" style:font-name="Times New Roman" fo:font-size="14pt" fo:font-weight="normal" style:font-size-asian="14pt" style:font-weight-asian="normal" style:font-size-complex="14pt" style:font-weight-complex="normal"/>
    </style:style>
    <style:style style:name="T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color="#000000" style:font-name="Times New Roman" fo:font-size="14pt" fo:font-style="normal" style:font-size-asian="14pt" style:font-style-asian="normal" style:font-size-complex="14pt" style:font-style-complex="normal"/>
    </style:style>
    <style:style style:name="T5" style:family="text">
      <style:text-properties fo:color="#000000" style:font-name="Times New Roman" fo:font-size="14pt" style:font-size-asian="14pt" style:font-size-complex="14pt"/>
    </style:style>
    <style:style style:name="T6" style:family="text">
      <style:text-properties fo:color="#000000" style:font-name="Times New Roman1" fo:font-size="14pt" fo:language="ru" fo:country="RU" style:font-size-asian="14pt" style:language-asian="ru" style:country-asian="RU"/>
    </style:style>
    <style:style style:name="T7" style:family="text">
      <style:text-properties fo:color="#000000" style:font-name="Times New Roman1" fo:font-size="14pt" fo:language="ru" fo:country="RU" style:font-size-asian="14pt" style:language-asian="ru" style:country-asian="RU" style:font-size-complex="14pt"/>
    </style:style>
    <style:style style:name="T8" style:family="text">
      <style:text-properties fo:color="#000000" style:font-name="Times New Roman1" fo:font-size="14pt" fo:language="ru" fo:country="RU" style:font-size-asian="14pt" style:language-asian="ru" style:country-asian="RU" style:font-size-complex="14pt" style:font-style-complex="italic"/>
    </style:style>
    <style:style style:name="T9" style:family="text">
      <style:text-properties fo:color="#000000" style:font-name="Times New Roman1" fo:font-size="14pt" fo:language="ru" fo:country="RU" style:font-size-asian="14pt" style:language-asian="ru" style:country-asian="RU" style:font-name-complex="Times New Roman2" style:font-size-complex="14pt" style:language-complex="ar" style:country-complex="SA"/>
    </style:style>
    <style:style style:name="T10" style:family="text">
      <style:text-properties fo:color="#000000" style:font-name="Times New Roman1"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T11" style:family="text">
      <style:text-properties fo:color="#000000" style:font-name="Times New Roman1" fo:font-size="14pt" fo:language="ru" fo:country="RU" fo:font-weight="bold" style:font-size-asian="14pt" style:language-asian="ru" style:country-asian="RU" style:font-weight-asian="bold" style:font-size-complex="14pt"/>
    </style:style>
    <style:style style:name="T12" style:family="text">
      <style:text-properties fo:color="#000000" style:font-name="Times New Roman1" fo:font-size="14pt" fo:language="ru" fo:country="RU" fo:font-style="italic" style:font-size-asian="14pt" style:language-asian="ru" style:country-asian="RU" style:font-style-asian="italic" style:font-size-complex="14pt" style:font-style-complex="italic"/>
    </style:style>
    <style:style style:name="T13" style:family="text">
      <style:text-properties fo:color="#000000" style:font-name="Times New Roman1" fo:font-size="10pt" fo:language="ru" fo:country="RU" style:font-size-asian="10pt" style:language-asian="ru" style:country-asian="RU" style:font-name-complex="Times New Roman2" style:font-size-complex="12pt" style:language-complex="ar" style:country-complex="SA"/>
    </style:style>
    <style:style style:name="T14" style:family="text">
      <style:text-properties style:text-position="super 58%" fo:language="ru" fo:country="RU" style:language-asian="ru" style:country-asian="RU" style:font-name-complex="Times New Roman2" style:language-complex="ar" style:country-complex="SA" style:font-style-complex="italic"/>
    </style:style>
    <style:style style:name="T15" style:family="text">
      <style:text-properties style:text-position="sub 58%" style:font-name-complex="Times New Roman2" style:font-style-complex="italic"/>
    </style:style>
    <style:style style:name="T16" style:family="text">
      <style:text-properties fo:background-color="#9900ff"/>
    </style:style>
    <style:style style:name="T17" style:family="text">
      <style:text-properties officeooo:rsid="003a110f" fo:background-color="#9900ff"/>
    </style:style>
    <style:style style:name="T18" style:family="text">
      <style:text-properties officeooo:rsid="004bcb09" fo:background-color="#9900ff"/>
    </style:style>
    <style:style style:name="T19" style:family="text">
      <style:text-properties officeooo:rsid="0033e648"/>
    </style:style>
    <style:style style:name="T20" style:family="text">
      <style:text-properties fo:font-variant="normal" fo:text-transform="none" style:font-name="Times New Roman" fo:letter-spacing="normal"/>
    </style:style>
    <style:style style:name="T21" style:family="text">
      <style:text-properties fo:font-variant="normal" fo:text-transform="none" style:font-name="Times New Roman" fo:letter-spacing="normal" fo:font-style="normal" fo:font-weight="normal" style:font-weight-asian="normal" style:font-weight-complex="normal"/>
    </style:style>
    <style:style style:name="T22" style:family="text">
      <style:text-properties fo:font-variant="normal" fo:text-transform="none" style:font-name="Times New Roman" fo:letter-spacing="normal" officeooo:rsid="0047b5a1"/>
    </style:style>
    <style:style style:name="T23" style:family="text">
      <style:text-properties fo:font-variant="normal" fo:text-transform="none" style:font-name="Times New Roman" fo:letter-spacing="normal" fo:font-weight="normal"/>
    </style:style>
    <style:style style:name="T24" style:family="text">
      <style:text-properties fo:font-variant="normal" fo:text-transform="none" style:text-line-through-style="none" style:font-name="Times New Roman" fo:letter-spacing="normal" fo:font-style="normal" style:text-underline-style="none" fo:font-weight="normal" style:text-blinking="false" style:font-weight-asian="normal" style:font-weight-complex="normal"/>
    </style:style>
    <style:style style:name="T25" style:family="text">
      <style:text-properties fo:font-variant="normal" fo:text-transform="none" fo:color="#000000" style:font-name="Times New Roman" fo:font-size="14pt" fo:letter-spacing="normal" fo:font-style="normal" fo:font-weight="normal" style:font-size-asian="14pt" style:font-size-complex="14pt"/>
    </style:style>
    <style:style style:name="T26" style:family="text">
      <style:text-properties fo:font-variant="normal" fo:text-transform="none" fo:color="#000000" style:font-name="Times New Roman" fo:font-size="14pt" fo:letter-spacing="normal" fo:font-style="normal" fo:font-weight="normal" fo:background-color="#ffff00" style:font-size-asian="14pt" style:font-size-complex="14pt"/>
    </style:style>
    <style:style style:name="T27" style:family="text">
      <style:text-properties style:text-underline-style="none" fo:font-weight="bold" style:font-weight-asian="bold" style:font-style-complex="italic"/>
    </style:style>
    <style:style style:name="T28" style:family="text">
      <style:text-properties style:text-underline-style="none" style:font-style-complex="italic"/>
    </style:style>
    <style:style style:name="T29" style:family="text">
      <style:text-properties style:font-name="Times New Roman" fo:font-style="normal" fo:font-weight="normal" style:font-style-asian="normal" style:font-weight-asian="normal" style:font-style-complex="normal" style:font-weight-complex="normal"/>
    </style:style>
    <style:style style:name="T30" style:family="text">
      <style:text-properties fo:font-weight="normal" style:font-weight-asian="normal" style:font-weight-complex="normal"/>
    </style:style>
    <style:style style:name="T31" style:family="text">
      <style:text-properties style:font-style-complex="italic"/>
    </style:style>
    <style:style style:name="T32" style:family="text">
      <style:text-properties officeooo:rsid="00311828" style:font-style-complex="italic"/>
    </style:style>
    <style:style style:name="T33" style:family="text">
      <style:text-properties fo:language="en" fo:country="US"/>
    </style:style>
    <style:style style:name="T34" style:family="text">
      <style:text-properties fo:language="en" fo:country="US" style:font-style-complex="italic"/>
    </style:style>
    <style:style style:name="T35" style:family="text">
      <style:text-properties fo:language="en" fo:country="US" style:font-name-complex="Times New Roman2" style:font-style-complex="italic"/>
    </style:style>
    <style:style style:name="T36" style:family="text">
      <style:text-properties fo:language="en" fo:country="US" fo:background-color="#ffffff"/>
    </style:style>
    <style:style style:name="T37" style:family="text">
      <style:text-properties fo:language="fr" fo:country="FR"/>
    </style:style>
    <style:style style:name="T38" style:family="text">
      <style:text-properties fo:language="fr" fo:country="FR" fo:background-color="#ffffff"/>
    </style:style>
    <style:style style:name="T39" style:family="text">
      <style:text-properties style:font-name-complex="Times New Roman2"/>
    </style:style>
    <style:style style:name="T40" style:family="text">
      <style:text-properties style:font-name-complex="Times New Roman2" style:font-style-complex="italic"/>
    </style:style>
    <style:style style:name="T41" style:family="text">
      <style:text-properties officeooo:rsid="002706b6" style:font-name-complex="Times New Roman2"/>
    </style:style>
    <style:style style:name="T42" style:family="text">
      <style:text-properties style:font-weight-complex="bold"/>
    </style:style>
    <style:style style:name="T43" style:family="text">
      <style:text-properties style:font-name-complex="Times New Roman CYR1"/>
    </style:style>
    <style:style style:name="T44" style:family="text">
      <style:text-properties fo:language="ru" fo:country="RU" fo:font-style="italic" style:letter-kerning="false" style:font-style-asian="italic"/>
    </style:style>
    <style:style style:name="T45" style:family="text">
      <style:text-properties fo:language="ru" fo:country="RU" fo:font-style="normal" style:letter-kerning="false" style:font-style-asian="normal"/>
    </style:style>
    <style:style style:name="T46" style:family="text">
      <style:text-properties fo:language="ru" fo:country="RU" fo:font-style="normal" fo:font-weight="normal" style:letter-kerning="false" style:font-style-asian="normal" style:font-weight-asian="normal"/>
    </style:style>
    <style:style style:name="T47" style:family="text">
      <style:text-properties fo:language="ru" fo:country="RU" fo:font-style="normal" style:text-underline-style="solid" style:text-underline-width="auto" style:text-underline-color="font-color" fo:font-weight="normal" style:letter-kerning="false" style:font-style-asian="normal" style:font-weight-asian="normal"/>
    </style:style>
    <style:style style:name="T48" style:family="text">
      <style:text-properties fo:language="ru" fo:country="RU" fo:font-style="normal" style:text-underline-style="none" fo:font-weight="normal" style:letter-kerning="false" style:font-style-asian="normal" style:font-weight-asian="normal"/>
    </style:style>
    <style:style style:name="T49" style:family="text">
      <style:text-properties fo:language="ru" fo:country="RU" fo:font-style="normal" style:text-underline-style="none" fo:font-weight="bold" style:letter-kerning="false" style:font-style-asian="normal" style:font-weight-asian="bold"/>
    </style:style>
    <style:style style:name="T50" style:family="text">
      <style:text-properties fo:language="ru" fo:country="RU" style:language-asian="ru" style:country-asian="RU" style:font-name-complex="Times New Roman2" style:language-complex="ar" style:country-complex="SA"/>
    </style:style>
    <style:style style:name="T51" style:family="text">
      <style:text-properties officeooo:rsid="004af086"/>
    </style:style>
    <style:style style:name="T52" style:family="text">
      <style:text-properties fo:background-color="#ffffff"/>
    </style:style>
    <style:style style:name="T53" style:family="text">
      <style:text-properties officeooo:rsid="004bcb09" fo:background-color="#ffffff"/>
    </style:style>
    <style:style style:name="T54" style:family="text">
      <style:text-properties officeooo:rsid="004bcb09"/>
    </style:style>
    <style:style style:name="T55" style:family="text">
      <style:text-properties officeooo:rsid="0014dd9c"/>
    </style:style>
    <style:style style:name="T56" style:family="text">
      <style:text-properties officeooo:rsid="00532275"/>
    </style:style>
    <style:style style:name="T57" style:family="text">
      <style:text-properties officeooo:rsid="00535195"/>
    </style:style>
    <style:style style:name="T58" style:family="text">
      <style:text-properties fo:background-color="#ffff00"/>
    </style:style>
    <style:style style:name="T59" style:family="text">
      <style:text-properties style:font-name="Times New Roman1"/>
    </style:style>
    <style:style style:name="T60" style:family="text">
      <style:text-properties style:font-name="Times New Roman1" fo:font-size="12pt" fo:language="ru" fo:country="RU" style:font-size-asian="12pt" style:language-asian="ru" style:country-asian="RU" style:font-name-complex="Times New Roman2" style:font-size-complex="12pt" style:language-complex="ar" style:country-complex="SA"/>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padding-left="0.254cm" fo:padding-right="0.254cm" fo:padding-top="0.127cm" fo:padding-bottom="0.127cm" fo:border="0.74pt solid #000000" style:writing-mode="lr-tb"/>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6cm" svg:stroke-color="#000000" draw:fill="none"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5cm" svg:stroke-color="#000000" draw:fill="none" draw:fill-color="#ffffff"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План</text:p>
      <text:p text:style-name="P11">Введение</text:p>
      <text:list xml:id="list6180413579970127218" text:style-name="L1">
        <text:list-item>
          <text:p text:style-name="P72">Теоретическая часть</text:p>
        </text:list-item>
      </text:list>
      <text:p text:style-name="P60">1.1 История развития Международных стандартов учета и финансовой отчетности</text:p>
      <text:p text:style-name="P60">1.2 Роль и назначение Международных стандартов финансовой отчетности.</text:p>
      <text:p text:style-name="P60">1.3 Структура Комитета по Международным стандартам финансовой отчётности</text:p>
      <text:p text:style-name="P60">1.4 Попечительский совет «Комитет по Международным стандартам финансовой отчетности»</text:p>
      <text:p text:style-name="P60">1.5 Совет по Международным стандартам финансовой отчетности</text:p>
      <text:p text:style-name="P60">1.6 Разработка Международных стандартов финансовой отчетности и интерпретаций</text:p>
      <text:p text:style-name="P60">1.7 Понятие Международных стандартов финансовой отчетности</text:p>
      <text:p text:style-name="P60">1.8 Сущность Международных стандартов финансовой отчетности</text:p>
      <text:list xml:id="list213222562017455" text:continue-numbering="true" text:style-name="L1">
        <text:list-item>
          <text:p text:style-name="P72">Аналитическая часть</text:p>
        </text:list-item>
      </text:list>
      <text:p text:style-name="P60">2.1 Подготовка финансовой отчетности в соответствии с Международными стандартами финансовой отчетности</text:p>
      <text:p text:style-name="P60">2.2 Принципы функционирования системы Международных стандартов финансовой отчетности и её элементы</text:p>
      <text:p text:style-name="P60">2.3 Основные отличия Российских и международных стандартов финансовой отчетности.</text:p>
      <text:p text:style-name="P60">2.4 Стандарты, определяющие учетную политику</text:p>
      <text:p text:style-name="P60"><text:soft-page-break/>2.5 Представление финансовой отчетности и ее состав</text:p>
      <text:p text:style-name="P60">2.6 Отражение доходов, расходов и финансового результата предприятия в Международных стандартах финансовой отчетности</text:p>
      <text:p text:style-name="P60">2.7 Исправление существенных ошибок в учете</text:p>
      <text:list xml:id="list213223235805358" text:continue-numbering="true" text:style-name="L1">
        <text:list-item>
          <text:p text:style-name="P72">Выводы</text:p>
        </text:list-item>
      </text:list>
      <text:p text:style-name="P60">3.1 Этапы реформирования бухгалтерского учета в соответствии с Международными стандартами финансовой отчетности</text:p>
      <text:p text:style-name="P60">3.2 Проблемы и недостатки процедуры перехода на МСФО</text:p>
      <text:p text:style-name="P8">Заключение</text:p>
      <text:p text:style-name="P8">Список используемой литературы</text:p>
      <text:p text:style-name="P8">Приложения</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10">Введение</text:p>
      <text:p text:style-name="P7"><text:bookmark text:name="_GoBack"/></text:p>
      <text:p text:style-name="P37">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text:soft-page-break/>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37">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p>
      <text:p text:style-name="P39"><text:span text:style-name="T43">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Поэтому, например, необходимость анализа и модификации отчётов дочерних компаний при </text:span><text:soft-page-break/><text:span text:style-name="T43">составлении консолидированной отчётности в таких масштабах требует значительных затрат и не может удовлетворять корпорации.</text:span></text:p>
      <text:p text:style-name="P37">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p>
      <text:p text:style-name="P37">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p>
      <text:p text:style-name="P37"/>
      <text:p text:style-name="P37"/>
      <text:p text:style-name="P44"><text:soft-page-break/><text:span text:style-name="T56">1 </text:span>Теоретическая часть</text:p>
      <text:p text:style-name="P37"/>
      <text:p text:style-name="P61">1.1 История развития Международных стандартов учета и финансовой отчетности</text:p>
      <text:p text:style-name="P25"><text:span text:style-name="T31">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34">XIII</text:span><text:span text:style-name="T31">-</text:span><text:span text:style-name="T34">XIV</text:span><text:span text:style-name="T31">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25"><text:span text:style-name="T31">Книга</text:span><text:span text:style-name="T34">, </text:span><text:span text:style-name="T31">которую</text:span><text:span text:style-name="T34"> </text:span><text:span text:style-name="T31">он</text:span><text:span text:style-name="T34"> </text:span><text:span text:style-name="T31">написал</text:span><text:span text:style-name="T34">, </text:span><text:span text:style-name="T31">называлась</text:span><text:span text:style-name="T34"> «Summa de Arithmetica, Geometrica, Pro-portioni et Proportionalita». </text:span><text:span text:style-name="T31">Она появилась в свет в Венеции в 1494 г., всего лишь два года спустя после того, как Колумб ступил на землю Америки. «</text:span><text:span text:style-name="T34">Summa</text:span><text:span text:style-name="T31">» была посвящена главным образом математике, но включала раздел о двойной бухгалтерии, который назывался «</text:span><text:span text:style-name="T34">Particularis</text:span><text:span text:style-name="T31"> </text:span><text:span text:style-name="T34">de</text:span><text:span text:style-name="T31"> </text:span><text:span text:style-name="T34">Computis</text:span><text:span text:style-name="T31"> </text:span><text:span text:style-name="T34">et</text:span><text:span text:style-name="T31"> </text:span><text:span text:style-name="T34">Scripturis</text:span><text:span text:style-name="T31">»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25"><text:span text:style-name="T31">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34">debere</text:span><text:span text:style-name="T31">, т.е. «должен». Термин «кредит» происходит от того же корня, что и </text:span><text:span text:style-name="T34">creed</text:span><text:span text:style-name="T31">, означающее «нечто, чему некто верит». Например, христианское утверждение о вере известно как </text:span><text:soft-page-break/><text:span text:style-name="T31">Вероучение Апостолов (</text:span><text:span text:style-name="T34">Apostles</text:span><text:span text:style-name="T31">' </text:span><text:span text:style-name="T34">Creed</text:span><text:span text:style-name="T31">). Этот термин также обозначает людей, дающих взаймы, – кредиторов, которые полагаются на веру должника.</text:span></text:p>
      <text:p text:style-name="P30">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30">За последние 25 лет роль транснациональных компаний (ТНК) претерпела серьезные изменения. Сейчас они занимают доминирующее 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p>
      <text:p text:style-name="P30">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text:soft-page-break/>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30">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25"><text:span text:style-name="T31">Принято сопоставлять национальные правила учета с теми, что действуют в США (</text:span><text:span text:style-name="T34">US</text:span><text:span text:style-name="T31"> </text:span><text:span text:style-name="T34">GAAP</text:span><text:span text:style-name="T31">). Но из этой привычки не следует делать вывод, что правила учета в США лучше во всех или хоть в каком-то отношении. Это, в частности, подтверждается скандалом с американской компанией </text:span><text:span text:style-name="T34">Enron</text:span><text:span text:style-name="T31">,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25"><text:span text:style-name="T31">Пока МСФО не будут одобрены американской Комиссией по ценным бумагам и биржам (</text:span><text:span text:style-name="T34">Security</text:span><text:span text:style-name="T31"> </text:span><text:span text:style-name="T34">Exchange</text:span><text:span text:style-name="T31"> </text:span><text:span text:style-name="T34">Commission</text:span><text:span text:style-name="T31">, </text:span><text:span text:style-name="T34">SEC</text:span><text:span text:style-name="T31">),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text:span><text:soft-page-break/><text:span text:style-name="T31">и Токио), достаточно, чтобы предоставляемый инвесторам финансовый отчет был подготовлен в соответствии с МСФО.</text:span></text:p>
      <text:p text:style-name="P25"><text:span text:style-name="T31">В большинстве развивающихся стран не созданы национальные стандарты учета. Поэтому они следуют предписаниям </text:span><text:span text:style-name="T34">GAAP</text:span><text:span text:style-name="T31">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25"><text:span text:style-name="T31">Когда </text:span><text:span text:style-name="T32">российское</text:span><text:span text:style-name="T31">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32">российские</text:span><text:span text:style-name="T31"> компании начали создавать и внедрять процедуры составления отчетности в соответствии с МСФО.</text:span></text:p>
      <text:p text:style-name="P30">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0"><text:soft-page-break/>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30">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30">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30">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0">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text:soft-page-break/>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30">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30">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30">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text:soft-page-break/>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38">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37"/>
      <text:p text:style-name="P63">1.2 Роль и назначение Международных стандартов финансовой отчетности.</text:p>
      <text:p text:style-name="P12">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12"><text:soft-page-break/>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12">В настоящее время ведется разработка стандартов по трем группам:</text:p>
      <text:p text:style-name="P12">● стандарты бухгалтерской отчетности;</text:p>
      <text:p text:style-name="P12">● стандарты, связанные с имуществом и обязательствами;</text:p>
      <text:p text:style-name="P12">● стандарты, связанные с финансовыми результатами.</text:p>
      <text:p text:style-name="P12">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отраслям, подотраслям, видам деятельности в соответствии с рекомендациями международных стандартов.</text:p>
      <text:p text:style-name="P12">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12">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12">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12">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text:soft-page-break/>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12">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периода; начисления; осторожности в оценке (консерватизма); постоянства существования.</text:p>
      <text:p text:style-name="P12">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12">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12">В связи с этим представляется необходимым обратить особое внимание на действующие в международной практике стандарты финансовой <text:soft-page-break/>отчетности для углубленного понимания процессов реформирования национальной системы бухгалтерского учета в России.</text:p>
      <text:p text:style-name="P12">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12">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12">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12">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text:soft-page-break/>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12">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12">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12">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12">В настоящее время наибольшую известность получил подход к ее решению: - конвергенция. Следует отметить, что цель на максимальное <text:soft-page-break/>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12">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12">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12">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12"><text:soft-page-break/>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26"><text:span text:style-name="T44">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45"> Это позволяет сопоставлять отчеты между фирмами, компаниями, предприятиями во всем мире, получать информацию для внешних пользователей.</text:span></text:p>
      <text:p text:style-name="P13">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13">В настоящее время существуют несколько форм использования странами Международных стандартов финансовой отчетности:</text:p>
      <text:p text:style-name="P13">● применение МСФО в качестве национальных стандартов (Кипр, Кувейт, Латвия, Мальта, Пакистан, Тринидад и Тобаго, Хорватия);</text:p>
      <text:p text:style-name="P13">●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13">●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13"><text:soft-page-break/>● национальные стандарты основаны на МСФО и обеспечивают дополнительные их разъяснения (Китай, Иран, Словению, Тунис, Филиппины);</text:p>
      <text:p text:style-name="P13">●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p>
      <text:p text:style-name="P13">● национальные стандарты основаны на МСФО, за исключением того, что каждый национальный стандарт включает в себя положение, сравнивающее национальный стандарт с МСФО (Австралия, Дания, Италия, Новая Зеландия, Швеция).</text:p>
      <text:p text:style-name="P13">Страны ЕС, чьи предприятия выпускают акции, котирующиеся на фондовом рынке, перешли на МСФО с 1 января 2005 г.</text:p>
      <text:p text:style-name="P13">В настоящее время международные стандарты используются в основном крупными российскими компаниями, предприятиями нефтегазового комплекса и банками. 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40">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text:soft-page-break/>достигнута сопоставимость данных финансовой отчетности российских и иностранных компаний.</text:p>
      <text:p text:style-name="P40"/>
      <text:p text:style-name="P40"/>
      <text:p text:style-name="P62">1.3 Структура Комитета по Международным стандартам финансовой отчётности</text:p>
      <text:p text:style-name="P57">Комитет по международным стандартам финансовой отчётности (КМСФО) – это независимая некоммерческая организация, созданная с целью достижения согласованности бухгалтерских принципов, используемых коммерческими предприятиями и другими организациями в процессе составления финансовой отчетности во всем мире.</text:p>
      <text:p text:style-name="P57">В дополнение к признанию профессиональными бухгалтерами, работа КМСФО получает всемирную поддержку бизнес сообществ, финансовых руководителей компаний, финансовых аналитиков, фондовых бирж, юристов, банкиров и агентств, регулирующих выпуск ценных бумаг.</text:p>
      <text:p text:style-name="P56"><text:span text:style-name="Strong_20_Emphasis"><text:span text:style-name="T2">Комитет по МСФО</text:span></text:span><text:span text:style-name="T2"> </text:span><text:span text:style-name="T5">(Board of the International Accounting Standards Committee (IASC)) был основан в 1973 г. как независимый орган частного сектора в результате соглашения профессиональных организаций 10 стран: Австралии, Канады, Франции, Германии, Японии, Мексики, Нидерландов, Великобритании, Ирландии и США.</text:span></text:p>
      <text:p text:style-name="P56"><text:span text:style-name="T5">С 1981 </text:span><text:span text:style-name="T4">года </text:span><text:span text:style-name="Emphasis"><text:span text:style-name="T4">Комитет по МСФО</text:span></text:span><text:span text:style-name="T4"> </text:span><text:span text:style-name="T5">был полностью автономным во внедрении международных стандартов финансовой отчетности и в вопросах обсуждения документов, касающихся международного учета.</text:span></text:p>
      <text:p text:style-name="P57">В 1984 г. Лондонская фондовая биржа рекомендовала всем иностранным корпорациям, желающим котировать свои ценные бумаги в Лондоне, придерживаться МСФО. В 1985 г. одна из крупнейших американских корпораций General Electrik составила отчетность за 1984 г. не только по американским, но и по международным стандартам. Сотрудничество КМСФО с Международной организацией комиссий по <text:soft-page-break/>ценным бумагам (International Organization of Securities Commissions, IOSCO) с 1987 г. привело к созданию совместных стратегических проектов. В результате в 1993 г. между КМСФО и МОКЦБ было подписано соглашение, в соответствии с которым, компании, желающие получить котировку на фондовой бирже, должны составлять отчетность в соответствии с международными стандартами учета.</text:p>
      <text:p text:style-name="P57">Так с 1983 по 2000 г. членами КМСФО являлись все члены Международной Федерации бухгалтеров (International Federation of Accountants (IFAC)). Число членов КМСФО постоянно увеличивается. В настоящее время в составе комитета более 100 профессиональных бухгалтерских организаций десятков стран.</text:p>
      <text:p text:style-name="P57">1989 - Создана Международная организация Комиссий по ценным бумагам (IOSCO).</text:p>
      <text:p text:style-name="P57">1993 - Начат проект IOSCO по продвижению МСФО на мировых фондовых биржах с целью обеспечения компаний возможностью привлечения капитала на многих биржах одновременно.</text:p>
      <text:p text:style-name="P57">1997 - Создан Постоянный комитет по интерпретациям МСФО (ПКИ).</text:p>
      <text:p text:style-name="P57">1998 - Закончена работа над основными стандартами.</text:p>
      <text:p text:style-name="P57">2000 - Комиссия по Ценным бумагам и Биржам США (SEC) проводит анализ основных стандартов и публикует обзор в феврале 2000. Этот анализ дал начало процессу конвергенции с Общепринятых Принципов Бухгалтерского Учета США ( US GAAP ) с Международными стандартами финансовой отчетности.</text:p>
      <text:p text:style-name="P57">В начале 1998 г. в составе Комитета насчитывалось 119 организаций - членов и 6 ассоциированных членов из 88 стран, включая восточноевропейские страны – Болгарию, Польшу, Румынию, Венгрию и др. Многие страны, не входящие в состав комитета используют международные стандарты бухгалтерского учета. По состоянию на конец 2000 года в состав <text:soft-page-break/>КМСФО входили все профессиональные бухгалтерские организации (более 140), которые являются членами Международной федерации бухгалтеров (МФБ).</text:p>
      <text:p text:style-name="P57">КМСФО завершил последний обзор своей стратегии и структуры в 1994 году. Однако, опыт, приобретенный во время работы над программой проекта «основных» стандартов Международной Организации Комиссий по Ценным Бумагам и Биржам (МОКЦББ) побудил правление КМСФО начать пересмотр структуры, операционных структур и соглашений о финансировании.</text:p>
      <text:p text:style-name="P57">В 1997 году правление КМСФО сформировало Рабочую группу, которой была поставлена цель пересмотреть структуру КМСФО. Рабочая группа решила. Что КМСФО нуждается в новой эффективной инфраструктуре, которая смогла бы свести вместе его опыт и текущую работу с опытом и работой разработчиков национальных стандартов.</text:p>
      <text:p text:style-name="P57">Исходные данные Рабочей группы по изменениям были впоследствии пересмотрены и окончательные рекомендации были представлены в Заключительном Отчете группы, названном «Рекомендации по приданию формы будущему КМСФО». Отчет был представлен Правлению КМСФО в ноябре 1999 года. Правление КМСФО приняло рекомендации Рабочей группы в декабре 1999 года и немедленно начало претворять их в жизнь.</text:p>
      <text:p text:style-name="P57">Согласно рекомендациям, КМСФО был реорганизован в отдельный орган, как фонд, и стал управляться Попечителями.</text:p>
      <text:p text:style-name="P57">В декабре 1999 года Правление назначило Комиссию по Назначениям, которая закончила свою работу к маю 2000 года. Единственной обязанностью Комиссии по Назначениям являлось назначение первоначальных попечителей согласно новой структуре. Попечители назначили членов Правления, ПКИ и Консультативного Совета по Стандартам. Кроме того, Попечители осуществляли контроль над результатами деятельности КМСФО, <text:soft-page-break/>обеспечивали финансирование КМСФО, утверждали бюджет КМСФО и отвечали за изменение устава КМСФО.</text:p>
      <text:p text:style-name="P57">В состав попечителей вошли 19 человек, представляющих различные регионы и профессии. Назначение попечителей производилось следующим образом – 6 человек представляли Северную Америку, 6 Попечителей – Европу, 4 Попечителя – страны Тихоокеанского региона и 3 – любой регион при условии сохранения географического баланса. МФБ предложило кандидатуры на пять из двенадцати должностей, и каждая национальная организация пользователей и составителей финансовой отчетности и образовательное учреждение предложит по одному кандидату. Остальные одиннадцать получили статус «свободных» Попечителей, так как их назначение не будет проводиться в ходе консультаций с организациями-членами КМСФО. Действующий состав Попечителей будет использовать те же самые процедуры при отборе кандидатов на замещение вакансий последующего состава Попечителей.</text:p>
      <text:p text:style-name="P56"><text:span text:style-name="Strong_20_Emphasis"><text:span text:style-name="T2">В апреле 2001 года структура Комитета была реформирована и создан Совет по Международным стандартам финансовой отчётности (IASB). IASB принял существовавшие IAS и продолжил работу, выпуская вновь создаваемые стандарты под названием IFRS.</text:span></text:span></text:p>
      <text:p text:style-name="P57">В соответствии с заявлением о Миссии МСФО, перед СМФО поставлены три основные цели:</text:p>
      <text:list xml:id="list6715734817978971285" text:style-name="L2">
        <text:list-item>
          <text:p text:style-name="P125">Формулировать и издавать в интересах общества единый комплект высококачественных, понятных и практически реализуемых всемирных стандартов финансовой отчетности, которые необходимо соблюдать при предоставлении финансовых отчетов;</text:p>
        </text:list-item>
        <text:list-item>
          <text:p text:style-name="P125">Способствовать принятию и соблюдению стандартов во всем мире;</text:p>
        </text:list-item>
        <text:list-item>
          <text:p text:style-name="P125"><text:soft-page-break/>Сотрудничать с национальными органами, отвечающими за разработку и внедрение стандартов финансовой отчетности для обеспечения максимального сближения стандартов финансовой отчетности во всем мире.</text:p>
        </text:list-item>
      </text:list>
      <text:p text:style-name="P57">В настоящее время структура Комитета выглядит следующим образом:</text:p>
      <text:list xml:id="list3769042741402179606" text:style-name="L3">
        <text:list-item>
          <text:p text:style-name="P126">Попечительский совет «Комитет по международным стандартам финансовой отчетности» (International Accounting Standards Committee Foundation);</text:p>
        </text:list-item>
        <text:list-item>
          <text:p text:style-name="P126">Правление КМСФО (International Financial Standards Board);</text:p>
        </text:list-item>
        <text:list-item>
          <text:p text:style-name="P126">Персонал;</text:p>
        </text:list-item>
        <text:list-item>
          <text:p text:style-name="P126">Консультативный Совет по стандартам (Standards Advisory Council);</text:p>
        </text:list-item>
        <text:list-item>
          <text:p text:style-name="P126">Комитет по интерпретациям МСФО (International Financial Reporting Interpretations Committee).</text:p>
        </text:list-item>
      </text:list>
      <text:p text:style-name="P56"><text:span text:style-name="T2">Управляющим органом СМСФО является </text:span><text:span text:style-name="Strong_20_Emphasis"><text:span text:style-name="T2">институт попечителей МСФО</text:span></text:span><text:span text:style-name="T2">.</text:span></text:p>
      <text:p text:style-name="P134"/>
      <text:p text:style-name="P62">1.4 Попечительский совет «Комитет по Международным стандартам финансовой отчетности»</text:p>
      <text:p text:style-name="P57">Попечительский совет – это некоммерческая организация, которая была зарегистрирована по законам американского штата Делавэр 6 февраля 2001 г. Попечительский совет является правопреемником прежнего Комитета по международным стандартам, отвечавшим за разработку МСФО до реформирования структуры Комитета в 1997-2000 гг.</text:p>
      <text:p text:style-name="P57">Учредителями Попечительского совета являются 19 доверенных лиц (Trustees), имеющих богатый опыт работы в различных сферах деятельности и обладающих необходимыми знаниями для разработки высококачественных <text:soft-page-break/>стандартов финансовой отчетности для их использования на международных рынках капитала.</text:p>
      <text:p text:style-name="P57">Попечители (или доверительные управляющие) назначают членов СМСФО, Постоянного Комитета по интерпретациям (КИМФО – IFRIC) и Консультативного совета по стандартам (КСС – SAC). Попечители также контролируют эффективность работы СМСФО, изыскивают финансирование, утверждают бюджет СМСФО и вносят изменения в устав.</text:p>
      <text:p text:style-name="P58">Основные цели совета это:</text:p>
      <text:list xml:id="list8542913003659008932" text:style-name="L4">
        <text:list-item>
          <text:p text:style-name="P127">формулировать и публиковать, исходя из общественных интересов, высококачественные, понятные и осуществимые глобальные стандарты финансовой отчётности, предусматривающие представление высококачественной, прозрачной и сравнимой информации в финансовой отчетности для того, чтобы пользователи финансовой отчетности могли принимать экономические решения;</text:p>
        </text:list-item>
        <text:list-item>
          <text:p text:style-name="P127">проводить работу по более широкому использованию и точному применению стандартов;</text:p>
        </text:list-item>
        <text:list-item>
          <text:p text:style-name="P127">способствовать сближению МСФО и национальных стандартов финансовой отчетности.</text:p>
        </text:list-item>
      </text:list>
      <text:p text:style-name="P58">Попечительский совет выполняет следующие функции:</text:p>
      <text:list xml:id="list4237663284823742146" text:style-name="L5">
        <text:list-item>
          <text:p text:style-name="P128">назначение членов Правления КМСФО, Консультативного Совета по стандартам, Комитета по интерпретациям МСФО;</text:p>
        </text:list-item>
        <text:list-item>
          <text:p text:style-name="P128">ежегодный анализ эффективности стратегии Правления КМСФО;</text:p>
        </text:list-item>
        <text:list-item>
          <text:p text:style-name="P128">одобрение бюджета Правления;</text:p>
        </text:list-item>
        <text:list-item>
          <text:p text:style-name="P128">рассмотрение стратегических вопросов, затрагивающих международные стандарты финансовой отчетности, повсеместное продвижение целей КМСФО;</text:p>
        </text:list-item>
        <text:list-item>
          <text:p text:style-name="P128"><text:soft-page-break/>утверждение оперативных процедур Правления КМСФО, Консультативного Совета по стандартам, Комитета по интерпретациям МСФО;</text:p>
        </text:list-item>
        <text:list-item>
          <text:p text:style-name="P128">утверждение поправок к Конституции в соответствии с установленными процедурами. Следует отметить, что Попечительский совет не занимается вопросами разработки международных стандартов, это является исключительной прерогативой Правления КМСФО.</text:p>
        </text:list-item>
      </text:list>
      <text:p text:style-name="P57">В настоящее время Председателем Попечительского совета является Пол Волкер, в прошлом Председатель Федеральной резервной системы США (1979-1987 гг.). В состав Доверенных лиц входят представители следующих регионов: 6 представителей из Северной Америки, 6 – из Европы, 4 – из Тихоокеанского региона и 3 – из других регионов.</text:p>
      <text:p text:style-name="P62">1.5 Совет по Международным стандартам финансовой отчетности</text:p>
      <text:p text:style-name="P57">(Правление или International Accounting Standards Board) – это основной орган в структуре МСФО, который несет ответственность за принятие международных стандартов. В состав Совета входят лица, подготавливающие и использующие финансовую отчетность, аудиторы и научные работники, всего 14 членов, 12 из которых работают на постоянной основе. Члены СМСФО назначаются попечителями на срок от 3 до 5 лет. Несколько членов Совета непосредственно отвечают за координацию работы с органами, устанавливающими национальные стандарты финансовой отчетности. Повседневная работа Совета осуществляется с участием разнообразного технического и административного персонала. СМСФО занимается подготовкой и изданием МСФО, подготовку и публикацию Проектов стандартов, установление порядка рассмотрения комментариев, полученных по опубликованным для обсуждения Проектам стандартов, публикацию основ для выработки заключений.</text:p>
      <text:p text:style-name="P57"><text:soft-page-break/>Представители Правления должны отвечать жестким критериям, таким как высокий уровень знаний и практического опыта в сфере бухгалтерского учета, приверженность целям КМСФО и общественным целям, знание общеэкономической конъюнктуры и т.п. Минимум 5 членов должны обладать профессиональным опытом в сфере аудита, минимум 3 – опытом подготовки финансовой отчетности, минимум 3 должны являться опытными пользователями финансовой отчетности и минимум один член должен иметь академический опыт.</text:p>
      <text:p text:style-name="P58">Правление выполняет следующие основные функции:</text:p>
      <text:list xml:id="list6609868230104088433" text:style-name="L6">
        <text:list-item>
          <text:p text:style-name="P129">Разработка международных стандартов финансовой отчетности, Проектов МСФО, утверждение Интерпретаций, разработанных Комитетом по интерпретациям МСФО;</text:p>
        </text:list-item>
        <text:list-item>
          <text:p text:style-name="P129">Публикация всех Проектов МСФО, Проектов изложения принципов и прочих документов для публичного осуждения;</text:p>
        </text:list-item>
        <text:list-item>
          <text:p text:style-name="P129">Решение всех технических вопросов, включая их совместное обсуждение с национальными организациями по разработке стандартов;</text:p>
        </text:list-item>
        <text:list-item>
          <text:p text:style-name="P129">Разработке процедур по анализу комментариев по вопросам, вынесенным на публичное обсуждение;</text:p>
        </text:list-item>
        <text:list-item>
          <text:p text:style-name="P129">Создание групп специалистов для технических консультаций по крупным проектам;</text:p>
        </text:list-item>
        <text:list-item>
          <text:p text:style-name="P129">Совместная работа с Консультативным Советом по стандартам по основным проектам.</text:p>
        </text:list-item>
      </text:list>
      <text:p text:style-name="P57">Технический персонал <text:span text:style-name="T55">СМСФО</text:span> поддерживает Правление, Консультационный совет по стандартам и ПКИ. Изначально количество высококвалифицированного технического персонала не должно было превышать 15 человек.</text:p>
      <text:p text:style-name="P57"><text:soft-page-break/>При осуществлении проекта Совет часто формирует специальную консультативную группу для выработки рекомендаций по проекту. Также персонал СМСФО подготавливает предлагаемый новый документ.</text:p>
      <text:p text:style-name="P57">Операционные функции возглавляются техническим директором, который назначается председателем Правления после консультации с Попечителями. Технический директор не является членом правления, но может участвовать в обсуждениях на заседаниях Правления.</text:p>
      <text:p text:style-name="P57">Коммерческий директор руководит персоналом. Занимающимся публикациями, авторскими правами, обменом информацией, вопросами финансирования, административными и финансовыми вопросами. Назначения на должность Коммерческого директора также осуществляет Председатель правления, в соответствии с рекомендациями Попечителей.</text:p>
      <text:p text:style-name="P56"><text:span text:style-name="Strong_20_Emphasis"><text:span text:style-name="T2">Консультативный Совет по стандартам</text:span></text:span><text:span text:style-name="T5"> представляет собой форум для организаций и лиц, желающих участвовать в обсуждении методических и иных вопросов, касающихся применения и формулировки стандартов, - а также в выработке рекомендаций Совету и Попечителям по вопросам повестки дня и приоритетам.</text:span></text:p>
      <text:p text:style-name="P57">Совет состоит приблизительно из 45 членов, избираемых на 3 года, и включает специалистов с различным опытом и представляющих различные географические регионы. Совет проводит встречи с Правлением КМСФО минимум три раза в год. Совет может вносить в повестку работы Правления актуальные проекты, а также проводить совместные консультации по текущим проектам КМСФО.</text:p>
      <text:p text:style-name="P56"><text:span text:style-name="Strong_20_Emphasis"><text:span text:style-name="T2">Комитет по интерпретациям МСФО</text:span></text:span><text:span text:style-name="T5"> был создан в апреле 1997 года для предоставления концептуально выверенных и практически реализуемых интерпретаций МСФО в отношении возникающих вопросов в финансовой отчетности, которые специально не рассматриваются в МСФО, а также в случаях, когда возникли или могут возникнуть неудовлетворительные или противоречивые интерпретации в отсутствие официальных разъяснений, а </text:span><text:soft-page-break/><text:span text:style-name="T5">также для интерпретации спорных вопросов, связанных с формированием финансовой отчетности.</text:span></text:p>
      <text:p text:style-name="P57">Целью КИМФО (до реорганизации 2001 года – Постоянный комитет по интерпретациям (ПКИ)) заключается в обеспечении применения стандартов и повышении сопоставимости финансовой отчетности, подготовленной по МСФО, посредством разъяснения трудных вопросов бухгалтерского учета и отчетности. В состав КИМФО входят аудиторы, лица, подготавливающие и использующие финансовую отчетность. КИМФО может выпускать проекты интерпретаций для обсуждения. Однако окончательные тексты интерпретаций утверждает СМСФО, после чего интерпретации становятся частью нормативной базы МСФО, и имеют такую же силу, как и МСФО.</text:p>
      <text:p text:style-name="P57">КИМФО применяет подход, описанный в МСФО 1 «Представление финансовой отчетности», а именно проводит аналогии с требованиями и руководством МСФО, затрагивающих аналогичные или связанные проблемы, использует критерии определения, признания и оценки активов, обязательств, доходов и расходов, установленные в Принципах подготовки и составления финансовой отчетности, учитывает решения других органов, устанавливающих стандарты, и принятую в мире отраслевую практику.</text:p>
      <text:p text:style-name="P57">Интерпретации КИМФО обозначаются как IFRIC-1, IFRIC-2, и т.д. (, а до 2001 года – SIC-1, SIC-2 и т.д. Интерпретации вступают в силу непосредственно сразу после утверждения и публикации, если не предусмотрено иное.</text:p>
      <text:p text:style-name="P57">В задачи Комитета входит рассмотрение вопросов бухгалтерского учёта, которые не получили отражения в существующих стандартах или могут иметь неоднозначное толкование. Работа Комитета осуществляется в тесном взаимодействии с аналогичными национальными комитетами. Комитет занимается неудовлетворительной практикой учёта в рамках международных стандартов и возникновением новых обстоятельств, не <text:soft-page-break/>учтённых при разработке существующих стандартов. Интерпретации утверждаются Правлением КМСФО. Постоянный Комитет по интерпретациям состоит из 12 голосующих членов, избираемых на 3 года. Представители Европейской комиссии и Международной организации комиссий по ценным бумагам являются наблюдателями Комитета без права голоса.</text:p>
      <text:p text:style-name="P57">В соответствии с функциями каждого подразделения СМСФО его новую структуру можно представить следующим образом (см. схему).</text:p>
      <text:p text:style-name="P57">КМСФО сотрудничает с различными организациями, также занимающимися разработкой стандартов (например, с Советом по стандартам бухгалтерского учета США, с Институтом присяжных бухгалтеров Канады, с Межправительственной рабочей группой экспертов ООН по Международным стандартам бухгалтерского учета и отчетности и др.). В его работе принимают участие такие международные профессиональные организации, как Всемирный Банк, ЕС, IOSCO, ОЭСР, Международная торговая палата и др. Растет число предприятий, составляющих свою отчетность в соответствии с МСФО (например, в 1998 г. отчетность в соответствии с МСФО представили 210 компаний стран ЕС, в 2000 г. МСФО применяли уже 275 компаний стран ЕС).</text:p>
      <text:p text:style-name="P57">Работа КМСФО финансируется профессиональными бухгалтерскими организациями, транснациональными компаниями, финансовыми институтами, аудиторскими компаниями и другими организациями. КМСФО также получает прибыль от продажи собственных разработок и публикаций. Работа КМСФО финансируется за счёт взносов профессиональных объединений бухгалтеров, различных компаний, финансовых организаций, а также за счёт прибыли от публикаций стандартов. В 2002 г. бюджет КМСФО составил около 15 млн. долларов.</text:p>
      <text:p text:style-name="P57">КМСФО стремиться сделать управляющую информацию стандартов более понятной, учитывая, что многие предприятия развивающихся стран <text:soft-page-break/>также начали использовать международные стандарты для подготовки достоверной информации финансовой отчетности. В последнее время разработка интерпретаций объявлена одним из приоритетных направлений в деятельности КМСФО, в свете чего в 1996 г. был образован Постоянный комитет по интерпретациям (Standing Interpretations Committee, SIC).</text:p>
      <text:p text:style-name="P57">В настоящее время стандартизацией учета, помимо КМСФО, занимается также Межправительственная рабочая группа экспертов по международным стандартам в области учета и отчетности при ООН и рабочая группа по учетным стандартам Организации экономического сотрудничества и развития. Однако общепризнанно, что ведущая роль в этом процессе принадлежит КМСФО.</text:p>
      <text:p text:style-name="P62">1.6 Разработка Международных стандартов финансовой отчетности и интерпретаций</text:p>
      <text:p text:style-name="P57">Комитет по международным стандартам бухгалтерского учета является независимой организацией, главной целью создания которой является достижение единообразия учетных принципов, которыми пользуются предприятия и организации во всем мире для составления финансовой отчетности.</text:p>
      <text:p text:style-name="P57">Процедура издания стандарта КМСФО может выглядеть следующим образом.</text:p>
      <text:list xml:id="list2212336277654298518" text:style-name="L7">
        <text:list-item>
          <text:p text:style-name="P136"><text:span text:style-name="Strong_20_Emphasis"><text:span text:style-name="T2">Решение о программе</text:span></text:span></text:p>
        </text:list-item>
        <text:list-item>
          <text:p text:style-name="P136"><text:span text:style-name="Strong_20_Emphasis"><text:span text:style-name="T2">Назначение правлением подготовительного комитета</text:span></text:span></text:p>
        </text:list-item>
        <text:list-item>
          <text:p text:style-name="P136"><text:span text:style-name="Strong_20_Emphasis"><text:span text:style-name="T2">Планирование основных моментов</text:span></text:span></text:p>
          <text:list>
            <text:list-item>
              <text:p text:style-name="P135">Определяет сферу действия проекта</text:p>
            </text:list-item>
            <text:list-item>
              <text:p text:style-name="P135">Подготовительный комитет подготавливает, правление - утверждает</text:p>
            </text:list-item>
          </text:list>
        </text:list-item>
        <text:list-item>
          <text:p text:style-name="P136"><text:span text:style-name="Strong_20_Emphasis"><text:span text:style-name="T2">Проектная формулировка принципов</text:span></text:span></text:p>
          <text:list>
            <text:list-item>
              <text:p text:style-name="P130">Выпускается подготовительным комитетом для сбора комментариев</text:p>
            </text:list-item>
          </text:list>
        </text:list-item>
        <text:list-item>
          <text:p text:style-name="P136"><text:soft-page-break/><text:span text:style-name="Strong_20_Emphasis"><text:span text:style-name="T2">Окончательная формулировка принципов</text:span></text:span></text:p>
          <text:list>
            <text:list-item>
              <text:p text:style-name="P135">Составляется подготовительным комитетом</text:p>
            </text:list-item>
            <text:list-item>
              <text:p text:style-name="P135">Утверждается правлением (простым большинством голосов)</text:p>
            </text:list-item>
          </text:list>
        </text:list-item>
        <text:list-item>
          <text:p text:style-name="P136"><text:span text:style-name="Strong_20_Emphasis"><text:span text:style-name="T2">Предварительный вариант Стандарта</text:span></text:span></text:p>
          <text:list>
            <text:list-item>
              <text:p text:style-name="P130">Составляется подготовительным комитетом</text:p>
            </text:list-item>
            <text:list-item>
              <text:p text:style-name="P130">Утверждается правлением (две трети голосов)</text:p>
            </text:list-item>
            <text:list-item>
              <text:p text:style-name="P130">Публикуется для комментариев общественности</text:p>
            </text:list-item>
          </text:list>
        </text:list-item>
      </text:list>
      <text:p text:style-name="P57">В некоторых проектах правление сразу переходит к предварительному варианту стандарта без предшествующего опубликования проектной формулировки принципов. Если в результате комментариев общественности производятся значительные изменения предварительного варианта стандарта, пересмотренный предварительный вариант стандарта публикуется снова перед выпуском финального варианта МСФО.</text:p>
      <text:list xml:id="list901551766718578383" text:style-name="L8">
        <text:list-item>
          <text:p text:style-name="P137"><text:span text:style-name="Strong_20_Emphasis"><text:span text:style-name="T2">Окончательный международный стандарт финансовой отчетности</text:span></text:span></text:p>
          <text:list>
            <text:list-item>
              <text:p text:style-name="P131">Утверждается правлением (три четверти голосов)</text:p>
            </text:list-item>
          </text:list>
        </text:list-item>
      </text:list>
      <text:p text:style-name="P59">Этапы разработки МСФО</text:p>
      <text:p text:style-name="P57">Традиционный процесс разработки международных стандартов бухгалтерского учета включает следующие этапы:</text:p>
      <text:p text:style-name="P56"><text:span text:style-name="Strong_20_Emphasis"><text:span text:style-name="T2">I этап: формирование Редакционной комиссии</text:span></text:span><text:span text:style-name="T2">.</text:span><text:span text:style-name="T5"> Ее возглавляет уполномоченный представитель Правления. Она обычно включает представителей бухгалтерской профессии не менее чем из трех различных стран, но может включать представителей других организаций, состоящих в Правлении или Консультативной группе, а также экспертов в определенных областях;</text:span></text:p>
      <text:p text:style-name="P56"><text:span text:style-name="Strong_20_Emphasis"><text:span text:style-name="T2">II этап: разработка проекта Международного стандарта.</text:span></text:span><text:span text:style-name="T5"> Редакционная комиссия рассматривает возникающие вопросы подготовки и представления </text:span><text:soft-page-break/><text:span text:style-name="T5">финансовых отчетов, а также обсуждает план работы КМСФО над этими вопросами. Она изучает требования к бухгалтерскому учету и учетную практику на национальном и региональном уровнях, включая различные бухгалтерские системы в различных экономических условиях. В результате обсуждения указанных вопросов, Редакционная комиссия представляет на рассмотрение Правления «Общий план разработки проекта международного стандарта финансовой отчетности»;</text:span></text:p>
      <text:p text:style-name="P56"><text:span text:style-name="Strong_20_Emphasis"><text:span text:style-name="T2">III этап: подготовка рабочего проекта положений стандарта.</text:span></text:span><text:span text:style-name="Strong_20_Emphasis"><text:span text:style-name="T5"> </text:span></text:span><text:span text:style-name="T5">Редакционная комиссия готовит «Рабочий проект положений». Его целью является установление тех принципов, которые будут использованы при подготовке «Проекта международного стандарта финансовой отчетности». Он также содержит описание рассмотренных альтернативных решений и причины, по которым рекомендуется их принятие или отклонение. Все заинтересованные стороны могут вносить свои предложения и замечания на стадии рассмотрения проекта, которая обычно длится четыре месяца;</text:span></text:p>
      <text:p text:style-name="P56"><text:span text:style-name="Strong_20_Emphasis"><text:span text:style-name="T2">IV этап: утверждение Правлением рабочего проекта положений стандарта.</text:span></text:span><text:span text:style-name="Strong_20_Emphasis"><text:span text:style-name="T5"> </text:span></text:span><text:span text:style-name="T5">Редакционная комиссия просматривает перечень замечаний по «Рабочему проекту положений» и согласовывает окончательный вариант, после чего данный проект представляется на утверждение Правления и используется в качестве базы для подготовки «Проекта международного стандарта финансовой отчетности». Окончательный вариант «Рабочего проекта положений» не публикуется, однако может быть представлен по требованию общественности;</text:span></text:p>
      <text:p text:style-name="P56"><text:span text:style-name="Strong_20_Emphasis"><text:span text:style-name="T2">V этап: составление плана разработки международного стандарта.</text:span></text:span><text:span text:style-name="T5"> Редакционная комиссия разрабатывает план «Проекта международного стандарта финансовой отчетности», который впоследствии рассматривается и публикуется в случае его принятия. Все заинтересованные стороны могут вносить свои предложения и замечания на стадии рассмотрения проекта, которая обычно длится от одного месяца до полугода;</text:span></text:p>
      <text:p text:style-name="P56"><text:soft-page-break/><text:span text:style-name="Strong_20_Emphasis"><text:span text:style-name="T2">VI этап: подготовка проекта международного стандарта.</text:span></text:span><text:span text:style-name="T5"> Редакционная комиссия рассматривает все предложения и замечания и готовит «Проект международного стандарта финансовой отчетности» на рассмотрение Правления. После утверждения проекта, для чего необходимо не менее 2/3 голосов членов Правления, публикуется новый стандарт бухгалтерского учета.</text:span></text:p>
      <text:p text:style-name="P57">В ходе этого процесса Правление может решить, что рассматриваемый вопрос требует дополнительной консультации или составления перечня обсуждаемых вопросов для получения различных комментариев. При этом может появиться необходимость подготовить не один, а несколько вариантов «Проекта международного стандарта бухгалтерского учета».</text:p>
      <text:p text:style-name="P57">Правление может также принимать решение о создании Редакционной комиссии для рассмотрения вопроса о целесообразности корректировки уже существующих стандартов с учетом изменений, которые произошли с момента их принятия. В случае пересмотра существующего стандарта бухгалтерского учета, Правление поручает Редакционной комиссии подготовить «Проект международного стандарта бухгалтерского учета» без предварительного опубликования «Рабочего проекта положений».</text:p>
      <text:p text:style-name="P56"><text:span text:style-name="Strong_20_Emphasis"><text:span text:style-name="T2">Рабочая программа Комитета ставит две цели:</text:span></text:span></text:p>
      <text:list xml:id="list649247587850243221" text:style-name="L9">
        <text:list-item>
          <text:p text:style-name="P132">Во-первых, дальнейшее развитие международных стандартов учета на базе, уже существующей, системы стандартов.</text:p>
        </text:list-item>
        <text:list-item>
          <text:p text:style-name="P132">Во-вторых, содействие процессу унификации бухгалтерского учета путем сокращения количества альтернативных бухгалтерских подходов, разрешенных международными стандартами бухгалтерского учета.</text:p>
        </text:list-item>
      </text:list>
      <text:p text:style-name="P56"><text:span text:style-name="Strong_20_Emphasis"><text:span text:style-name="T2">Предложения о выпуске ПКИ</text:span></text:span><text:span text:style-name="T5"> могут выдвигаться любым лицом или организацией на рассмотрение ПКИ. Однако в этом случае необходимо учесть следующие условия:</text:span></text:p>
      <text:list xml:id="list3855873815004110620" text:style-name="L10">
        <text:list-item>
          <text:p text:style-name="P133"><text:soft-page-break/>предложение должно затрагивать интерпретацию существующего стандарта в контексте концепции КМСФО (т.е. «параллельное» создание стандартов или вмешательство в работу протекающих проектов по созданию стандартов не входит в компетенцию ПКИ);</text:p>
        </text:list-item>
        <text:list-item>
          <text:p text:style-name="P133">предложение должно иметь практическую значимость (т.е. предпочтение отдается вопросам, являющимся важными для практики чета многих компаний, обычно повсеместно в разных странах и отраслях промышленности, вопросы чисто теоретического характера не рассматриваются);</text:p>
        </text:list-item>
        <text:list-item>
          <text:p text:style-name="P133">предложение должно относится к специфическому набору условий (т.е. очень широкие или политически спорные вопросы по которым не существует руководств будут переданным Правлению, например, измерение справедливой компенсации);</text:p>
        </text:list-item>
        <text:list-item>
          <text:p text:style-name="P133">значительно расходящиеся интерпретации предложения образуются или уже существуют в практике компаний (т.е. были замечены расхождения или даже злоупотребления).</text:p>
        </text:list-item>
      </text:list>
      <text:p text:style-name="P57">В случае, если не более, чем три члена ПКИ проголосовало против интерпретации, то ПКИ запрашивает разрешение правления к публикации ПКИ, причем как и в случае с международными стандартами финансовой отчетности, необходимы голоса трех четвертей правления в пользу ПКИ.</text:p>
      <text:p text:style-name="P57">Предварительные интерпретации должны быть опубликованы для получения комментариев широкой общественности. Окончательный вариант интерпретаций публикуется только после утверждения правлением.</text:p>
      <text:p text:style-name="P57">В соответствии с регламентом работы КМСФО персоналу КМСФО не разрешается предоставлять консультации, разъясняющие смысл международных стандартов финансовой отчетности.</text:p>
      <text:p text:style-name="P55"/>
      <text:p text:style-name="P65">1.7 Понятие Международных стандартов финансовой отчетности</text:p>
      <text:p text:style-name="P21"/>
      <text:p text:style-name="P21">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22">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22">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22">Система международных стандартов финансовой отчетности включает совокупность следующих элементов: </text:p>
      <text:p text:style-name="P22">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27"><text:span text:style-name="T50">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text:span><text:soft-page-break/><text:span text:style-name="T50">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22">К компонентам финансовой отчетности в соответствии с МСФО помимо вышеуказанных форм относятся приложения: учетная политика и примечания. </text:p>
      <text:p text:style-name="P22">Основу подготовки финансовой отчетности составляют два основополагающих допущения - метод начисления и непрерывность деятельности.</text:p>
      <text:p text:style-name="P22">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22">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22">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24"><text:soft-page-break/>-<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24">-<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24">-<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24">-<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22">На практике часто необходим компромисс между качественными характеристиками. </text:p>
      <text:p text:style-name="P22">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22">Стандарты разрабатываются по следующей процедуре:</text:p>
      <text:list xml:id="list4608060196436154981" text:style-name="WWNum4">
        <text:list-item>
          <text:p text:style-name="P85">постановка проблемы Советом по МСФО в первоначальном документе и назначение подготовительного комитета;</text:p>
        </text:list-item>
        <text:list-item>
          <text:p text:style-name="P85">подготовка схемы вопроса подготовительным комитетом после изучения национальной и региональной практики;</text:p>
        </text:list-item>
        <text:list-item>
          <text:p text:style-name="P85"><text:soft-page-break/>подготовка дискуссионного документа или замечаний Совета по МСФО по схеме вопроса;</text:p>
        </text:list-item>
        <text:list-item>
          <text:p text:style-name="P85">разработка проекта основных принципов;</text:p>
        </text:list-item>
        <text:list-item>
          <text:p text:style-name="P85">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85">подготовка проекта МСФО на основе предварительного проекта и результатов обсуждения;</text:p>
        </text:list-item>
        <text:list-item>
          <text:p text:style-name="P85">утверждение Советом по МСФО и публикация МСФО.</text:p>
        </text:list-item>
      </text:list>
      <text:p text:style-name="P22">Каждый стандарт строится по установленной схеме, которая включает:</text:p>
      <text:list xml:id="list213224055119358" text:continue-numbering="true" text:style-name="WWNum4">
        <text:list-item>
          <text:list>
            <text:list-item>
              <text:p text:style-name="P85">цели - основные задачи и ключевые положения стандарта;</text:p>
            </text:list-item>
            <text:list-item>
              <text:p text:style-name="P85">сферу применения;</text:p>
            </text:list-item>
            <text:list-item>
              <text:p text:style-name="P85">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85">раскрытие информации.</text:p>
            </text:list-item>
          </text:list>
        </text:list-item>
      </text:list>
      <text:p text:style-name="P22">Далее приведена сводная таблица всех стандартов, в том числе новых, имеющих обозначение «IFRS» в отличие от прежнего «IAS» (таблица 1.1 <text:span text:style-name="T17">приложения</text:span>).</text:p>
      <text:p text:style-name="P22">3. Интерпретации, разработанные Постоянным комитетом по интерпретациям МСФО (Interpretations of International Accounting Standards).</text:p>
      <text:p text:style-name="P41">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41"/>
      <text:p text:style-name="P64"><text:soft-page-break/>1.8 Сущность Международных стандартов финансовой отчетности</text:p>
      <text:p text:style-name="P14">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14">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14">В качестве микроэкономических стимулов можно выделить:</text:p>
      <text:p text:style-name="P14">рост рыночной капитализации;</text:p>
      <text:p text:style-name="P14">выход на зарубежные рынки капитала и снижение цены привлекаемого капитала;</text:p>
      <text:p text:style-name="P14">возможность более эффективного использования информации для принятия управленческих решений. </text:p>
      <text:p text:style-name="P14">Среди основных макроэкономических стимулов можно выделить следующие:</text:p>
      <text:p text:style-name="P14"><text:soft-page-break/>приток иностранных инвестиций в экономику;</text:p>
      <text:p text:style-name="P14">большая прозрачность отечественных компаний и, как следствие, улучшение имиджа бизнеса за рубежом;</text:p>
      <text:p text:style-name="P14">более глубокая интеграция экономики страны в мировую хозяйственную систему;</text:p>
      <text:p text:style-name="P14">улучшение качества статистической информации и возможность ее сопоставления.</text:p>
      <text:p text:style-name="P14">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41">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41"/>
      <text:p text:style-name="P41"/>
      <text:p text:style-name="P41"/>
      <text:p text:style-name="P41"/>
      <text:p text:style-name="P41"/>
      <text:p text:style-name="P42">2 Аналитическая часть</text:p>
      <text:p text:style-name="P42"/>
      <text:p text:style-name="P16">2.<text:span text:style-name="T56">1 </text:span>Подготовка финансовой отчетности в соответствии с Международными стандартами финансовой отчетности</text:p>
      <text:p text:style-name="P90"/>
      <text:p text:style-name="P90"><text:soft-page-break/>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84"><text:span text:style-name="T46">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48">КМСФО, при разработке будущих и пересмотре существующих стандартов число расхождений будет последовательно уменьшаться.</text:span></text:p>
      <text:p text:style-name="P88">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других торговых кредиторов, покупателей, правительства и их органы, общественность.</text:p>
      <text:p text:style-name="P88">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стандартов были приняты Правлением в апреле 1989 г. и их можно разделить <text:soft-page-break/>на 2 группы: основополагающие допущения и качественные характеристики информации.</text:p>
      <text:p text:style-name="P88">Элементы отчётности МСФО</text:p>
      <text:p text:style-name="P88">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88">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является активом, если организация будет контролировать выгоды от её использования.</text:p>
      <text:p text:style-name="P88">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84"><text:span text:style-name="T48">Собственный капитал - это оставшаяся доля активов предприятия после вычета всех обязательств</text:span><text:span text:style-name="T49">.</text:span></text:p>
      <text:p text:style-name="P84"><text:span text:style-name="T48">Доходы</text:span><text:span text:style-name="T49"> </text:span><text:span text:style-name="T48">-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text:span><text:soft-page-break/><text:span text:style-name="T48">выручку, полученную в результате основной (уставной) и неосновной деятельности предприятия.</text:span></text:p>
      <text:p text:style-name="P81"><text:span text:style-name="T28">Расходы</text:span><text:span text:style-name="T27"> </text:span><text:span text:style-name="T28">-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50"><text:span text:style-name="T22">С</text:span><text:span text:style-name="T20">ущность </text:span><text:span text:style-name="Strong_20_Emphasis"><text:span text:style-name="T23">международных стандартов финансовой отчетности</text:span></text:span><text:span text:style-name="T20"> базиру</text:span><text:span text:style-name="T22">е</text:span><text:span text:style-name="T20">тся на трех главных концепциях:</text:span></text:p>
      <text:list xml:id="list6356913042827950755" text:style-name="L11">
        <text:list-item>
          <text:p text:style-name="P124">справедливая стоимость;</text:p>
        </text:list-item>
        <text:list-item>
          <text:p text:style-name="P124">приоритет экономического содержания над правовой формой;</text:p>
        </text:list-item>
        <text:list-item>
          <text:p text:style-name="P124">прозрачность.<text:line-break/></text:p>
        </text:list-item>
      </text:list>
      <text:p text:style-name="P70"><text:span text:style-name="T25">Суть </text:span><text:span text:style-name="Strong_20_Emphasis"><text:span text:style-name="T25">концепции справедливой стоимости</text:span></text:span><text:span text:style-name="T25">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span></text:p>
      <text:p text:style-name="P70"><text:span text:style-name="T25">Согласно </text:span><text:span text:style-name="Strong_20_Emphasis"><text:span text:style-name="T25">концепции приоритета экономического содержания над правовой формой</text:span></text:span><text:span text:style-name="T25">, не столь важно, какую правовую форму имеет тот или иной факт хозяйственной деятельности. Важно, что он представляет с экономической 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span></text:p>
      <text:p text:style-name="P70"><text:span text:style-name="T25">В соответствии с </text:span><text:span text:style-name="Strong_20_Emphasis"><text:span text:style-name="T25">концепцией прозрачности</text:span></text:span><text:span text:style-name="T25"> в отчетности по </text:span><text:span text:style-name="Strong_20_Emphasis"><text:span text:style-name="T25">международным стандартам финансовой отчетности</text:span></text:span><text:span text:style-name="T25"> должен быть раскрыт достаточно большой объем информации о деятельности предприятия. </text:span><text:soft-page-break/><text:span text:style-name="T25">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span></text:p>
      <text:p text:style-name="P70"><text:span text:style-name="Strong_20_Emphasis"><text:span text:style-name="T25">Международные стандарты финансовой отчетности</text:span></text:span><text:span text:style-name="T25">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учета, который ведется администратором, действующим в интересах собственника для отражения экономической деятельности объекта собственности.</text:span></text:p>
      <text:p text:style-name="P70"><text:span text:style-name="T25">Существует два способа получения отчетности, соответствующей </text:span><text:span text:style-name="Strong_20_Emphasis"><text:span text:style-name="T25">международным стандартам финансовой отчетности</text:span></text:span><text:span text:style-name="T25">: параллельный учет и трансформация.</text:span></text:p>
      <text:p text:style-name="P70"><text:span text:style-name="Strong_20_Emphasis"><text:span text:style-name="T25">Параллельный учет</text:span></text:span><text:span text:style-name="T25"> для российской организации - это ведение двух баз данных: по российским стандартам и по </text:span><text:span text:style-name="Strong_20_Emphasis"><text:span text:style-name="T25">МСФО</text:span></text:span><text:span text:style-name="T25">. Обычно такой учет ведется в специальной программе. При занесении операции проводки попадают как в базу российского учета, так и в базу </text:span><text:span text:style-name="Strong_20_Emphasis"><text:span text:style-name="T25">МСФО</text:span></text:span><text:span text:style-name="T25">.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span></text:p>
      <text:p text:style-name="P70"><text:span text:style-name="Strong_20_Emphasis"><text:span text:style-name="T25">Трансформация</text:span></text:span><text:span text:style-name="T25"> <text:s/>- это процесс подготовки отчетов по </text:span><text:span text:style-name="Strong_20_Emphasis"><text:span text:style-name="T25">международным стандартам финансовой отчетности</text:span></text:span><text:span text:style-name="T25">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span></text:p>
      <text:p text:style-name="P70"><text:soft-page-break/><text:span text:style-name="T25">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text:span><text:span text:style-name="Strong_20_Emphasis"><text:span text:style-name="T25">финансовую отчетность по МСФО</text:span></text:span><text:span text:style-name="T25"> путем трансформации.</text:span></text:p>
      <text:p text:style-name="P70"><text:span text:style-name="T25">Если, по мнению руководства, компания не располагает достаточными трудовыми ресурсами для качественной подготовки </text:span><text:span text:style-name="Strong_20_Emphasis"><text:span text:style-name="T25">отчетности по международным стандартам финансовой отчетности</text:span></text:span><text:span text:style-name="T25">, то можно рассмотреть возможность приглашения для постановки процесса учета специалистов со стороны. Многие организации обращаются в таких случаях к аудиторским фирмам.</text:span></text:p>
      <text:p text:style-name="P69"><text:span text:style-name="T26">Аудиторы оказывают квалифицированную помощь в решении любых вопросов, связанных с внедрением учета и составлением </text:span><text:span text:style-name="Strong_20_Emphasis"><text:span text:style-name="T26">отчетности по МСФО</text:span></text:span><text:span text:style-name="T26">. Обращаем Ваше внимание</text:span><text:span text:style-name="T25">,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text:span><text:span text:style-name="Strong_20_Emphasis"><text:span text:style-name="T25">МСФО</text:span></text:span><text:span text:style-name="T25"> и понимания ее результатов целесообразно привлечь российскую аудиторскую компанию.</text:span></text:p>
      <text:p text:style-name="P69"><text:span text:style-name="T25">Внедряя </text:span><text:span text:style-name="Strong_20_Emphasis"><text:span text:style-name="T25">Международные стандарты финансовой отчетности</text:span></text:span><text:span text:style-name="T25"> с помощью аудиторов можно достичь таких эффектов, как:</text:span></text:p>
      <text:list xml:id="list3261805244123536150" text:style-name="L12">
        <text:list-item>
          <text:p text:style-name="P138">формирование отчетности для внешних пользователей в сжатые сроки с высокой точностью и с минимальными трудозатратами;</text:p>
        </text:list-item>
        <text:list-item>
          <text:p text:style-name="P138">объективная оценка состояния компании на основании финансовой отчетности и принятие обоснованных управленческих решений.</text:p>
        </text:list-item>
      </text:list>
      <text:p text:style-name="P69"><text:span text:style-name="T25">Следует помнить, что финансовая отчетность признается подготовленной в соответствии с </text:span><text:span text:style-name="Strong_20_Emphasis"><text:span text:style-name="T25">международными стандартами финансовой отчетности</text:span></text:span><text:span text:style-name="T25">, </text:span><text:soft-page-break/><text:span text:style-name="T25">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text:span><text:span text:style-name="Strong_20_Emphasis"><text:span text:style-name="T25">МСФО</text:span></text:span><text:span text:style-name="T25"> - к ее подготовке нужно подходить взвешенно и с должным уровнем профессионализма.</text:span></text:p>
      <text:p text:style-name="P139"><text:span text:style-name="T28"/></text:p>
      <text:p text:style-name="P97"><text:span text:style-name="T10">1.3 Концептуальные основы адаптации Международных стандартов финансовой отчетности в России</text:span></text:p>
      <text:p text:style-name="P91"/>
      <text:p text:style-name="P97"><text:span text:style-name="T9">Генезис развития взглядов на проблематику адаптации МСФО в России претерпел ряд изменений, прежде чем появились первые документы, отражающие Концептуальные основы развития бухгалтерского учета и отчетности в соответствии с международными стандартами. </text:span></text:p>
      <text:p text:style-name="P97"><text:span text:style-name="T9">В середине девяностых годов была предпринята одна из первых попыток систематизации проблем адаптации международных стандартов финансовой отчетности в Российской Федерации. Еще тогда отмечалось, что проблематика привязки МСФО к нашим условиям связана с решением целого ряда задач, которые требуют хотя бы предварительной систематизации. И тогда же была предпринята попытка формирования общей блок-схемы проблем адаптации МСФО в России. Было выделено семь групп (блоков) проблем (рисунок 1.1).</text:span></text:p>
      <text:p text:style-name="P97"><text:span text:style-name="T9">Первая группа проблем была связана с отсутствием последовательной государственной политики в области применения МСФО в нашей стране и отсутствием концептуальных законодательных решений по данной проблематике. </text:span></text:p>
      <text:p text:style-name="P97"><text:span text:style-name="T9">Существование второй группы было обусловлено противоречивыми подходами в решении проблематики МСФО со стороны международных организаций бухгалтеров и аудиторов: Комитета по международным стандартам и действовавшего тогда Международного центра реформы </text:span><text:soft-page-break/><text:span text:style-name="T9">бухгалтерского учета в Российской Федерации, а также наличие специальной программы ТАСИС - ЮНИКТАД по вопросам внедрения МСФО в России. </text:span></text:p>
      <text:p text:style-name="P93"/>
      <text:p text:style-name="P93"><draw:frame draw:style-name="fr1" draw:name="Врезка4" text:anchor-type="paragraph" svg:x="3.493cm" svg:y="0.318cm" svg:width="9.613cm" svg:height="1.804cm" draw:z-index="21"><draw:text-box><text:p text:style-name="P143"><text:span text:style-name="T60">Блок 1</text:span></text:p><text:p text:style-name="P143"><text:span text:style-name="T60">Отсутствие последовательной государственной политики в области применения МСФО в России</text:span></text:p></draw:text-box></draw:frame></text:p>
      <text:p text:style-name="P145"><draw:line text:anchor-type="paragraph" draw:z-index="1" draw:style-name="gr1" draw:text-style-name="P147" svg:x1="12.7cm" svg:y1="0.318cm" svg:x2="13.97cm" svg:y2="0.318cm"><text:p/></draw:line><draw:line text:anchor-type="paragraph" draw:z-index="7" draw:style-name="gr1" draw:text-style-name="P147" svg:x1="2.54cm" svg:y1="0.318cm" svg:x2="3.493cm" svg:y2="0.318cm"><text:p/></draw:line><draw:line text:anchor-type="paragraph" draw:z-index="9" draw:style-name="gr1" draw:text-style-name="P147" svg:x1="8.34cm" svg:y1="1.27cm" svg:x2="8.34cm" svg:y2="2.223cm"><text:p/></draw:line><draw:line text:anchor-type="paragraph" draw:z-index="25" draw:style-name="gr1" draw:text-style-name="P147" svg:x1="2.54cm" svg:y1="0.318cm" svg:x2="2.54cm" svg:y2="2.223cm"><text:p/></draw:line><draw:line text:anchor-type="paragraph" draw:z-index="26" draw:style-name="gr1" draw:text-style-name="P147" svg:x1="13.97cm" svg:y1="0.318cm" svg:x2="13.97cm" svg:y2="2.223cm"><text:p/></draw:line><text:span text:style-name="T7"><text:tab/><text:tab/></text:span></text:p>
      <text:p text:style-name="P146"><draw:line text:anchor-type="paragraph" draw:z-index="2" draw:style-name="gr1" draw:text-style-name="P147" svg:x1="3.175cm" svg:y1="9.691cm" svg:x2="4.138cm" svg:y2="9.691cm"><text:p/></draw:line><draw:line text:anchor-type="paragraph" draw:z-index="3" draw:style-name="gr1" draw:text-style-name="P147" svg:x1="12.383cm" svg:y1="9.691cm" svg:x2="13.653cm" svg:y2="9.691cm"><text:p/></draw:line><draw:line text:anchor-type="paragraph" draw:z-index="4" draw:style-name="gr1" draw:text-style-name="P147" svg:x1="3.175cm" svg:y1="7.468cm" svg:x2="4.138cm" svg:y2="7.468cm"><text:p/></draw:line><draw:line text:anchor-type="paragraph" draw:z-index="5" draw:style-name="gr1" draw:text-style-name="P147" svg:x1="12.383cm" svg:y1="7.468cm" svg:x2="13.653cm" svg:y2="7.468cm"><text:p/></draw:line><draw:line text:anchor-type="paragraph" draw:z-index="6" draw:style-name="gr2" draw:text-style-name="P147" svg:x1="8.255cm" svg:y1="3.658cm" svg:x2="8.276cm" svg:y2="4.394cm"><text:p/></draw:line><draw:line text:anchor-type="paragraph" draw:z-index="8" draw:style-name="gr1" draw:text-style-name="P147" svg:x1="8.495cm" svg:y1="2.54cm" svg:x2="8.499cm" svg:y2="3.491cm"><text:p/></draw:line><draw:frame draw:style-name="fr1" draw:name="Врезка1" text:anchor-type="paragraph" svg:x="4.128cm" svg:y="4.293cm" svg:width="8.327cm" svg:height="1.903cm" draw:z-index="10"><draw:text-box><text:p text:style-name="P142"><text:span text:style-name="T59">Блок 5</text:span></text:p><text:p text:style-name="P142"><text:span text:style-name="T59">Образовательные проблемы адаптации МСФО</text:span></text:p></draw:text-box></draw:frame><draw:frame draw:style-name="fr1" draw:name="Врезка2" text:anchor-type="paragraph" svg:x="4.128cm" svg:y="6.516cm" svg:width="8.322cm" svg:height="1.903cm" draw:z-index="11"><draw:text-box><text:p text:style-name="P142"><text:span text:style-name="T59">Блок 6</text:span></text:p><text:p text:style-name="P142"><text:span text:style-name="T59">Внутренние противоречия формирования системы МСФО</text:span></text:p></draw:text-box></draw:frame><draw:line text:anchor-type="paragraph" draw:z-index="12" draw:style-name="gr2" draw:text-style-name="P147" svg:x1="8.255cm" svg:y1="6.198cm" svg:x2="8.257cm" svg:y2="6.517cm"><text:p/></draw:line><draw:frame draw:style-name="fr1" draw:name="Врезка3" text:anchor-type="paragraph" svg:x="4.128cm" svg:y="9.056cm" svg:width="8.322cm" svg:height="1.586cm" draw:z-index="13"><draw:text-box><text:p text:style-name="P142"><text:span text:style-name="T59">Блок 7</text:span></text:p><text:p text:style-name="P142"><text:span text:style-name="T59">Узкая издательская и авторская база</text:span></text:p></draw:text-box></draw:frame><draw:line text:anchor-type="paragraph" draw:z-index="14" draw:style-name="gr2" draw:text-style-name="P147" svg:x1="8.255cm" svg:y1="8.421cm" svg:x2="8.257cm" svg:y2="9.058cm"><text:p/></draw:line><draw:line text:anchor-type="paragraph" draw:z-index="15" draw:style-name="gr1" draw:text-style-name="P147" svg:x1="2.54cm" svg:y1="3.658cm" svg:x2="2.54cm" svg:y2="5.244cm"><text:p/></draw:line><draw:line text:anchor-type="paragraph" draw:z-index="16" draw:style-name="gr1" draw:text-style-name="P147" svg:x1="14.288cm" svg:y1="3.658cm" svg:x2="14.29cm" svg:y2="5.244cm"><text:p/></draw:line><draw:line text:anchor-type="paragraph" draw:z-index="17" draw:style-name="gr1" draw:text-style-name="P147" svg:x1="2.54cm" svg:y1="5.246cm" svg:x2="4.143cm" svg:y2="5.246cm"><text:p/></draw:line><draw:line text:anchor-type="paragraph" draw:z-index="18" draw:style-name="gr1" draw:text-style-name="P147" svg:x1="12.383cm" svg:y1="5.246cm" svg:x2="14.306cm" svg:y2="5.246cm"><text:p/></draw:line><draw:line text:anchor-type="paragraph" draw:z-index="19" draw:style-name="gr1" draw:text-style-name="P147" svg:x1="3.175cm" svg:y1="5.246cm" svg:x2="3.175cm" svg:y2="9.691cm"><text:p/></draw:line><draw:line text:anchor-type="paragraph" draw:z-index="20" draw:style-name="gr1" draw:text-style-name="P147" svg:x1="13.653cm" svg:y1="5.246cm" svg:x2="13.653cm" svg:y2="9.691cm"><text:p/></draw:line><draw:frame draw:style-name="fr1" draw:name="Врезка5" text:anchor-type="paragraph" svg:x="0.004cm" svg:y="0.383cm" svg:width="6.029cm" svg:height="3.276cm" draw:z-index="22"><draw:text-box><text:p text:style-name="P142"><text:span text:style-name="T59">Блок 2</text:span></text:p><text:p text:style-name="P144"><text:span text:style-name="T59">Противоречивые подходы в решении проблематики МСФО со стороны международных организаций бухгалтеров и аудиторов</text:span></text:p></draw:text-box></draw:frame><draw:frame draw:style-name="fr1" draw:name="Врезка6" text:anchor-type="paragraph" svg:x="6.35cm" svg:y="0.483cm" svg:width="4.166cm" svg:height="3.175cm" draw:z-index="23"><draw:text-box><text:p text:style-name="P142"><text:span text:style-name="T59">Блок 3</text:span></text:p><text:p text:style-name="P144"><text:span text:style-name="T59">Проблемы методологического и методического обеспечения задач адаптации МСФО </text:span></text:p></draw:text-box></draw:frame><draw:frame draw:style-name="fr1" draw:name="Врезка7" text:anchor-type="paragraph" svg:x="10.516cm" svg:y="0.383cm" svg:width="6.248cm" svg:height="3.276cm" draw:z-index="24"><draw:text-box><text:p text:style-name="P142"><text:span text:style-name="T59">Блок 4</text:span></text:p><text:p text:style-name="P144"><text:span text:style-name="T59">Нечеткая позиция общественных организаций бухгалтеров и аудиторов, а также промышленных и предпринимательских кругов</text:span></text:p></draw:text-box></draw:frame><draw:frame draw:style-name="fr2" text:anchor-type="as-char" svg:width="18.796cm" svg:height="10.896cm" draw:z-index="0"><draw:image xlink:href="Pictures/2000000F000049E700002ACB27B8C777.wmf" xlink:type="simple" xlink:show="embed" xlink:actuate="onLoad"/></draw:frame><text:span text:style-name="T6">Рисунок 1.1 - Проблемы адаптации Международных стандартов финансовой отчетности в России</text:span></text:p>
      <text:p text:style-name="P108"/>
      <text:p text:style-name="P121"><text:span text:style-name="T7">Третья и четвертая группа лежали в области методологического и методического обеспечения задач адаптации МСФО и позиции правительственных и общественных организаций не только бухгалтеров и аудиторов, но и предпринимательских и промышленных кругов нашей страны. </text:span></text:p>
      <text:p text:style-name="P107"><text:span text:style-name="T7">Пятая отражалась в плоскости образовательных усилий в данной сфере и со стороны Министерством образования, и со стороны высших учебных заведений и учебно-методических центров по подготовке бухгалтеров и аудиторов.</text:span></text:p>
      <text:p text:style-name="P107"><text:span text:style-name="T7">Шестая и седьмая были связаны с внутренними противоречиями формирования системы МСФО и расширением издательской базы и круга авторов, занимающихся публикацией учебно-практической и методической литературы в данной сфере. </text:span></text:p>
      <text:p text:style-name="P107"><text:span text:style-name="T7">Действительно, отсутствие стройной концепции применения МСФО в экономике России являлось основной причиной неподготовленности законодательной правовой базы внедрения МСФО. </text:span></text:p>
      <text:p text:style-name="P107"><text:span text:style-name="T7">В последствии была предпринята попытка несколько расширить всю проблематику внедрения МСФО в России и придать ей общеэкономический характер. В частности, выделялись такие группы проблем, как: </text:span></text:p>
      <text:list xml:id="list1163327511298893877" text:style-name="WWNum5">
        <text:list-item>
          <text:p text:style-name="P98"><text:span text:style-name="T7">общеэкономические проблемы, связанные с внутренней экономической обстановкой в стране и условиями работы отечественных компаний;</text:span></text:p>
        </text:list-item>
        <text:list-item>
          <text:p text:style-name="P98"><text:span text:style-name="T7">институциональные проблемы, характеризующие способность нормативных и экономических институтов к восприятию МСФО; </text:span></text:p>
        </text:list-item>
        <text:list-item>
          <text:p text:style-name="P98"><text:span text:style-name="T7">проблемы, связанные с внутренними различиями российской и международной систем бухгалтерского учета; </text:span></text:p>
        </text:list-item>
        <text:list-item>
          <text:p text:style-name="P98"><text:span text:style-name="T7">проблемы, порождаемые внутренними противоречиями МСФО. </text:span></text:p>
        </text:list-item>
      </text:list>
      <text:p text:style-name="P107"><text:soft-page-break/><text:span text:style-name="T7">В целом общеэкономическая проблематика играет ключевую роль в оценке возможностей внедрения МСФО в России, поскольку отражает готовность субъектов экономики к их восприятию </text:span></text:p>
      <text:p text:style-name="P107"><text:span text:style-name="T7">Второй уровень проблематики, институциональный, был достаточно четко очерчен уже при подготовке внедрения МСФО в России, в связи с чем в предложенной правительством Программе реформирования бухгалтерского учета в соответствии с международными стандартами финансовой отчетности, изначально были выделены три основных ориентира реформы российского (советского) учета: </text:span></text:p>
      <text:list xml:id="list2053652239212786000" text:style-name="WWNum6">
        <text:list-item>
          <text:p text:style-name="P99"><text:span text:style-name="T7">нормативное и методологическое обеспечение реформы (в течение двух лет предполагалось разработать новые и пересмотреть ранее утвержденные положения по бухгалтерскому учету, которые включили бы основную массу требований МСФО); </text:span></text:p>
        </text:list-item>
        <text:list-item>
          <text:p text:style-name="P99"><text:span text:style-name="T7">организация системы управления учетом (предполагалось возрастание роли профессиональных организаций в развитии методического обеспечения организации бухучета, прежде всего создание Института профессиональных бухгалтеров);</text:span></text:p>
        </text:list-item>
        <text:list-item>
          <text:p text:style-name="P99"><text:span text:style-name="T7">подготовка и переподготовка кадров. </text:span></text:p>
        </text:list-item>
      </text:list>
      <text:p text:style-name="P107"><text:span text:style-name="T7">Вышеназванные проблемы решены лишь частично, и круг проблем данного уровня остался достаточно ощутимым и на сегодняшний день. </text:span></text:p>
      <text:p text:style-name="P104"><text:span text:style-name="T7">Проблема регулирования. Распоряжением Правительства РФ от 21.03.1998 № 382-р «О приведении действующей системы бухгалтерского учета в соответствие с международными стандартами» общее методологическое руководство бухгалтерским учетом в РФ было возложено на Министерство финансов РФ (за исключением кредитных учреждений, в отношении которых методологическое руководство осуществляет Центральный банк РФ). Таким образом, принятые в исполнение Программы положения (стандарты) по бухгалтерскому учету - это нормативные акты, а не </text:span><text:soft-page-break/><text:span text:style-name="T7">нормативы, утверждаемые профессиональными объединениями бухгалтеров, как это понимается в международной практике. </text:span></text:p>
      <text:p text:style-name="P104"><text:span text:style-name="T7">Проблема технической базы учета и уровня квалификации бухгалтерского персонала, без эффективного решения которой переход к МСФО будет невозможным. </text:span></text:p>
      <text:p text:style-name="P104"><text:span text:style-name="T7">Сравнительный анализ российской системы учета и МСФО позволяет выделить еще одну проблемную область, связанную с внедрением МСФО в России, выражающуюся во внутренних различиях учетных систем. Среди данного круга проблем можно отметить доминирующие: </text:span></text:p>
      <text:list xml:id="list762495341136981824" text:style-name="WWNum7">
        <text:list-item>
          <text:p text:style-name="P100"><text:span text:style-name="T7">различия в принципах ведения бухгалтерского учета;</text:span></text:p>
        </text:list-item>
        <text:list-item>
          <text:p text:style-name="P100"><text:span text:style-name="T7">отсутствие четкого разделения учета на бухгалтерский, управленческий и налоговый;</text:span></text:p>
        </text:list-item>
        <text:list-item>
          <text:p text:style-name="P100"><text:span text:style-name="T7">различие подходов в отражении отдельных видов активов и обязательств. </text:span></text:p>
        </text:list-item>
      </text:list>
      <text:p text:style-name="P105"><text:span text:style-name="T7">Что касается одобренной</text:span><text:span text:style-name="T6"> </text:span><text:span text:style-name="T7">приказом Министра финансов Российской Федерации от 1 июля 2004 г. N 180 Концепции развития бухгалтерского учета и отчетности в Российской Федерации на среднесрочную перспективу, то она заслуживает внимания и с точки зрения присутствия в ней разделов, отражающих и создание инфраструктуры применения МСФО, и изменение системы регулирования бухгалтерского учета и отчетности, и усиление контроля качества бухгалтерской отчетности, и с точки зрения вопросов подготовки и повышения квалификации учетно-аналитических кадров.</text:span></text:p>
      <text:p text:style-name="P107"><text:span text:style-name="T7">В этом контексте можно отметить, что переход на международные стандарты финансовой отчетности нельзя рассматривать как единственную цель реформирования российской системы бухгалтерского учета. В действительности реформа должна быть гораздо глубже и заключаться в конструировании эффективной надстройки над новым типом экономических </text:span><text:soft-page-break/><text:span text:style-name="T7">отношений в России. В итоге должна быть создана среда, обеспечивающая формирование полной и объективной информации о финансовом положении и результатах деятельности компаний. Невозможность перехода на МСФО в один день обусловлена необходимостью осуществления целого комплекса взаимосвязанных мероприятий и наличием многочисленных проблем, отмеченных выше. Поэтому единственным и наиболее рациональным способом перехода к МСФО является не просто их последовательное внедрение, а поэтапная адаптация с учетом специфики учетной системы и всей российской экономической среды. Только такой подход сделает адаптацию и внедрение МСФО в России последовательной и необратимой. </text:span></text:p>
      <text:p text:style-name="P94"/>
      <text:p text:style-name="P107"><text:span text:style-name="T11">1.4 Сравнительный анализ российской системы бухгалтерского учета и международных стандартов финансовой отчетности</text:span></text:p>
      <text:p text:style-name="P92"/>
      <text:p text:style-name="P106"><text:span text:style-name="T7">Россия уже не один год держит курс на приближение к МСФО. Благодаря этому движению в российскую систему учета и отчетности вошли такие категории как: связанные стороны, сегментная информация, обесценение активов, отложенные доходы и расходы. Вместе с тем следует признать, что предстоит ещё достаточно длительный путь в направлении освоения международных стандартов, так как различия между ними и российскими правилами остаются существенными.</text:span></text:p>
      <text:p text:style-name="P107"><text:span text:style-name="T7">На сегодняшний день утверждено 22 ПБУ. Попытаемся провести аналогию с МСФО в виде таблицы сравнения, что поможет системно представить возможность сопоставления этих двух систем (таблица 1.2).</text:span></text:p>
      <text:p text:style-name="P95"/>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table:number-columns-spanned="2" office:value-type="string">
            <text:p text:style-name="P122"><text:span text:style-name="T13">МСФО</text:span></text:p>
          </table:table-cell>
          <table:covered-table-cell/>
          <table:table-cell table:style-name="Таблица5.A1" table:number-columns-spanned="2" office:value-type="string">
            <text:p text:style-name="P122"><text:span text:style-name="T13">Соответствующие ПБУ</text:span></text:p>
          </table:table-cell>
          <table:covered-table-cell/>
        </table:table-row>
        <table:table-row table:style-name="Таблица5.1">
          <table:table-cell table:style-name="Таблица5.A1" office:value-type="string">
            <text:p text:style-name="P122"><text:span text:style-name="T13">МСФО 1</text:span></text:p>
          </table:table-cell>
          <table:table-cell table:style-name="Таблица5.A1" office:value-type="string">
            <text:p text:style-name="P122"><text:span text:style-name="T13">Представление финансовой </text:span><text:soft-page-break/><text:span text:style-name="T13">отчетности</text:span></text:p>
          </table:table-cell>
          <table:table-cell table:style-name="Таблица5.A1" office:value-type="string">
            <text:p text:style-name="P122"><text:span text:style-name="T13">ПБУ 4/99</text:span></text:p>
          </table:table-cell>
          <table:table-cell table:style-name="Таблица5.A1" office:value-type="string">
            <text:p text:style-name="P122"><text:span text:style-name="T13">Бухгалтерская отчетность </text:span><text:soft-page-break/><text:span text:style-name="T13">организации</text:span></text:p>
          </table:table-cell>
        </table:table-row>
        <table:table-row table:style-name="Таблица5.1">
          <table:table-cell table:style-name="Таблица5.A1" office:value-type="string">
            <text:p text:style-name="P123"/>
          </table:table-cell>
          <table:table-cell table:style-name="Таблица5.A1" office:value-type="string">
            <text:p text:style-name="P123"/>
          </table:table-cell>
          <table:table-cell table:style-name="Таблица5.A1" office:value-type="string">
            <text:p text:style-name="P122"><text:span text:style-name="T13">ПБУ 9/99</text:span></text:p>
          </table:table-cell>
          <table:table-cell table:style-name="Таблица5.A1" office:value-type="string">
            <text:p text:style-name="P122"><text:span text:style-name="T13">Доходы организации</text:span></text:p>
          </table:table-cell>
        </table:table-row>
        <table:table-row table:style-name="Таблица5.1">
          <table:table-cell table:style-name="Таблица5.A1" office:value-type="string">
            <text:p text:style-name="P123"/>
          </table:table-cell>
          <table:table-cell table:style-name="Таблица5.A1" office:value-type="string">
            <text:p text:style-name="P123"/>
          </table:table-cell>
          <table:table-cell table:style-name="Таблица5.A1" office:value-type="string">
            <text:p text:style-name="P122"><text:span text:style-name="T13">ПБУ 10/99</text:span></text:p>
          </table:table-cell>
          <table:table-cell table:style-name="Таблица5.A1" office:value-type="string">
            <text:p text:style-name="P122"><text:span text:style-name="T13">Расходы организации</text:span></text:p>
          </table:table-cell>
        </table:table-row>
        <table:table-row table:style-name="Таблица5.1">
          <table:table-cell table:style-name="Таблица5.A1" office:value-type="string">
            <text:p text:style-name="P122"><text:span text:style-name="T13">МСФО 2</text:span></text:p>
          </table:table-cell>
          <table:table-cell table:style-name="Таблица5.A1" office:value-type="string">
            <text:p text:style-name="P122"><text:span text:style-name="T13">Запасы</text:span></text:p>
          </table:table-cell>
          <table:table-cell table:style-name="Таблица5.A1" office:value-type="string">
            <text:p text:style-name="P122"><text:span text:style-name="T13">ПБУ 5/01</text:span></text:p>
          </table:table-cell>
          <table:table-cell table:style-name="Таблица5.A1" office:value-type="string">
            <text:p text:style-name="P122"><text:span text:style-name="T13">Учет материально-производственных запасов</text:span></text:p>
          </table:table-cell>
        </table:table-row>
        <table:table-row table:style-name="Таблица5.1">
          <table:table-cell table:style-name="Таблица5.A1" office:value-type="string">
            <text:p text:style-name="P122"><text:span text:style-name="T13">МСФО 7</text:span></text:p>
          </table:table-cell>
          <table:table-cell table:style-name="Таблица5.A1" office:value-type="string">
            <text:p text:style-name="P122"><text:span text:style-name="T13">Отчет о движении денежных средств</text:span></text:p>
          </table:table-cell>
          <table:table-cell table:style-name="Таблица5.A1" office:value-type="string">
            <text:p text:style-name="P122"><text:span text:style-name="T13">ПБУ 4/99</text:span></text:p>
          </table:table-cell>
          <table:table-cell table:style-name="Таблица5.A1" office:value-type="string">
            <text:p text:style-name="P122"><text:span text:style-name="T13">Бухгалтерская отчетность организации</text:span></text:p>
          </table:table-cell>
        </table:table-row>
        <table:table-row table:style-name="Таблица5.1">
          <table:table-cell table:style-name="Таблица5.A1" office:value-type="string">
            <text:p text:style-name="P122"><text:span text:style-name="T13">МСФО 8</text:span></text:p>
          </table:table-cell>
          <table:table-cell table:style-name="Таблица5.A1" office:value-type="string">
            <text:p text:style-name="P122"><text:span text:style-name="T13">Учетная политика, изменения в бухгалтерских расчетах и ошибки</text:span></text:p>
          </table:table-cell>
          <table:table-cell table:style-name="Таблица5.A1" office:value-type="string">
            <text:p text:style-name="P122"><text:span text:style-name="T13">ПБУ 1/2008</text:span></text:p>
          </table:table-cell>
          <table:table-cell table:style-name="Таблица5.A1" office:value-type="string">
            <text:p text:style-name="P122"><text:span text:style-name="T13">Учетная политика организации</text:span></text:p>
          </table:table-cell>
        </table:table-row>
        <table:table-row table:style-name="Таблица5.1">
          <table:table-cell table:style-name="Таблица5.A1" office:value-type="string">
            <text:p text:style-name="P122"><text:span text:style-name="T13">МСФО 10</text:span></text:p>
          </table:table-cell>
          <table:table-cell table:style-name="Таблица5.A1" office:value-type="string">
            <text:p text:style-name="P122"><text:span text:style-name="T13">События после отчетной даты</text:span></text:p>
          </table:table-cell>
          <table:table-cell table:style-name="Таблица5.A1" office:value-type="string">
            <text:p text:style-name="P122"><text:span text:style-name="T13">ПБУ 7/98</text:span></text:p>
          </table:table-cell>
          <table:table-cell table:style-name="Таблица5.A1" office:value-type="string">
            <text:p text:style-name="P122"><text:span text:style-name="T13">События после отчетной даты</text:span></text:p>
          </table:table-cell>
        </table:table-row>
        <table:table-row table:style-name="Таблица5.1">
          <table:table-cell table:style-name="Таблица5.A1" office:value-type="string">
            <text:p text:style-name="P122"><text:span text:style-name="T13">МСФО 11</text:span></text:p>
          </table:table-cell>
          <table:table-cell table:style-name="Таблица5.A1" office:value-type="string">
            <text:p text:style-name="P122"><text:span text:style-name="T13">Договоры подряда</text:span></text:p>
          </table:table-cell>
          <table:table-cell table:style-name="Таблица5.A1" office:value-type="string">
            <text:p text:style-name="P122"><text:span text:style-name="T13">ПБУ 2/94</text:span></text:p>
          </table:table-cell>
          <table:table-cell table:style-name="Таблица5.A1" office:value-type="string">
            <text:p text:style-name="P122"><text:span text:style-name="T13">Учет договоров (контрактов) на капитальное строительство</text:span></text:p>
          </table:table-cell>
        </table:table-row>
        <table:table-row table:style-name="Таблица5.1">
          <table:table-cell table:style-name="Таблица5.A1" office:value-type="string">
            <text:p text:style-name="P122"><text:span text:style-name="T13">МСФО 12</text:span></text:p>
          </table:table-cell>
          <table:table-cell table:style-name="Таблица5.A1" office:value-type="string">
            <text:p text:style-name="P122"><text:span text:style-name="T13">Налоги на прибыль</text:span></text:p>
          </table:table-cell>
          <table:table-cell table:style-name="Таблица5.A1" office:value-type="string">
            <text:p text:style-name="P122"><text:span text:style-name="T13">ПБУ 18/02</text:span></text:p>
          </table:table-cell>
          <table:table-cell table:style-name="Таблица5.A1" office:value-type="string">
            <text:p text:style-name="P122"><text:span text:style-name="T13">Учет расчетов по налогу на прибыль</text:span></text:p>
          </table:table-cell>
        </table:table-row>
        <table:table-row table:style-name="Таблица5.1">
          <table:table-cell table:style-name="Таблица5.A1" office:value-type="string">
            <text:p text:style-name="P122"><text:span text:style-name="T13">МСФО 14</text:span></text:p>
          </table:table-cell>
          <table:table-cell table:style-name="Таблица5.A1" office:value-type="string">
            <text:p text:style-name="P122"><text:span text:style-name="T13">Сегментная отчетность</text:span></text:p>
          </table:table-cell>
          <table:table-cell table:style-name="Таблица5.A1" office:value-type="string">
            <text:p text:style-name="P122"><text:span text:style-name="T13">ПБУ 12/2000</text:span></text:p>
          </table:table-cell>
          <table:table-cell table:style-name="Таблица5.A1" office:value-type="string">
            <text:p text:style-name="P122"><text:span text:style-name="T13">Информация по сегментам</text:span></text:p>
          </table:table-cell>
        </table:table-row>
        <table:table-row table:style-name="Таблица5.1">
          <table:table-cell table:style-name="Таблица5.A1" office:value-type="string">
            <text:p text:style-name="P122"><text:span text:style-name="T13">МСФО 16</text:span></text:p>
          </table:table-cell>
          <table:table-cell table:style-name="Таблица5.A1" office:value-type="string">
            <text:p text:style-name="P122"><text:span text:style-name="T13">Основные средства</text:span></text:p>
          </table:table-cell>
          <table:table-cell table:style-name="Таблица5.A1" office:value-type="string">
            <text:p text:style-name="P122"><text:span text:style-name="T13">ПБУ 6/07</text:span></text:p>
          </table:table-cell>
          <table:table-cell table:style-name="Таблица5.A1" office:value-type="string">
            <text:p text:style-name="P122"><text:span text:style-name="T13">Учет основных средств</text:span></text:p>
          </table:table-cell>
        </table:table-row>
        <table:table-row table:style-name="Таблица5.1">
          <table:table-cell table:style-name="Таблица5.A1" office:value-type="string">
            <text:p text:style-name="P122"><text:span text:style-name="T13">МСФО 17</text:span></text:p>
          </table:table-cell>
          <table:table-cell table:style-name="Таблица5.A1" office:value-type="string">
            <text:p text:style-name="P122"><text:span text:style-name="T13">Аренда</text:span></text:p>
          </table:table-cell>
          <table:table-cell table:style-name="Таблица5.A1" office:value-type="string">
            <text:p text:style-name="P123"/>
          </table:table-cell>
          <table:table-cell table:style-name="Таблица5.A1" office:value-type="string">
            <text:p text:style-name="P123"/>
          </table:table-cell>
        </table:table-row>
        <table:table-row table:style-name="Таблица5.1">
          <table:table-cell table:style-name="Таблица5.A1" office:value-type="string">
            <text:p text:style-name="P122"><text:span text:style-name="T13">МСФО 18 Выручка</text:span></text:p>
          </table:table-cell>
          <table:table-cell table:style-name="Таблица5.A1" office:value-type="string">
            <text:p text:style-name="P123"/>
          </table:table-cell>
          <table:table-cell table:style-name="Таблица5.A1" office:value-type="string">
            <text:p text:style-name="P122"><text:span text:style-name="T13">ПБУ 9/99</text:span></text:p>
          </table:table-cell>
          <table:table-cell table:style-name="Таблица5.A1" office:value-type="string">
            <text:p text:style-name="P122"><text:span text:style-name="T13">Доходы организации</text:span></text:p>
          </table:table-cell>
        </table:table-row>
        <table:table-row table:style-name="Таблица5.1">
          <table:table-cell table:style-name="Таблица5.A1" office:value-type="string">
            <text:p text:style-name="P122"><text:span text:style-name="T13">МСФО 19</text:span></text:p>
          </table:table-cell>
          <table:table-cell table:style-name="Таблица5.A1" office:value-type="string">
            <text:p text:style-name="P122"><text:span text:style-name="T13">Вознаграждения работникам</text:span></text:p>
          </table:table-cell>
          <table:table-cell table:style-name="Таблица5.A1" office:value-type="string">
            <text:p text:style-name="P123"/>
          </table:table-cell>
          <table:table-cell table:style-name="Таблица5.A1" office:value-type="string">
            <text:p text:style-name="P123"/>
          </table:table-cell>
        </table:table-row>
        <table:table-row table:style-name="Таблица5.1">
          <table:table-cell table:style-name="Таблица5.A1" office:value-type="string">
            <text:p text:style-name="P122"><text:span text:style-name="T13">МСФО 20</text:span></text:p>
          </table:table-cell>
          <table:table-cell table:style-name="Таблица5.A1" office:value-type="string">
            <text:p text:style-name="P122"><text:span text:style-name="T13">Учет государственных субсидий и раскрытие информации о государственной помощи</text:span></text:p>
          </table:table-cell>
          <table:table-cell table:style-name="Таблица5.A1" office:value-type="string">
            <text:p text:style-name="P122"><text:span text:style-name="T13">ПБУ13/2000</text:span></text:p>
          </table:table-cell>
          <table:table-cell table:style-name="Таблица5.A1" office:value-type="string">
            <text:p text:style-name="P122"><text:span text:style-name="T13">Учет государственной помощи</text:span></text:p>
          </table:table-cell>
        </table:table-row>
        <table:table-row table:style-name="Таблица5.1">
          <table:table-cell table:style-name="Таблица5.A1" office:value-type="string">
            <text:p text:style-name="P122"><text:span text:style-name="T13">МСФО 21</text:span></text:p>
          </table:table-cell>
          <table:table-cell table:style-name="Таблица5.A1" office:value-type="string">
            <text:p text:style-name="P122"><text:span text:style-name="T13">Влияние изменений валютных курсов</text:span></text:p>
          </table:table-cell>
          <table:table-cell table:style-name="Таблица5.A1" office:value-type="string">
            <text:p text:style-name="P122"><text:span text:style-name="T13">ПБУ 3/2006</text:span></text:p>
          </table:table-cell>
          <table:table-cell table:style-name="Таблица5.A1" office:value-type="string">
            <text:p text:style-name="P122"><text:span text:style-name="T13">Учет активов и обязательств, стоимость которых выражена в иностранной валюте</text:span></text:p>
          </table:table-cell>
        </table:table-row>
        <table:table-row table:style-name="Таблица5.1">
          <table:table-cell table:style-name="Таблица5.A1" office:value-type="string">
            <text:p text:style-name="P122"><text:span text:style-name="T13">МСФО 23</text:span></text:p>
          </table:table-cell>
          <table:table-cell table:style-name="Таблица5.A1" office:value-type="string">
            <text:p text:style-name="P122"><text:span text:style-name="T13">Затраты по займам</text:span></text:p>
          </table:table-cell>
          <table:table-cell table:style-name="Таблица5.A1" office:value-type="string">
            <text:p text:style-name="P122"><text:span text:style-name="T13">ПБУ 15/01</text:span></text:p>
          </table:table-cell>
          <table:table-cell table:style-name="Таблица5.A1" office:value-type="string">
            <text:p text:style-name="P122"><text:span text:style-name="T13">Учет займов и кредитов и затрат по их обслуживанию</text:span></text:p>
          </table:table-cell>
        </table:table-row>
        <table:table-row table:style-name="Таблица5.1">
          <table:table-cell table:style-name="Таблица5.A1" office:value-type="string">
            <text:p text:style-name="P122"><text:span text:style-name="T13">МСФО 24</text:span></text:p>
          </table:table-cell>
          <table:table-cell table:style-name="Таблица5.A1" office:value-type="string">
            <text:p text:style-name="P122"><text:span text:style-name="T13">Раскрытие информации о связанных сторонах</text:span></text:p>
          </table:table-cell>
          <table:table-cell table:style-name="Таблица5.A1" office:value-type="string">
            <text:p text:style-name="P122"><text:span text:style-name="T13">ПБУ 11/2000</text:span></text:p>
          </table:table-cell>
          <table:table-cell table:style-name="Таблица5.A1" office:value-type="string">
            <text:p text:style-name="P122"><text:span text:style-name="T13">Информация об аффинированных лицах</text:span></text:p>
          </table:table-cell>
        </table:table-row>
        <table:table-row table:style-name="Таблица5.1">
          <table:table-cell table:style-name="Таблица5.A1" office:value-type="string">
            <text:p text:style-name="P122"><text:span text:style-name="T13">МСФО 26</text:span></text:p>
          </table:table-cell>
          <table:table-cell table:style-name="Таблица5.A1" office:value-type="string">
            <text:p text:style-name="P122"><text:span text:style-name="T13">Учет и отчетность по пенсионным планам</text:span></text:p>
          </table:table-cell>
          <table:table-cell table:style-name="Таблица5.A1" office:value-type="string">
            <text:p text:style-name="P123"/>
          </table:table-cell>
          <table:table-cell table:style-name="Таблица5.A1" office:value-type="string">
            <text:p text:style-name="P123"/>
          </table:table-cell>
        </table:table-row>
        <table:table-row table:style-name="Таблица5.1">
          <table:table-cell table:style-name="Таблица5.A1" office:value-type="string">
            <text:p text:style-name="P122"><text:span text:style-name="T13">МСФО 27</text:span></text:p>
          </table:table-cell>
          <table:table-cell table:style-name="Таблица5.A1" office:value-type="string">
            <text:p text:style-name="P122"><text:span text:style-name="T13">Консолидированная и индивидуальная финансовая отчетность</text:span></text:p>
          </table:table-cell>
          <table:table-cell table:style-name="Таблица5.A1" office:value-type="string">
            <text:p text:style-name="P122"><text:span text:style-name="T13">ПБУ 19/02</text:span></text:p>
          </table:table-cell>
          <table:table-cell table:style-name="Таблица5.A1" office:value-type="string">
            <text:p text:style-name="P122"><text:span text:style-name="T13">Учет финансовых вложений</text:span></text:p>
          </table:table-cell>
        </table:table-row>
        <table:table-row table:style-name="Таблица5.1">
          <table:table-cell table:style-name="Таблица5.A1" table:number-columns-spanned="4" office:value-type="string">
            <text:p text:style-name="P122"><text:span text:style-name="T13">Продолжение таблицы 1.2</text:span></text:p>
          </table:table-cell>
          <table:covered-table-cell/>
          <table:covered-table-cell/>
          <table:covered-table-cell/>
        </table:table-row>
        <table:table-row table:style-name="Таблица5.1">
          <table:table-cell table:style-name="Таблица5.A1" office:value-type="string">
            <text:p text:style-name="P122"><text:span text:style-name="T13">МСФО 28</text:span></text:p>
          </table:table-cell>
          <table:table-cell table:style-name="Таблица5.A1" office:value-type="string">
            <text:p text:style-name="P122"><text:span text:style-name="T13">Учет инвестиций в ассоциированные </text:span><text:soft-page-break/><text:span text:style-name="T13">компании</text:span></text:p>
          </table:table-cell>
          <table:table-cell table:style-name="Таблица5.A1" office:value-type="string">
            <text:p text:style-name="P122"><text:span text:style-name="T13">ПБУ 19/02</text:span></text:p>
          </table:table-cell>
          <table:table-cell table:style-name="Таблица5.A1" office:value-type="string">
            <text:p text:style-name="P122"><text:span text:style-name="T13">Учет финансовых вложений</text:span></text:p>
          </table:table-cell>
        </table:table-row>
        <table:table-row table:style-name="Таблица5.1">
          <table:table-cell table:style-name="Таблица5.A1" office:value-type="string">
            <text:p text:style-name="P122"><text:span text:style-name="T13">МСФО 29</text:span></text:p>
          </table:table-cell>
          <table:table-cell table:style-name="Таблица5.A1" office:value-type="string">
            <text:p text:style-name="P122"><text:span text:style-name="T13">Финансовая отчетность в условиях гиперинфляции</text:span></text:p>
          </table:table-cell>
          <table:table-cell table:style-name="Таблица5.A1" office:value-type="string">
            <text:p text:style-name="P123"/>
          </table:table-cell>
          <table:table-cell table:style-name="Таблица5.A1" office:value-type="string">
            <text:p text:style-name="P123"/>
          </table:table-cell>
        </table:table-row>
        <table:table-row table:style-name="Таблица5.1">
          <table:table-cell table:style-name="Таблица5.A1" office:value-type="string">
            <text:p text:style-name="P122"><text:span text:style-name="T13">МСФО 30</text:span></text:p>
          </table:table-cell>
          <table:table-cell table:style-name="Таблица5.A1" office:value-type="string">
            <text:p text:style-name="P122"><text:span text:style-name="T13">Раскрытие информации о финансовой отчетности банков и аналогичных финансовых институтов</text:span></text:p>
          </table:table-cell>
          <table:table-cell table:style-name="Таблица5.A1" office:value-type="string">
            <text:p text:style-name="P123"/>
          </table:table-cell>
          <table:table-cell table:style-name="Таблица5.A1" office:value-type="string">
            <text:p text:style-name="P123"/>
          </table:table-cell>
        </table:table-row>
        <table:table-row table:style-name="Таблица5.1">
          <table:table-cell table:style-name="Таблица5.A1" office:value-type="string">
            <text:p text:style-name="P122"><text:span text:style-name="T13">МСФО 31</text:span></text:p>
          </table:table-cell>
          <table:table-cell table:style-name="Таблица5.A1" office:value-type="string">
            <text:p text:style-name="P122"><text:span text:style-name="T13">Финансовая отчетность об участии в совместной деятельности</text:span></text:p>
          </table:table-cell>
          <table:table-cell table:style-name="Таблица5.A1" office:value-type="string">
            <text:p text:style-name="P122"><text:span text:style-name="T13">ПБУ 20/03</text:span></text:p>
          </table:table-cell>
          <table:table-cell table:style-name="Таблица5.A1" office:value-type="string">
            <text:p text:style-name="P122"><text:span text:style-name="T13">Информация об участии в совместной деятельности</text:span></text:p>
          </table:table-cell>
        </table:table-row>
        <table:table-row table:style-name="Таблица5.1">
          <table:table-cell table:style-name="Таблица5.A1" office:value-type="string">
            <text:p text:style-name="P122"><text:span text:style-name="T13">МСФО 32</text:span></text:p>
          </table:table-cell>
          <table:table-cell table:style-name="Таблица5.A1" office:value-type="string">
            <text:p text:style-name="P122"><text:span text:style-name="T13">Финансовые инструменты: раскрытие и представление информации</text:span></text:p>
          </table:table-cell>
          <table:table-cell table:style-name="Таблица5.A1" office:value-type="string">
            <text:p text:style-name="P122"><text:span text:style-name="T13">ПБУ 19/02</text:span></text:p>
          </table:table-cell>
          <table:table-cell table:style-name="Таблица5.A1" office:value-type="string">
            <text:p text:style-name="P122"><text:span text:style-name="T13">Учет финансовых вложений</text:span></text:p>
          </table:table-cell>
        </table:table-row>
        <table:table-row table:style-name="Таблица5.1">
          <table:table-cell table:style-name="Таблица5.A1" office:value-type="string">
            <text:p text:style-name="P122"><text:span text:style-name="T13">МСФО 33</text:span></text:p>
          </table:table-cell>
          <table:table-cell table:style-name="Таблица5.A1" office:value-type="string">
            <text:p text:style-name="P122"><text:span text:style-name="T13">Прибыль на акцию</text:span></text:p>
          </table:table-cell>
          <table:table-cell table:style-name="Таблица5.A1" table:number-columns-spanned="2" office:value-type="string">
            <text:p text:style-name="P122"><text:span text:style-name="T13">Методические рекомендации Минфина от 21.03.2000</text:span></text:p>
          </table:table-cell>
          <table:covered-table-cell/>
        </table:table-row>
        <table:table-row table:style-name="Таблица5.1">
          <table:table-cell table:style-name="Таблица5.A1" office:value-type="string">
            <text:p text:style-name="P122"><text:span text:style-name="T13">МСФО 34</text:span></text:p>
          </table:table-cell>
          <table:table-cell table:style-name="Таблица5.A1" office:value-type="string">
            <text:p text:style-name="P122"><text:span text:style-name="T13">Промежуточная финансовая отчетность</text:span></text:p>
          </table:table-cell>
          <table:table-cell table:style-name="Таблица5.A1" office:value-type="string">
            <text:p text:style-name="P122"><text:span text:style-name="T13">ПБУ 4/99</text:span></text:p>
          </table:table-cell>
          <table:table-cell table:style-name="Таблица5.A1" office:value-type="string">
            <text:p text:style-name="P122"><text:span text:style-name="T13">Бухгалтерская отчетность организации</text:span></text:p>
          </table:table-cell>
        </table:table-row>
        <table:table-row table:style-name="Таблица5.1">
          <table:table-cell table:style-name="Таблица5.A1" office:value-type="string">
            <text:p text:style-name="P122"><text:span text:style-name="T13">МСФО36</text:span></text:p>
          </table:table-cell>
          <table:table-cell table:style-name="Таблица5.A1" office:value-type="string">
            <text:p text:style-name="P122"><text:span text:style-name="T13">Обесценивание активов</text:span></text:p>
          </table:table-cell>
          <table:table-cell table:style-name="Таблица5.A1" office:value-type="string">
            <text:p text:style-name="P123"/>
          </table:table-cell>
          <table:table-cell table:style-name="Таблица5.A1" office:value-type="string">
            <text:p text:style-name="P123"/>
          </table:table-cell>
        </table:table-row>
        <table:table-row table:style-name="Таблица5.1">
          <table:table-cell table:style-name="Таблица5.A1" office:value-type="string">
            <text:p text:style-name="P122"><text:span text:style-name="T13">МСФО 37</text:span></text:p>
          </table:table-cell>
          <table:table-cell table:style-name="Таблица5.A1" office:value-type="string">
            <text:p text:style-name="P122"><text:span text:style-name="T13">Резервы, условные обязательства и условные активы</text:span></text:p>
          </table:table-cell>
          <table:table-cell table:style-name="Таблица5.A1" office:value-type="string">
            <text:p text:style-name="P122"><text:span text:style-name="T13">ПБУ 8/01</text:span></text:p>
          </table:table-cell>
          <table:table-cell table:style-name="Таблица5.A1" office:value-type="string">
            <text:p text:style-name="P122"><text:span text:style-name="T13">Условные факты хозяйственной деятельности</text:span></text:p>
          </table:table-cell>
        </table:table-row>
        <table:table-row table:style-name="Таблица5.1">
          <table:table-cell table:style-name="Таблица5.A1" office:value-type="string">
            <text:p text:style-name="P122"><text:span text:style-name="T13">МСФО 38</text:span></text:p>
          </table:table-cell>
          <table:table-cell table:style-name="Таблица5.A1" office:value-type="string">
            <text:p text:style-name="P122"><text:span text:style-name="T13">Нематериальные активы</text:span></text:p>
          </table:table-cell>
          <table:table-cell table:style-name="Таблица5.A1" office:value-type="string">
            <text:p text:style-name="P122"><text:span text:style-name="T13">ПБУ 14/2007</text:span></text:p>
          </table:table-cell>
          <table:table-cell table:style-name="Таблица5.A1" office:value-type="string">
            <text:p text:style-name="P122"><text:span text:style-name="T13">Учет нематериальных активов</text:span></text:p>
          </table:table-cell>
        </table:table-row>
        <table:table-row table:style-name="Таблица5.1">
          <table:table-cell table:style-name="Таблица5.A1" office:value-type="string">
            <text:p text:style-name="P122"><text:span text:style-name="T13">МСФО 39</text:span></text:p>
          </table:table-cell>
          <table:table-cell table:style-name="Таблица5.A1" office:value-type="string">
            <text:p text:style-name="P122"><text:span text:style-name="T13">Финансовые инструменты: признание и оценка</text:span></text:p>
          </table:table-cell>
          <table:table-cell table:style-name="Таблица5.A1" office:value-type="string">
            <text:p text:style-name="P122"><text:span text:style-name="T13">ПБУ 19/02</text:span></text:p>
          </table:table-cell>
          <table:table-cell table:style-name="Таблица5.A1" office:value-type="string">
            <text:p text:style-name="P122"><text:span text:style-name="T13">Учет финансовых вложений</text:span></text:p>
          </table:table-cell>
        </table:table-row>
        <table:table-row table:style-name="Таблица5.1">
          <table:table-cell table:style-name="Таблица5.A1" office:value-type="string">
            <text:p text:style-name="P122"><text:span text:style-name="T13">МСФО 40</text:span></text:p>
          </table:table-cell>
          <table:table-cell table:style-name="Таблица5.A1" office:value-type="string">
            <text:p text:style-name="P122"><text:span text:style-name="T13">Инвестиции в недвижимость</text:span></text:p>
          </table:table-cell>
          <table:table-cell table:style-name="Таблица5.A1" office:value-type="string">
            <text:p text:style-name="P123"/>
          </table:table-cell>
          <table:table-cell table:style-name="Таблица5.A1" office:value-type="string">
            <text:p text:style-name="P123"/>
          </table:table-cell>
        </table:table-row>
        <table:table-row table:style-name="Таблица5.1">
          <table:table-cell table:style-name="Таблица5.A1" office:value-type="string">
            <text:p text:style-name="P122"><text:span text:style-name="T13">МСФО 41</text:span></text:p>
          </table:table-cell>
          <table:table-cell table:style-name="Таблица5.A1" office:value-type="string">
            <text:p text:style-name="P122"><text:span text:style-name="T13">Сельское хозяйство</text:span></text:p>
          </table:table-cell>
          <table:table-cell table:style-name="Таблица5.A1" office:value-type="string">
            <text:p text:style-name="P123"/>
          </table:table-cell>
          <table:table-cell table:style-name="Таблица5.A1" office:value-type="string">
            <text:p text:style-name="P123"/>
          </table:table-cell>
        </table:table-row>
        <table:table-row table:style-name="Таблица5.1">
          <table:table-cell table:style-name="Таблица5.A1" office:value-type="string">
            <text:p text:style-name="P122"><text:span text:style-name="T13">МСФО (IFRS)1</text:span></text:p>
          </table:table-cell>
          <table:table-cell table:style-name="Таблица5.A1" office:value-type="string">
            <text:p text:style-name="P122"><text:span text:style-name="T13">Первое применение МСФО</text:span></text:p>
          </table:table-cell>
          <table:table-cell table:style-name="Таблица5.A1" office:value-type="string">
            <text:p text:style-name="P123"/>
          </table:table-cell>
          <table:table-cell table:style-name="Таблица5.A1" office:value-type="string">
            <text:p text:style-name="P123"/>
          </table:table-cell>
        </table:table-row>
        <table:table-row table:style-name="Таблица5.1">
          <table:table-cell table:style-name="Таблица5.A1" office:value-type="string">
            <text:p text:style-name="P122"><text:span text:style-name="T13">МСФО (IFRS) 2</text:span></text:p>
          </table:table-cell>
          <table:table-cell table:style-name="Таблица5.A1" office:value-type="string">
            <text:p text:style-name="P122"><text:span text:style-name="T13">Выплаты долевыми инструментами</text:span></text:p>
          </table:table-cell>
          <table:table-cell table:style-name="Таблица5.A1" office:value-type="string">
            <text:p text:style-name="P123"/>
          </table:table-cell>
          <table:table-cell table:style-name="Таблица5.A1" office:value-type="string">
            <text:p text:style-name="P123"/>
          </table:table-cell>
        </table:table-row>
        <table:table-row table:style-name="Таблица5.1">
          <table:table-cell table:style-name="Таблица5.A1" office:value-type="string">
            <text:p text:style-name="P122"><text:span text:style-name="T13">МСФО (IFRS) 3</text:span></text:p>
          </table:table-cell>
          <table:table-cell table:style-name="Таблица5.A1" office:value-type="string">
            <text:p text:style-name="P122"><text:span text:style-name="T13">Объединения бизнеса</text:span></text:p>
          </table:table-cell>
          <table:table-cell table:style-name="Таблица5.A1" office:value-type="string">
            <text:p text:style-name="P123"/>
          </table:table-cell>
          <table:table-cell table:style-name="Таблица5.A1" office:value-type="string">
            <text:p text:style-name="P123"/>
          </table:table-cell>
        </table:table-row>
        <table:table-row table:style-name="Таблица5.1">
          <table:table-cell table:style-name="Таблица5.A1" office:value-type="string">
            <text:p text:style-name="P122"><text:span text:style-name="T13">МСФО (IFRS) 4</text:span></text:p>
          </table:table-cell>
          <table:table-cell table:style-name="Таблица5.A1" office:value-type="string">
            <text:p text:style-name="P122"><text:span text:style-name="T13">Договоры страхования</text:span></text:p>
          </table:table-cell>
          <table:table-cell table:style-name="Таблица5.A1" office:value-type="string">
            <text:p text:style-name="P123"/>
          </table:table-cell>
          <table:table-cell table:style-name="Таблица5.A1" office:value-type="string">
            <text:p text:style-name="P123"/>
          </table:table-cell>
        </table:table-row>
        <table:table-row table:style-name="Таблица5.1">
          <table:table-cell table:style-name="Таблица5.A1" office:value-type="string">
            <text:p text:style-name="P122"><text:span text:style-name="T13">МСФО (IFRS) 5</text:span></text:p>
          </table:table-cell>
          <table:table-cell table:style-name="Таблица5.A1" office:value-type="string">
            <text:p text:style-name="P122"><text:span text:style-name="T13">Выбытие внеоборотных активов, удерживаемых для продажи, и прекращенная деятельность</text:span></text:p>
          </table:table-cell>
          <table:table-cell table:style-name="Таблица5.A1" office:value-type="string">
            <text:p text:style-name="P122"><text:span text:style-name="T13">ПБУ 16/02</text:span></text:p>
          </table:table-cell>
          <table:table-cell table:style-name="Таблица5.A1" office:value-type="string">
            <text:p text:style-name="P122"><text:span text:style-name="T13">Информация по прекращаемой деятельности</text:span></text:p>
          </table:table-cell>
        </table:table-row>
        <table:table-row table:style-name="Таблица5.1">
          <table:table-cell table:style-name="Таблица5.A1" office:value-type="string">
            <text:p text:style-name="P122"><text:span text:style-name="T13">МСФО (IFRS) 6</text:span></text:p>
          </table:table-cell>
          <table:table-cell table:style-name="Таблица5.A1" office:value-type="string">
            <text:p text:style-name="P122"><text:span text:style-name="T13">Геологоразведка и оценка минерально-сырьевых запасов</text:span></text:p>
          </table:table-cell>
          <table:table-cell table:style-name="Таблица5.A1" office:value-type="string">
            <text:p text:style-name="P123"/>
          </table:table-cell>
          <table:table-cell table:style-name="Таблица5.A1" office:value-type="string">
            <text:p text:style-name="P123"/>
          </table:table-cell>
        </table:table-row>
      </table:table>
      <text:p text:style-name="P107"><text:span text:style-name="T6">Таблица 1.2 - Соответствие МСФО системе российских ПБУ</text:span></text:p>
      <text:p text:style-name="P96"/>
      <text:p text:style-name="P107"><text:soft-page-break/><text:span text:style-name="T7">В качестве основных областей сравнения российской системы бухгалтерского учета и МСФО можно обозначить следующие.</text:span></text:p>
      <text:p text:style-name="P107"><text:span text:style-name="T7">Во-первых, один из важнейших основополагающих принципов МСФО - приоритет экономического содержания перед юридической (правовой) формой.</text:span></text:p>
      <text:p text:style-name="P107"><text:span text:style-name="T7">В МСФО говориться, что до некоторой степени можно забыть про то, в какую правовую форму облечен тот или иной факт хозяйственной жизни, важно то, что он представляет собой с экономической точки зрения. Исходя из этого, он отражается в отчетности.</text:span></text:p>
      <text:p text:style-name="P107"><text:span text:style-name="T7">В российской системе бухгалтерского учета применяется иной подход: некое единство между экономическим содержанием и правовой формой, а иногда и приоритет правовой формы над экономическим содержанием. Сегодняшнее построение российского законодательства таково, что бухгалтерские правила - часть законодательства.</text:span></text:p>
      <text:p text:style-name="P107"><text:span text:style-name="T7">Вторая область - сопоставление основных элементов отчетности.</text:span></text:p>
      <text:p text:style-name="P107"><text:span text:style-name="T7">B МСФО выделяются пять элементов, финансовой отчетности, а именно: активы, обязательства, капитал, доходы и расходы. Об элементах финансовой отчетности говорится в Концепции по бухгалтерскому учету в рыночной экономике России, которая содержит аналогичные Принципам МСФО нормы:</text:span></text:p>
      <text:list xml:id="list8837285581557129507" text:style-name="WWNum8">
        <text:list-item>
          <text:p text:style-name="P101"><text:span text:style-name="T7">элементами формируемой в бухгалтерском учете информации о. финансовом положении организации, которые отражаются в бухгалтерском балансе, являются имущество, кредиторская задолженность и капитал;</text:span></text:p>
        </text:list-item>
        <text:list-item>
          <text:p text:style-name="P101"><text:span text:style-name="T7">элементами формируемой в бухгалтерском учете информации о финансовых результатах деятельности организации, которые отражаются в отчете о прибылях и убытках, являются доходы и расходы организации.</text:span></text:p>
        </text:list-item>
      </text:list>
      <text:p text:style-name="P107"><text:soft-page-break/><text:span text:style-name="T7">В российских же нормативных актах отсутствуют чёткое понятие элементов финансовой отчетности и единые принципы их классификации. Об этом свидетельствует несовпадение классификации элементов бухгалтерской отчетности (ПБУ 4/99) и классификации разделов и кодов счетов, косвенно задаваемой Планом счетов бухгалтерского учета финансово-хозяйственной деятельности организации.</text:span></text:p>
      <text:p text:style-name="P107"><text:span text:style-name="T7">Активы, следуя МСФО, это ресурсы, контролируемые организацией в результате прошлых событий и заключающие в себе будущие выгоды. Близкое по смыслу к МСФО определение сформулировано в Концепции бухгалтерского учета </text:span><text:span text:style-name="T8">в</text:span><text:span text:style-name="T12"> </text:span><text:span text:style-name="T7">рыночной экономике России, однако при этом документ оперирует понятием не «активы», </text:span><text:span text:style-name="T8">а</text:span><text:span text:style-name="T12"> </text:span><text:span text:style-name="T7">«имущество». Понятие «имущество» же определяется через термин «хозяйственные средства». В настоящее время в нормативных актах идет замена понятия «имущество» на понятие «активы». Таким образом, отсутствие единой терминологии очевидно. Процесс замены понятий свидетельствует о попытке отойти от юридических терминов, поскольку юридический смысл понятия не всегда правильно отражает экономическую сущность явления.</text:span></text:p>
      <text:p text:style-name="P107"><text:span text:style-name="T7">Обязательство - это текущая задолженность компании, возникающая из событий прошлых периодов, урегулирование которой приведет к оттоку из компании ресурсов, содержащих экономическую выгоду. Таким образом, в международной практике обязательства имеют следующие характерные особенности:</text:span></text:p>
      <text:list xml:id="list4343583055442676894" text:style-name="WWNum9">
        <text:list-item>
          <text:p text:style-name="P102"><text:span text:style-name="T7">обязательство влечет за собой, как правило, будущую передачу актива;</text:span></text:p>
        </text:list-item>
        <text:list-item>
          <text:p text:style-name="P102"><text:span text:style-name="T7">обязательство необходимо исполнить даже в случае потери выгоды;</text:span></text:p>
        </text:list-item>
        <text:list-item>
          <text:p text:style-name="P102"><text:span text:style-name="T7">обязательство обусловлено прошлыми событиями.</text:span></text:p>
        </text:list-item>
      </text:list>
      <text:p text:style-name="P107"><text:span text:style-name="T7">Понятие «обязательство» российскими нормативными актами по бухгалтерскому учету не определено. В целях идентификации обязательств </text:span><text:soft-page-break/><text:span text:style-name="T7">можно опираться лишь на документы рекомендательного характера (Концепцию бухгалтерского учета в рыночной экономике России, а также гражданское законодательство). В Концепции сформулировано понятие «кредиторская задолженность», содержание которого близко к термину «обязательство» МСФО: «Кредиторской задолженностью признается существующее на отчетную дату обязательство организации, которое является следствием прошлых событий ее хозяйственной деятельности и расчеты, по которой должны привести к оттоку ресурсов организации, которые должны были принести ей экономические выгоды».</text:span></text:p>
      <text:p text:style-name="P107"><text:span text:style-name="T7">В соответствии с МСФО все обязательства, в зависимости от степени определенности времени и суммы их исполнения, можно разделить следующим образом:</text:span></text:p>
      <text:list xml:id="list5830843420324949885" text:style-name="WWNum10">
        <text:list-item>
          <text:p text:style-name="P103"><text:span text:style-name="T7">обязательства, признанные как кредиторская задолженность (продавцу за купленный товар, по налоговым платежам, по кредитам и. т. д.);</text:span></text:p>
        </text:list-item>
        <text:list-item>
          <text:p text:style-name="P103"><text:span text:style-name="T7">обязательства, призванные в балансе как резервы, то есть существующие на отчетную дату обязательства организации, которые с большой вероятностью приведут к оттоку экономических выгод и величина которых может быть достоверно оценена (МСФО 37) (продажа товара с гарантией и пр.);</text:span></text:p>
        </text:list-item>
        <text:list-item>
          <text:p text:style-name="P103"><text:span text:style-name="T7">обязательства, не признанные в балансе (так называемые условные обязательства), те, вероятность оттока экономических выгод в связи с которыми невелика, либо их величина не может быть достоверно оценена (иски т. д.);</text:span></text:p>
        </text:list-item>
        <text:list-item>
          <text:p text:style-name="P103"><text:span text:style-name="T7">возможные обязательства, также не признанные в балансе, но которые могут возникнуть в зависимости от того, произойдет или нет в будущем некоторое событие, например, единичная гарантия по: займу, выданная третьим лицом.</text:span></text:p>
        </text:list-item>
      </text:list>
      <text:p text:style-name="P107"><text:soft-page-break/><text:span text:style-name="T7">Кроме классификации, описанной выше, возможно, но не обязательно, деление признаваемых в балансе обязательств на краткосрочные (текущие) и долгосрочные в соответствие с МСФО 1.</text:span></text:p>
      <text:p text:style-name="P107"><text:span text:style-name="T7">Что касается российской классификации, то согласно ей обязательства (кредиторская задолженность) подразделяются на краткосрочные (до 1 года) и долгосрочные (свыше 1 года). Классификация же в зависимости от степени определенности времени и исполнения обязательств присутствует в ПБУ 8/01 «Условные факты хозяйственной деятельности» и соответствует МСФО. ПБУ 8/01 ввело специальное понятие «условные факты хозяйственной деятельности», которое допускает возможность возникновения условных обязательств и их отражение в бухгалтерском балансе, в виде специальной учетной категории в ПБУ 8/01 присутствуют и «резервы». Можно утверждать, что с недавнего времени (ПБУ8/01 вступило в силу с 01.01.2002) результаты таких операций, как выдача гарантий, судебные иски и пр., в соответствии с ПБУ отражаются в балансе и в соответствии с МСФО тоже. В результате возможная ранее различная структура обязательств в бухгалтерском балансе в зависимости от применяемых стандартов теперь не является угрозой несопоставимости отчетности.</text:span></text:p>
      <text:p text:style-name="P107"><text:span text:style-name="T7">Основные проблемы в связи с учетом обязательств возникают в связи с идентификацией обязательств в спорных случаях, либо в случаях, конкретно не описанных в нормативных актах. Проблемы пользователей в данном случае заключаются в получений искаженной, недостоверной информации об обязательствах предприятия, а следовательно, и о капитале, что может существенно повлиять на процесс принятия экономических решений. </text:span></text:p>
      <text:p text:style-name="P107"><text:span text:style-name="T7">Трактовка капитала по МСФО обусловлена тем, что в случае ликвидации компании кредиторы имеют приоритет перед собственниками и их требования удовлетворяются в первую очередь. Вследствие того, что в международной практике капитал рассматривается как разница между </text:span><text:soft-page-break/><text:span text:style-name="T7">активами и обязательствами, он иногда называется чистым капиталом или чистыми активами компании.</text:span></text:p>
      <text:p text:style-name="P107"><text:span text:style-name="T7">В российской нормативной базе определение отсутствует, и мы снова находим его в Концепции «капитал представляет собой остаток хозяйственных средств организации после вычета из них кредиторской задолженности». Таким образом, понятие капитала здесь аналогично по содержанию определению из МСФО.</text:span></text:p>
      <text:p text:style-name="P107"><text:span text:style-name="T7">Учет доходов и расходов в России регламентируется ПБУ 9/99. «Доходы организации» и ПБУ 10/99 «Расходы организации». Комментируя общее для, обоих ПБУ, необходимо отметить следующую их принципиальную Особенность: оба стандарта представляют собой взаимосвязанную систему, элементы которой находятся в тесной зависимости и определяют друг друга. </text:span></text:p>
      <text:p text:style-name="P107"><text:span text:style-name="T7">Впервые понятия доходов и расходов, близкие по смыслу к содержанию МСФО, были сформулированы для целей бухгалтерского учета в Концепции. В содержании ПБУ понятия несколько уточняются.</text:span></text:p>
      <text:p text:style-name="P107"><text:span text:style-name="T7">Доходы и расходы квалифицируются через определение капитала организации. Вместе с тем понятие капитала в системе нормативного регулирования бухгалтерского учета, как уже было отмечено, </text:span><text:span text:style-name="T8">в</text:span><text:span text:style-name="T12"> </text:span><text:span text:style-name="T7">настоящее время в нормативной базе отсутствует. Кроме того, определение доходов и расходов, способов их признания и учета важно не только само по себе, но главным образом потому, что через них необходимо выйти на квалификацию финансовых результатов.</text:span></text:p>
      <text:p text:style-name="P107"><text:span text:style-name="T7">Согласно МСФО доходом является приращение экономических выгод в течение отчетного периода, происходящее в форме притока или увеличения активов, или уменьшения обязательств, что выражается в увеличении капитала, не связанного с вкладами участников акционерного капитала. Из определения следует, что доходы не всегда могут быть связаны с физическим </text:span><text:soft-page-break/><text:span text:style-name="T7">поступлением активов. Таким образом, доходом должны признаваться прибыли, полученные вследствие переоценки рыночных ценных бумаг, например.</text:span></text:p>
      <text:p text:style-name="P107"><text:span text:style-name="T7">Определение дохода, приведенное в ПБУ 9/99, по смыслу близко к определению, приведенному в МСФО: «Доходами организации признается увеличение экономических выгод в результате поступления активов (денежных средств, иного имущества) и/или погашения обязательств, приводящее к увеличению капитала этой организация, за исключением вкладов участников (собственников имущества)».</text:span></text:p>
      <text:p text:style-name="P107"><text:span text:style-name="T7">«Уменьшение экономических выгод в течение отчетного периода, происходящее в форме оттока или истощения активов или увеличения обязательств, ведущих к уменьшению капитала, не связанное с его распределением между участниками» - так определяются расходы в МСФО. Как следует из определения, к расходам также относится уменьшение экономических выгод в результате истощения активов, когда собственно активы не выбывают, но их стоимость снижается.</text:span></text:p>
      <text:p text:style-name="P107"><text:span text:style-name="T7">ПБУ 10/99 является во многом зеркальным отражением ПБУ 9/99. согласно ПБУ 10/99 расходами признается уменьшение экономических выгод в результате выбытия активов (денежных средств, иного имущества) и/или возникновение обязательств, приводящее к уменьшению капитала этой организации, за исключением уменьшения вкладов по решению участников (собственников имущества). Согласно МСФО к расходам относится и уменьшение экономических выгод в результате истощения активов, когда собственно активы не выбывают, но их стоимость снижается. Формально определение ПБУ не учитывает этой возможности, хотя в соответствие с п. 11 ПБУ 10/99 суммы уценки активов относятся к прочим расходам. </text:span></text:p>
      <text:p text:style-name="P107"><text:span text:style-name="T7">Третья область - объем раскрываемой информации.</text:span></text:p>
      <text:p text:style-name="P107"><text:soft-page-break/><text:span text:style-name="T7">Требование полноты и понятности представляемой в отчетности информации предполагает значительный объем дополнительно раскрываемой информации. При этом, кроме того, что предприятие должно пояснить все представленные в бухгалтерских отчетах статьи, МСФО, а также российские ПБУ требуют от него также раскрытия иной информации, необходимой внешним, пользователям для принятия экономических решений.</text:span></text:p>
      <text:p text:style-name="P82"><text:span text:style-name="T59">Современный этап развития международных финансовых рынков требует максимальной прозрачности и, сопоставимости финансовых отчетов предприятий, которые приходят на рынок в целях привлечения дополнительных инвестиций. И России необходимо сейчас обратить внимание на основы цивилизованного представления и раскрытия финансовой информации предприятиями, которые являются либо могут стать объектами инвестиционной деятельности.</text:span></text:p>
      <text:p text:style-name="P79"/>
      <text:p text:style-name="P62">2.4 Стандарты, определяющие учетную политику</text:p>
      <text:p text:style-name="P31"/>
      <text:p text:style-name="P32"><text:span text:style-name="T40">В ряду рассматриваемых стандартов приоритетное место занимает </text:span><text:span text:style-name="T39">МСФО 1 «Представление финансовой отчетности». </text:span><text:span text:style-name="T40">Этот стандарт, будучи первым, предопределил структуру и в значительной мере содержание многих других стандартов.</text:span></text:p>
      <text:p text:style-name="P35">В этом стандарте приведены основополагающие учетные принципы. Напомним их: непрерывность деятельности, постоянство применения выбранных учетных методов, накопление доходов и затрат, осмотрительность, приоритет содержания перед формой, существенность. Отчеты должны быть ясными и понятными для акционеров, кредиторов и других потребителей.</text:p>
      <text:p text:style-name="P32"><text:span text:style-name="T40">В </text:span><text:span text:style-name="T39">МСФО 8 «Чистая прибыль или убыток за период, фундаментальные ошибки и изменения в учетной политике» </text:span><text:span text:style-name="T40">излагаются принципы построения </text:span><text:soft-page-break/><text:span text:style-name="T40">отчета о доходах, который может также называться отчетом о прибылях и убытках. В отчет включают и так называемые чрезвычайные доходы и потери, выделяют прибыль от обычной деятельности.</text:span></text:p>
      <text:p text:style-name="P35">На суммы, возникающие вследствие ошибок и упущений в предыдущие периоды, как предусмотрено МСФО 8, корректируют доходы текущего отчетного периода либо их показывают отдельно как часть доходов этого периода.</text:p>
      <text:p text:style-name="P35">Изменения в учетную политику могут быть внесены в случаях, когда этого требуют законодательство или орган, утверждающий учетные стандарты, а также когда данные изменения повышают качество отчетности. Результат изменений должен быть оценен в денежном выражении. Положения МСФО 8 по ряду моментов перекликаются с положениями МСФО 1, 10, 12, 14, 16, 21, 23 и 25.</text:p>
      <text:p text:style-name="P32"><text:span text:style-name="T40">В </text:span><text:span text:style-name="T39">МСФО 10 «Условные события и события, происшедшие после отчетной даты» </text:span><text:span text:style-name="T40">рассмотрены неожиданные факты, которые либо произошли, либо могут произойти и существенно повлиять на показатели отчетности.</text:span></text:p>
      <text:p text:style-name="P32"><text:span text:style-name="T39">МСФО 14 «Сегментная отчетность» </text:span><text:span text:style-name="T40">касается транснациональных корпораций, работающих в разных странах и географических регионах, а также производящих различную продукцию и оказывающих несколько видов услуг. В отчетности разграничивают доходы и расходы, материальные и нематериальные активы по отраслям, регионам, рынкам сбыта.</text:span></text:p>
      <text:p text:style-name="P35">Компании, акции которых обращаются на фондовых биржах и которые имеют дочерние предприятия, должны составлять отчеты с описанием деятельности в каждом отраслевом или региональном сегменте с указанием доходов по ним и активов, сегмента в денежном выражении либо в процентах от активов компании, а также принципов ценообразования в каждом сегменте.</text:p>
      <text:p text:style-name="P35">Составляется сводная отчетность по компании в целом.</text:p>
      <text:p text:style-name="P32"><text:soft-page-break/><text:span text:style-name="T39">МСФО 24 «Раскрытие информации о связанных сторонах». </text:span><text:span text:style-name="T40">Согласно этому стандарту стороны считаются связанными, когда одна из них способна контролировать другую или оказывать на нее существенное влияние при принятии ею решений по финансовым и оперативным вопросам.</text:span></text:p>
      <text:p text:style-name="P35">При операциях между такими сторонами могут применяться цены, заведомо не выгодные для одной из сторон, либо выплачиваться вознаграждения директорам в завышенном размере, а также предоставляться займы на льготных условиях, что обычно является конфиденциальной информацией. Этот стандарт требует раскрытия таких фактов. Необходимо указывать объем операций между сторонами в денежном выражении и в виде доли, размер неоплаченных обязательств, политику цен и др.</text:p>
      <text:p text:style-name="P32"><text:span text:style-name="T39">МСФО 22 «Объединение компаний» </text:span><text:span text:style-name="T40">посвящен отчетности материнских компаний и дочерних предприятий. Стандартом предусмотрено, что при составлении сводной отчетности активы и обязательства приобретенного предприятия следует оценивать по справедливой цене на дату приобретения. Однако фактическая цена приобретения может отклоняться от справедливой цены. Эта разница составляет цену фирмы – гудвилл, который может быть как положительным, так и отрицательным. Положительный гудвилл амортизируют, отрицательный считают отложенными доходами, списываемыми на прибыль в течение пяти лет.</text:span></text:p>
      <text:p text:style-name="P35">В условную группу стандартов по материальным ценностям и нематериальным активам входят МСФО 2 «Запасы», МСФО 4 «Учет амортизации», МСФО 16 «Основные средства», МСФО 17 «Аренда» и МСФО 22 «Объединение компаний». </text:p>
      <text:p text:style-name="P35">К стандартам, касающимся движения денежных потоков, относятся МСФО 7 «Отчеты о движении денежных средств», МСФО 15 «Информация, отражающая влияние изменения цен», МСФО 21 «Влияние изменений валютных курсов», МСФО 29 «Финансовая отчетность в условиях <text:soft-page-break/>гиперинфляции» и МСФО 30 «Раскрытие информации в финансовой отчетности банков и аналогичных финансовых институтов».</text:p>
      <text:p text:style-name="P32"><text:span text:style-name="T40">В </text:span><text:span text:style-name="T39">МСФО 7 «Отчеты о движении денежных средств»</text:span><text:span text:style-name="T41">.</text:span><text:span text:style-name="T39"> </text:span><text:span text:style-name="T40">В упрощенном виде показатель денежного потока включает чистую прибыль и амортизацию. Используют термины «чистый денежный поток» и «валовой денежный поток». Для определения первого показателя из рассчитанной суммы вычитают дивиденды, а для определения второго показателя к ранее исчисленной сумме прибавляют подоходный налог, налог с прибыли и имущественный налог. МСФО 7 рекомендует раздельно показывать потоки от операционной (текущей), инвестиционной и финансовой деятельности.</text:span></text:p>
      <text:p text:style-name="P35">Эквиваленты денежных средств предназначены для удовлетворения краткосрочных денежных обязательств, а не для инвестиций или других целей. Инвестиции классифицируются в качестве денежных эквивалентов, если они имеют короткий срок погашения (три месяца и менее от даты приобретения). Инвестиции в акции других организаций не относятся к денежным эквивалентам, за исключением тех случаев, когда они по своей сути идентичны денежным средствам, например, в случае с привилегированными акциями, приобретенными незадолго до даты их погашения и с указанием конкретной даты выкупа. Кроме того, к эквивалентам денежных средств может быть отнесен банковский овердрафт, возможность которого часто предоставляется условиями соглашений с банками.</text:p>
      <text:p text:style-name="P32"><text:span text:style-name="T40">В </text:span><text:span text:style-name="T39">МСФО 15 «Информация, отражающая влияние изменения цен» </text:span><text:span text:style-name="T40">имеются в виду просто колебания цен, а не инфляция, которая раскрывается в МСФО 29.</text:span></text:p>
      <text:p text:style-name="P35">В соответствии с МСФО 15 корректируют оценку недвижимости, товарно-материальных ценностей, сумму продаж, денежных средств и др.</text:p>
      <text:p text:style-name="P32"><text:soft-page-break/><text:span text:style-name="T39">МСФО 21 «Влияние изменений валютных курсов» </text:span><text:span text:style-name="T40">рекомендует составлять отчет в отечественной валюте с использованием валютного курса и фиксированием курсовых разниц.</text:span></text:p>
      <text:p text:style-name="P32"><text:span text:style-name="T40">В </text:span><text:span text:style-name="T39">МСФО 29 «Финансовая отчетность в условиях гиперинфляции» </text:span><text:span text:style-name="T40">гиперинфляция определена как рост цен в течение трех лет на 100% и выше, или 26% в год (не выше 1,9% ежемесячно). Для пересчета показателей отчета используется генеральный индекс цен, а при его отсутствии – отношение курса национальной валюты к доллару США или евро.</text:span></text:p>
      <text:p text:style-name="P32"><text:span text:style-name="T40">Согласно положениям </text:span><text:span text:style-name="T39">МСФО 30 «Раскрытие информации в финансовой отчетности банков и аналогичных финансовых институтов» </text:span><text:span text:style-name="T40">предполагается достоверный показ финансового положения банка. Кроме балансовых счетов используются внебалансовые счета. Важное значение придается отражению ликвидности баланса и возможных рисков. Источники привлеченных ресурсов должны сопоставляться со сроками погашения выданных кредитов. Кредитные организации играют важную роль в обеспечении доверия вкладчиков к денежной системе. Отсюда всеобщая заинтересованность в благополучии банков и их финансовой устойчивости. Уместно напомнить слова великого дипломата </text:span><text:span text:style-name="T35">XIX</text:span><text:span text:style-name="T40"> века Ш.М. Талейрана: «Курс национальной валюты обычно опускается вместе с престижем государства».</text:span></text:p>
      <text:p text:style-name="P35">Национальный банк в централизованном порядке контролирует соблюдение местными кредитными организациями законодательства, норм и предписаний и в случае нарушений применяет существенные экономические санкции.</text:p>
      <text:p text:style-name="P35">В этой системе используется непростое понятие «пруденциальные нормы деятельности». Таким нормами считаются: предельные величины рисков, принимаемые банками; нормы создания резервов, обеспечивающих ликвидность банков и покрытие возможных потерь; требования, <text:soft-page-break/>невыполнение которых может отрицательно повлиять на финансовое положение банков или на возможность реальной оценки их финансовой деятельности, включая требования по ведению бухгалтерского учета и представлению отчетности; требования к представлению информации при регистрации, лицензировании и расширении деятельности банков.</text:p>
      <text:p text:style-name="P35">Содержание понятия «основные средства» раскрыто в МСФО 16. В нем недвижимость, здания и оборудование определены как материальные активы, которые находятся на предприятии для использования в производстве или хранятся в форме запаса товаров и услуг для сдачи в аренду, административных целей и которые предполагаются к использованию на протяжении более одного отчетного периода (как правило, это один год). Стандарт регулирует также первоначальную оценку, начисление износа, определение и пересмотр срока полезного использования единицы материальных активов, возмещение балансовой стоимости, изъятие из обращения.</text:p>
      <text:p text:style-name="P35">Примерами материальных активов, отнесенных к недвижимости, зданиям и оборудованию, являются земля, здания, станки, корабли, самолеты, автотранспорт, мебель и приспособления, офисное оборудование. Себестоимость одной такой единицы состоит из покупной цены, включая таможенные пошлины, безвозвратные налоги на покупку, любые затраты, непосредственно связанные с приведением актива в рабочее состояние для его предполагаемого использования, а также любые торговые скидки и льготы при продажах, которые вычитаются при установлении покупной цены.</text:p>
      <text:p text:style-name="P35">В составе прямых затрат названа стоимость подготовки строительной площадки, основная покупная цена и транспортно-заготовительные расходы, затраты на установку, оплата работы специалистов.</text:p>
      <text:p text:style-name="P32"><text:soft-page-break/><text:span text:style-name="T40">Пример </text:span><text:span text:style-name="T35">II</text:span><text:span text:style-name="T40">.1. Фирма Б заключила договор с фабрикой на приобретение полиграфического станка по базовой цене поставщика 10 000 дол. США. Скидка поставщика составляет 3% при условии оплаты в течение ближайших 30 календарных дней. По налоговому законодательству покупатель должен заплатить налог 6% от базовой цены производителя с учетом дисконта. Стоимость доставки станка по железной дороге 1000 дол.</text:span></text:p>
      <text:p text:style-name="P35">Тариф за перевозку станка автотранспортом со станции до места расположения фирмы 200 дол. Стоимость монтажа станка определена в размере 518 дол.</text:p>
      <text:p text:style-name="P35">По этим данным первоначальная стоимость приобретения (себестоимость) станка для фирмы Б составит 12 000 дол.</text:p>
      <text:p text:style-name="P35"/>
      <text:p text:style-name="P35">Таблица 2 - Определение первоначальной стоимости станк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6">Показатели</text:p>
          </table:table-cell>
          <table:table-cell table:style-name="Таблица2.A1" office:value-type="string">
            <text:p text:style-name="P6">Сумма, дол.</text:p>
          </table:table-cell>
        </table:table-row>
        <table:table-row table:style-name="Таблица2.2">
          <table:table-cell table:style-name="Таблица2.A1" office:value-type="string">
            <text:p text:style-name="P6">1 .Базовая покупная цена </text:p>
          </table:table-cell>
          <table:table-cell table:style-name="Таблица2.A1" office:value-type="string">
            <text:p text:style-name="P6">10000 </text:p>
          </table:table-cell>
        </table:table-row>
        <table:table-row table:style-name="Таблица2.3">
          <table:table-cell table:style-name="Таблица2.A1" office:value-type="string">
            <text:p text:style-name="P6">2. Дисконт (скидка) по оплате в течение установленного срока (3% х 10000 дол. : 100%) </text:p>
          </table:table-cell>
          <table:table-cell table:style-name="Таблица2.A1" office:value-type="string">
            <text:p text:style-name="P6">300 </text:p>
          </table:table-cell>
        </table:table-row>
        <table:table-row table:style-name="Таблица2.2">
          <table:table-cell table:style-name="Таблица2.A1" office:value-type="string">
            <text:p text:style-name="P6">3. Покупная цена с учетом дисконта (п. 1 – п. 2) </text:p>
          </table:table-cell>
          <table:table-cell table:style-name="Таблица2.A1" office:value-type="string">
            <text:p text:style-name="P6">9700 </text:p>
          </table:table-cell>
        </table:table-row>
        <table:table-row table:style-name="Таблица2.2">
          <table:table-cell table:style-name="Таблица2.A1" office:value-type="string">
            <text:p text:style-name="P6">4. Налог на приобретение станка (6% х 9 700 дол. : 100%) </text:p>
          </table:table-cell>
          <table:table-cell table:style-name="Таблица2.A1" office:value-type="string">
            <text:p text:style-name="P6">582 </text:p>
          </table:table-cell>
        </table:table-row>
        <table:table-row table:style-name="Таблица2.6">
          <table:table-cell table:style-name="Таблица2.A1" office:value-type="string">
            <text:p text:style-name="P6">5. Железнодорожный тариф </text:p>
          </table:table-cell>
          <table:table-cell table:style-name="Таблица2.A1" office:value-type="string">
            <text:p text:style-name="P6">1000 </text:p>
          </table:table-cell>
        </table:table-row>
        <table:table-row table:style-name="Таблица2.2">
          <table:table-cell table:style-name="Таблица2.A1" office:value-type="string">
            <text:p text:style-name="P6">6. Доставка автотранспортом </text:p>
          </table:table-cell>
          <table:table-cell table:style-name="Таблица2.A1" office:value-type="string">
            <text:p text:style-name="P6">200 </text:p>
          </table:table-cell>
        </table:table-row>
        <table:table-row table:style-name="Таблица2.2">
          <table:table-cell table:style-name="Таблица2.A1" office:value-type="string">
            <text:p text:style-name="P6">7. Стоимость монтажа </text:p>
          </table:table-cell>
          <table:table-cell table:style-name="Таблица2.A1" office:value-type="string">
            <text:p text:style-name="P6">518 </text:p>
          </table:table-cell>
        </table:table-row>
        <table:table-row table:style-name="Таблица2.9">
          <table:table-cell table:style-name="Таблица2.A1" office:value-type="string">
            <text:p text:style-name="P6">8. Первоначальная стоимость приобретения (себестоимость) станка (п. 3 + л- 4 + п. 5 + п. 6 + п. 7) </text:p>
          </table:table-cell>
          <table:table-cell table:style-name="Таблица2.A1" office:value-type="string">
            <text:p text:style-name="P6">12000 </text:p>
          </table:table-cell>
        </table:table-row>
      </table:table>
      <text:p text:style-name="P35"/>
      <text:p text:style-name="P35"><text:soft-page-break/>На первоначальную стоимость приобретенного оборудования (12 000 дол.) в бухгалтерии фирмы будет сделана следующая запись:</text:p>
      <text:p text:style-name="P35">Д 2412 «Полиграфическое оборудование» – К 1030 «Расчетный счет».</text:p>
      <text:p text:style-name="P35">На момент приобретения первоначальная стоимость станка включается в состав активов предприятия и отражается в бухгалтерском балансе.</text:p>
      <text:p text:style-name="P32"><text:span text:style-name="T40">Важно, что понесенные фирмой затраты на приобретение оборудования не включаются в себестоимость отчетного периода. Это связано с соблюдением требований такого концептуального учетного принципа, как соответствие затрат и доходов. Предположим, заплатив за станок 12 000 дол., фирма планирует использовать его в своем обороте и извлекать из этого доходы в течение 10 лет. Значит, затраты на станок нужно списывать на себестоимость продукции в течение всего этого периода. На протяжении десятилетней эксплуатации станка по мере его амортизации и износа ежегодно в себестоимость реализованной продукции и на финансовые результаты будут относить </text:span><text:span text:style-name="T14">1</text:span><text:span text:style-name="T40">/</text:span><text:span text:style-name="T15">10</text:span><text:span text:style-name="T40"> первоначальной стоимости. Эта сумма включается в отчет о прибылях (убытках) в виде амортизации, а в итог баланса войдет остаточная стоимость станка.</text:span></text:p>
      <text:p text:style-name="P32"><text:span text:style-name="T40">Согласно международной практике амортизация (износ) не начисляется лишь на такой вид внеоборотных активов, как земля. Предполагается, что срок эксплуатации земли не может быть лимитирован. Поэтому если для учета схожих по своим характеристикам видов оборудования может применяться какой-то единый синтетический счет (например, счет «Полиграфическое оборудование»), </text:span><text:span text:style-name="T39">учет земли, даже тогда, когда она занята под застройки, всегда ведут на отдельном специальном бухгалтерском счете.</text:span></text:p>
      <text:p text:style-name="P35">В тех случаях, когда здание приобретают по единой цене, включающей помимо стоимости самого здания стоимость земли, у покупателя общую стоимости сделки разделяют между этими двумя объектами учета.</text:p>
      <text:p text:style-name="P35"><text:soft-page-break/>Пример 2. Центр торговли недвижимостью приобрел дворец спорта вместе с землей за общую договорную цену 300 000 дол. США. Чтобы определить, какую часть этой стоимости следует отнести на дебет счета 139 «Дворец спорта», а какую – на дебет счета 149 «Земля под застройками», необходимо выполнить процедуру распределения единой покупной цены пропорционально оценочной стоимости, как показано в таблице.</text:p>
      <text:p text:style-name="P35">Кроме договорной цены в первоначальную стоимость земли могут включаться расходы, связанные с оформлением сделки купли-продажи (комиссионные посредника, налоги и др.).</text:p>
      <text:p text:style-name="P9">Таблица 3 - Распределение общей покупной стоимости</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6">Объекты</text:p>
          </table:table-cell>
          <table:table-cell table:style-name="Таблица3.A1" office:value-type="string">
            <text:p text:style-name="P6">Оценочная стоимость, дол.</text:p>
          </table:table-cell>
          <table:table-cell table:style-name="Таблица3.A1" office:value-type="string">
            <text:p text:style-name="P6">Пропорция, %</text:p>
          </table:table-cell>
          <table:table-cell table:style-name="Таблица3.A1" office:value-type="string">
            <text:p text:style-name="P6">Договорная</text:p>
            <text:p text:style-name="P6">стоимость, дол.</text:p>
          </table:table-cell>
        </table:table-row>
        <table:table-row table:style-name="Таблица3.2">
          <table:table-cell table:style-name="Таблица3.A1" office:value-type="string">
            <text:p text:style-name="P6">1 . Земля </text:p>
          </table:table-cell>
          <table:table-cell table:style-name="Таблица3.A1" office:value-type="string">
            <text:p text:style-name="P6">150000 </text:p>
          </table:table-cell>
          <table:table-cell table:style-name="Таблица3.A1" office:value-type="string">
            <text:p text:style-name="P6">43 </text:p>
          </table:table-cell>
          <table:table-cell table:style-name="Таблица3.A1" office:value-type="string">
            <text:p text:style-name="P6">129000 </text:p>
          </table:table-cell>
        </table:table-row>
        <table:table-row table:style-name="Таблица3.3">
          <table:table-cell table:style-name="Таблица3.A1" office:value-type="string">
            <text:p text:style-name="P6">2. Дворец спорта </text:p>
          </table:table-cell>
          <table:table-cell table:style-name="Таблица3.A1" office:value-type="string">
            <text:p text:style-name="P6">200 000 </text:p>
          </table:table-cell>
          <table:table-cell table:style-name="Таблица3.A1" office:value-type="string">
            <text:p text:style-name="P6">57 </text:p>
          </table:table-cell>
          <table:table-cell table:style-name="Таблица3.A1" office:value-type="string">
            <text:p text:style-name="P6">171 000 </text:p>
          </table:table-cell>
        </table:table-row>
        <table:table-row table:style-name="Таблица3.4">
          <table:table-cell table:style-name="Таблица3.A1" office:value-type="string">
            <text:p text:style-name="P6">3. Итого единая стоимость</text:p>
          </table:table-cell>
          <table:table-cell table:style-name="Таблица3.A1" office:value-type="string">
            <text:p text:style-name="P6">350 000 </text:p>
          </table:table-cell>
          <table:table-cell table:style-name="Таблица3.A1" office:value-type="string">
            <text:p text:style-name="P6">100 </text:p>
          </table:table-cell>
          <table:table-cell table:style-name="Таблица3.A1" office:value-type="string">
            <text:p text:style-name="P6">300 000 </text:p>
          </table:table-cell>
        </table:table-row>
      </table:table>
      <text:p text:style-name="P35"/>
      <text:p text:style-name="P52">Если владелец земли осуществил работы по улучшению ее плодородия (ирригационные каналы, дренаж и др.), прокладывает коммуникации, сажает кустарник, то для учета этих объектов открывают отдельные синтетические счета.</text:p>
      <text:p text:style-name="P32"><text:span text:style-name="T52">За рубежом расчет амортизации трактуется как процесс систематического распределения первоначальной стоимости внеоборотных активов на затраты по периодам эксплуатации, а не как измерение их текущей рыночной стоимости на дату составления баланса.</text:span> Фактическая рыночная стоимость внеоборотных активов может существенно отличаться от отражаемой в балансе учетной (остаточной) стоимости.</text:p>
      <text:p text:style-name="P32"><text:soft-page-break/>Приводимая в балансе остаточная стоимость внеоборотных активов характеризует ту часть их стоимости, которая должна быть списана на затраты в будущем. Сумма, отражаемая в балансе по кредиту счета 172 «Накопленная амортизация», показывает долю первоначальной стоимости внеоборотных активов, которая уже отнесена на затраты предприятия и включена в себестоимость продукции.</text:p>
      <text:p text:style-name="P32">Амортизация существенно отличается от других статей затрат с точки зрения места и роли в кругообороте средств и денежных потоках предприятия. Приобретение внеоборотных активов представляет собой как бы предоплату на несколько лет вперед расходов, которые предприятие неизбежно должно нести, чтобы использовать в своем обороте средства труда. В свою очередь, являясь частью первоначальной стоимости внеоборотных активов, амортизация возвращается на предприятие как элемент увеличения денежного потока через выручку в счет возмещения ранее понесенных расходов на покупку этих активов. С точки зрения зарубежной теории учета накопленная амортизация не является неким фондом накопления денежных средств для замены устаревших внеоборотных активов. Она рассматривается не как один из видов активов предприятия, а как уже отнесенная на затраты часть первоначальной стоимости приобретенных ранее долгосрочно используемых внеоборотных активов.</text:p>
      <text:p text:style-name="P32">В зарубежной практике используется несколько методов амортизации внеоборотных активов. Их подразделяют на две группы: <text:span text:style-name="T42">традиционные методы и методы ускоренной амортизации. </text:span>К первым относят линейный метод и метод, основанный на учете производительности оборудования. Ускоренная амортизация исчисляется по методу суммы чисел лет и методу фиксированной удвоенной нормы амортизации. </text:p>
      <text:p text:style-name="P32">Особенность зарубежной практики состоит в том, что предприятия могут использовать различные методы расчета амортизации по разным видам активов. Более того, для определения суммы амортизации, включаемой в <text:soft-page-break/>себестоимость, отчет о прибылях и убытках и в налоговые платежи, часто применяют неодинаковые методы. Отметим также, что срок службы и остаточная стоимость внеоборотных активов на момент ликвидации оцениваются экспертным путем уже в момент их приобретения.</text:p>
      <text:p text:style-name="P32">В связи с тем что линейный метод, основанный на учете производительности оборудования, и метод по сумме чисел лет уже излагались ранее, приведем пример использования метода фиксированной удвоенной нормы амортизации.</text:p>
      <text:p text:style-name="P32"/>
      <text:p text:style-name="P66">2.5 Представление финансовой отчетности и ее состав</text:p>
      <text:p text:style-name="P32"/>
      <text:p text:style-name="P32">Целью <text:span text:style-name="T37">IAS</text:span> 1 «Представление финансовой отчетности» является раскрытие основных требований к содержанию финансовой отчетности. Эти требования направлены в первую очередь на обеспечение сравнимости информации, содержащейся в финансовых отчетах.</text:p>
      <text:p text:style-name="P32">Организация, применяющая МСФО в первый раз, должна объяснить, как переход на МСФО повлиял на ее объявленное финансовое положение, финансовые результаты деятельности и движение денежных средств. Это делается в ее первой финансовой отчетности, подготовленной в соответствии с МСФО, а также в промежуточной финансовой отчетности за те периоды, которые охватываются первой финансовой отчетностью.</text:p>
      <text:p text:style-name="P32">Если организация не представляла финансовую отчетность за предыдущие периоды, то она должна раскрыть этот факт.</text:p>
      <text:p text:style-name="P32">Требования МСБУ (IAS) 8 относительно раскрытия информации об изменениях в учетной политике, не применяются к первой финансовой отчетности, подготовленной в соответствии с МСФО, за исключением требований для МСБУ (IAS) 32 и МСБУ (IAS) 39.</text:p>
      <text:p text:style-name="P32"><text:soft-page-break/>Финансовая отчетность – это структурированное представление данных о хозяйственной деятельности и финансовой позиции компании. Главной задачей финансовой отчетности является удовлетворение потребностей широкого круга пользователей в финансовой информации, необходимой для принятия экономических решений. Для выполнения этой задачи финансовая отчетность должна включать данные об активах, обязательствах, собственном капитале, доходах и расходах (включая прибыли и убытки), движении денежных средств. Эти материалы, содержащиеся в приложениях к финансовым отчетам, помогают пользователям в прогнозировании способности предприятия аккумулировать экономические выгоды.</text:p>
      <text:p text:style-name="P32">Полный комплект финансовой отчетности включает:</text:p>
      <text:list xml:id="list3922609111913259426" text:style-name="WWNum14">
        <text:list-item>
          <text:p text:style-name="P109">бухгалтерский баланс <text:span text:style-name="T37">(Balance Sheet);</text:span></text:p>
        </text:list-item>
        <text:list-item>
          <text:p text:style-name="P109">отчет о прибылях и убытках <text:span text:style-name="T37">(Income Statement);</text:span></text:p>
        </text:list-item>
        <text:list-item>
          <text:p text:style-name="P109">отчет о движении капитала <text:span text:style-name="T37">(Charges in Equity Statement);</text:span></text:p>
        </text:list-item>
        <text:list-item>
          <text:p text:style-name="P109">отчет о движении денежных средств <text:span text:style-name="T37">(Cash Flow Statement);</text:span></text:p>
        </text:list-item>
        <text:list-item>
          <text:p text:style-name="P109">учетная политика и пояснительный материал <text:span text:style-name="T37">(Accounting Policies).</text:span></text:p>
        </text:list-item>
      </text:list>
      <text:p text:style-name="P32"><text:span text:style-name="T36">I</text:span><text:span text:style-name="T38">AS </text:span><text:span text:style-name="T52">1 раскрывает структуру и содержание каждой из форм отчетности. </text:span><text:s/>Далее будет раскрыто содержание пересмотренного стандарта во избежание морального устаревания информации.</text:p>
      <text:p text:style-name="P32">Бухгалтерский баланс должен включать такие показатели, как основные средства, нематериальные активы, денежные средства и их эквиваленты, товарно-материальные средства, дебиторская и кредиторская задолженность, финансовые активы, инвестиции, налог на прибыль и налоговые обязательства, капитал и резервы, доля меньшинства (для консолидирующихся компаний). Дополнительные материалы, раскрывающие <text:soft-page-break/>содержание перечисленных статей, приводятся в бухгалтерском балансе или в приложениях к финансовой отчетности в соответствии с требованиями МСФО.</text:p>
      <text:p text:style-name="P32">Основная идея составления бухгалтерского баланса, как известно, заключается в раскрытии средств компании и их источников в разрезе основных статей активов и обязательств, а также в сопоставлении данных за отчетный период с данными за предшествующий период.</text:p>
      <text:p text:style-name="P32">Отчет о прибылях и убытках должен включать в себя такую информацию, как: финансовый результат от операционной деятельности, расходы, часть доходов и расходов зависимых и совместных предприятий, расходы по налогам, прибыль или убыток от основной деятельности, непредвиденные доходы или расходы, долю меньшинства (для консолидирующихся компаний) и чистой прибыли или убытка за отчетный период. Дополнительная информация, раскрывающая содержание перечисленных статей, приводится в бухгалтерском балансе или в приложениях к финансовой отчетности в соответствии с требованиями МСФО.</text:p>
      <text:p text:style-name="P32">Для отчета о прибылях и убытках <text:span text:style-name="T37">IAS </text:span>1 предусматривает две альтернативные формы, одна из которых классифицирует расходы в соответствии с их происхождением, другая - в соответствии с их функциями.</text:p>
      <text:p text:style-name="P32">Классификация расходов по происхождению означает, что такие статьи, как заработная плата, амортизация и т. д., отражаемые в отчете о прибылях и убытках, представляют собой просто суммы однородных издержек. Классификация расходов по функциям подразумевает их анализ по трем основным статьям себестоимости реализации, коммерческих и управленческих расходов. Такой подход считается наиболее распространенным.</text:p>
      <text:p text:style-name="P32"><text:soft-page-break/>Основная идея отчета о прибылях и убытках состоит в корректировке полученной в отчетном периоде выручки путем прибавления суммы полученных доходов и вычитания суммы произведенных расходов, что в итоге дает величину чистой прибыли за отчетный период.</text:p>
      <text:p text:style-name="P32">Отчет о движении капитала также является неотъемлемой частью финансовой отчетности. Форма представления данного отчета содержит отдельную информацию по каждому элементу акционерного капитала и резервов (например, акционерный капитал, дополнительная эмиссия, резерв по переоценке ценностей, резерв по курсовым разницам) и строки с перечнем их возможных изменений (например: изменения в учетной политике; изменения, возникающие в результате переоценки основных средств и инвестиций; другие изменения, не отраженные в отчете о прибылях и убытках). Отдельной строкой показываются данные о чистой прибыли за отчетный период, которая является составной частью собственного капитала и формирует итоговые данные о капитале компании.</text:p>
      <text:p text:style-name="P32">Основная идея отчета о движении капитала состоит в последовательной корректировке остатка капитала за предыдущий отчетный период (за исключением последствий изменения в учетной политике) путем вычитания начисленных дивидендов и результата переоценки инвестиций и прибавления результата переоценки основных средств, чистой прибыли за отчетный период и дополнительной эмиссии, что дает в итоге величину капитала компании на конец отчетного периода.</text:p>
      <text:p text:style-name="P32">Содержание отчета о движении денежных средств будет раскрыто при рассмотрении соответствующего стандарта <text:span text:style-name="T37">IAS </text:span>7.</text:p>
      <text:p text:style-name="P32">Учетная политика и пояснительный материал отражают основные методологические принципы составления финансовой отчетности, принятые в данной организации.</text:p>
      <text:p text:style-name="P32"><text:soft-page-break/>В стандарте дан перечень существенной информации, которую необходимо включать в Бухгалтерский баланс и Отчет о прибылях и убытках.</text:p>
      <text:p text:style-name="P32">В отчетах необходимо привести следующие данные: название компании, страна нахождения, дата составления финансовой отчетности и продолжительность отчетного периода, краткое описание характера деятельности компании, ее организационно-правовая форма и валюта, в которой составлена отчетность (для сравнения указываются данные и за предыдущий отчетный период).</text:p>
      <text:p text:style-name="P32">Бухгалтерский баланс должен раскрывать информацию об ограничениях в правах владения активами; гарантиях под обязательства; методах обеспечения пенсионных программ; средствах, предназначенных для будущих капиталовложений.</text:p>
      <text:p text:style-name="P32">Информацию о финансовом положении предприятия представляют в виде баланса. Эта форма отчетности отражает ресурсы и требования на эти ресурсы или же долю участия в них, а также служит индикатором финансовой устойчивости предприятия. Она призвана помочь пользователю в оценке способности предприятия выполнять свои обязательства. Ресурсы предприятия относят к его активам; по данным о ресурсах в определенной степени можно судить о его потенциале по генерированию будущих ресурсов. Требования на эти ресурсы называются пассивами, или обязательствами. Разница между активами и пассивами, представляющая собой долю акционеров в общем объеме капитала предприятия, называется собственным капиталом. Имеются два источника этого капитала: средства, предоставляемые акционерами (например, оплаченная часть акционерного капитала), и средства, полученные от деятельности предприятия (например, доход за вычетом выплат акционерам, нереализованные резервы).</text:p>
      <text:p text:style-name="P32">Таким образом, в баланс предприятия включаются следующие элементы:</text:p>
      <text:p text:style-name="P32"><text:soft-page-break/>а) <text:span text:style-name="T42">активы</text:span> – ресурсы, которые контролируются представляющим отчетность предприятием, возникшие в результате прошлых событий и способные в будущем принести предприятию экономическую выгоду;</text:p>
      <text:p text:style-name="P32">б) <text:span text:style-name="T42">пассивы</text:span> (<text:span text:style-name="T42">обязательства</text:span>) – обязанности представляющего отчетность предприятия, которые возникли в результате событий в прошлом и выполнение которых, как ожидается, приведет к выбытию ресурсов, воплощающих экономические выгоды (активов);</text:p>
      <text:p text:style-name="P32">в) <text:span text:style-name="T42">капитал</text:span> – остаток, получаемый в результате вычета величины обязательств из величины активов представляющего отчетность предприятия. Он может быть разбит на капитал, который предприятие получает от акционеров, и капитал, который оно генерирует за счет своих собственных усилий и распределяет среди акционеров или использует для будущих операций.</text:p>
      <text:p text:style-name="P32">Кроме того, на практике некоторые объекты, которые не подпадают под определение активов или пассивов и которые не отражаются как часть собственного капитала (например, отложенные расходы и отложенные поступления), показывают в балансе отдельно.</text:p>
      <text:p text:style-name="P32">Рассмотрим вышеназванные элементы баланса более подробно.</text:p>
      <text:p text:style-name="P32">Будущая экономическая выгода, воплощенная в том или ином активе, может быть реализована разными путями. Существуют следующие пути использования активов:</text:p>
      <text:list xml:id="list564726229744868156" text:style-name="WWNum1">
        <text:list-item>
          <text:p text:style-name="P110">собственно использование – индивидуально или вместе с другими активами – в производстве товаров и услуг, которые будут проданы предприятием;</text:p>
        </text:list-item>
        <text:list-item>
          <text:p text:style-name="P110">обмен на другие активы;</text:p>
        </text:list-item>
        <text:list-item>
          <text:p text:style-name="P110">использование для погашения одного или нескольких обязательств;</text:p>
        </text:list-item>
        <text:list-item>
          <text:p text:style-name="P110"><text:soft-page-break/>распределение среди акционеров предприятия.</text:p>
        </text:list-item>
      </text:list>
      <text:p text:style-name="P32">Активы включают здания, сооружения и оборудование, финансовый лизинг, инвестиции в дочерние и другие предприятия, долгосрочную дебиторскую задолженность, приобретенные патенты, товарные знаки и аналогичные нематериальные активы, ликвидные ценные бумаги, текущую дебиторскую (коммерческую) задолженность, товарно-материальные запасы, наличные денежные средства и средства на банковских счетах, авансированные расходы.</text:p>
      <text:p text:style-name="P32">Активы возникают в результате событий прошлых периодов, которые могут представлять собой операции, связанные или не связанные с использованием наличных средств. Активы могут приобретаться, обмениваться на другие активы, генерироваться или предоставляться в виде дотаций, субсидий.</text:p>
      <text:p text:style-name="P32">Активы учитываются, когда имеется достаточная уверенность в том, что экономическая выгода, воплощенная в них, будет получена предприятием, а также когда они отвечают требованиям, предъявляемым к учетной единице (см. выше). Недостаточно одного лишь осуществления тех или иных затрат. Необходимо еще наличие достаточной уверенности в том, что эти затраты принесут в будущем экономическую выгоду. При отсутствии такой уверенности затраты рассматриваются как расходы, а не как активы (в соответствии с концепцией осмотрительности).</text:p>
      <text:p text:style-name="P32">В ряде стран нематериальные активы, такие, как концессии, патенты, лицензии, торговые марки и аналогичные права и активы, могут фиксироваться в балансе лишь в том случае, если при приобретении за них было предоставлено имеющее денежную стоимость удовлетворение. В некоторых странах разрешается отражать активы в балансе лишь в том случае, если представляющее отчетность предприятие является законным владельцем.</text:p>
      <text:p text:style-name="P32"><text:soft-page-break/>Урегулирование обязательств может осуществляться несколькими способами, как-то:</text:p>
      <text:list xml:id="list5049086024977762119" text:style-name="WWNum2">
        <text:list-item>
          <text:p text:style-name="P111">выплата наличными;</text:p>
        </text:list-item>
        <text:list-item>
          <text:p text:style-name="P111">передача активов;</text:p>
        </text:list-item>
        <text:list-item>
          <text:p text:style-name="P111">предоставление услуг;</text:p>
        </text:list-item>
        <text:list-item>
          <text:p text:style-name="P111">замена данного обязательства другим обязательством;</text:p>
        </text:list-item>
        <text:list-item>
          <text:p text:style-name="P111">обращение обязательства в капитал предприятия.</text:p>
        </text:list-item>
      </text:list>
      <text:p text:style-name="P32">В обязательства включаются долгосрочные займы и долговые обязательства, краткосрочные займы и банковские овердрафты (отрицательные остатки на расчетном счете предприятия), счета к оплате, резервы предполагаемых ассигнований, планы пенсионных выплат и аналогичные финансовые обязательства. Пассивы согласно МСФО охватывают как обязательства, денежная сумма которых может быть точно установлена, так и обязательства, по которым это сделать невозможно. Поэтому в пассивы входят элементы, которые в некоторых странах обычно называются резервами предполагаемых ассигнований.</text:p>
      <text:p text:style-name="P32">Под <text:span text:style-name="T42">резервами предполагаемых ассигнований</text:span> понимаются пассивы, сумму которых невозможно с точностью определить или в факте возникновения которых нет уверенности (например, резервы по сомнительным долгам). В некоторых странах не разрешается использовать резервы предполагаемых ассигнований для корректировки стоимости активов (например, использование счета резервов по сомнительным долгам в качестве контрактивного). В других же странах (в основном с англо-американской моделью учета) такая практика общепринята. Резервы предполагаемых ассигнований следует отличать от резервов на случай непредвиденных расходов, представляющих собой суммы, зарезервированные из собственного капитала для использования в будущем для погашения обязательств, которые <text:soft-page-break/>могут возникнуть в результате вероятных или возможных событий (например, уход рабочих в отпуск).</text:p>
      <text:p text:style-name="P32">Пассивы учитываются, когда имеется достаточная уверенность в том, что в результате урегулирования конкретного обязательства в будущем произойдет уменьшение экономической выгоды, и когда они отвечают другим требованиям, предъявляемым к подлежащей учету единице; при этом оценка пассивов не должна преуменьшаться (концепция осмотрительности).</text:p>
      <text:p text:style-name="P32">Капитал определен выше как остаток от вычитания величины обязательств из величины активов представляющего отчетность предприятия. Эта сумма обычно отличается от совокупной стоимости акций предприятия на фондовом рынке или от суммы, которая может быть получена в результате продажи данной компании как действующего предприятия либо продажи ее чистых активов по частям.</text:p>
      <text:p text:style-name="P32">Более глубокому пониманию сути капитала способствует его разделение:</text:p>
      <text:p text:style-name="P32">а) на капитал, который представляющее отчетность предприятие получает от акционеров;</text:p>
      <text:p text:style-name="P32">б) капитал, который оно генерирует за счет собственных усилий (прибыль).</text:p>
      <text:p text:style-name="P32">Вопросы, связанные с капиталом, регулируются во многих странах на основании значительного числа юридических требований, многие их которых влияют на разбивку капитала на средства, которые могут быть распределены, и средства, распределение которых возможно лишь при соблюдении определенных условий.</text:p>
      <text:p text:style-name="P32">В законодательных актах или уставе акционерного предприятия определяется необходимость создания официальных или нормативных <text:soft-page-break/>резервов, цель который состоит в обеспечении определенной защиты от будущих убытков.</text:p>
      <text:p text:style-name="P32">Режим, применяемый к учету оплаченной части акционерного капитала, в разных странах неодинаков. В некоторых странах <text:span text:style-name="T19">в</text:span>се суммы, оплаченные акционерами, классифицируются как оплаченная часть акционерного капитала без дальнейшей разбивки на более мелкие категории. В других же странах оплаченная часть акционерного капитала подразделяется на два типа: сумма, составляющая номинал акций, предлагаемых для продажи, и сумма, представляющая собой премию к акциям, или дополнительный капитал. В сводных балансах размер собственного капитала следует указывать отдельно по акционерам головного предприятия и другим акционерам.</text:p>
      <text:p text:style-name="P32">Отчет о прибылях и убытках дает количественную оценку работы предприятия, представление о финансовых результатах его деятельности. Суть заполнения этой формы отчетности заключается в том, чтобы вывести чистый результат операций предприятия в отчетном периоде. Она отражает связанные с работой предприятия изменения, произошедшие в его собственном акционерном капитале за этот период.</text:p>
      <text:p text:style-name="P32">Элементы формы отчетности о результатах деятельности отражают поступление и выбытие финансовых ресурсов, которые способствовали получению конкретного итога за данный период. Поступление называется доходами, а выбытие – расходами. Термины «доходы» и «расходы» используются для описания обычных деловых операций предприятия.</text:p>
      <text:p text:style-name="P32">Включение в форму результатов деятельности доходов и расходов определяется выбором концепций сохранения капитала, о которых говорилось выше.</text:p>
      <text:p text:style-name="P32">Таким образом, форма отчетности о результатах деятельности (отчета о прибылях и убытках) включает следующие элементы:</text:p>
      <text:p text:style-name="P32"><text:soft-page-break/>а) <text:span text:style-name="T42">доходы </text:span>– увеличение экономической выгоды предприятия за отчетный период в форме количественного или качественного роста стоимости активов или уменьшения обязательств, результатом чего является увеличение капитала, но не за счет вкладов учредителей;</text:p>
      <text:p text:style-name="P32">б)<text:span text:style-name="T42"> расходы </text:span>– уменьшение экономической выгоды предприятия за отчетный период в форме количественного или качественного падения стоимости активов или увеличения обязательств, результатом чего является уменьшение капитала, но не за счет выплат учредителям.</text:p>
      <text:p text:style-name="P32">Отчет о прибылях и убытках содержит информацию, касающуюся: продаж; результатов операций; поступлений по процентам и доходов с инвестиций; доли в чистом доходе (убытках) ассоциированных предприятий; прибылей и убытков от неосновной деятельности; расходов на выплату процентов; обесценения, уменьшения стоимости и амортизации; налогов на доходы; необычных (внереализационных) дебетовых и кредитовых статей; расходов в связи с арендой; прибылей или убытков по сделкам в иностранной валюте и по сделкам, связанным с конверсией иностранных валют; объема использованных или проданных товарно-материальных запасов; расходов на рабочую силу; чистого дохода и научно-исследовательских и опытно-конструкторских работ.</text:p>
      <text:p text:style-name="P51">Переоценка активов и обязательств ведет к увеличению или уменьшению капитала предприятия. Однако, несмотря на то, что это увеличение или уменьшение удовлетворяет определениям доходов и расходов, оно не включается в отчет о прибылях и убытках в соответствии с концепциями охранения капитала, которые упоминались выше. Вместо этого такие показатели включаются в состав капитала как корректировки по сохранению капитала, или переоценочные резервы.</text:p>
      <text:p text:style-name="P51"/>
      <text:p text:style-name="P62"><text:soft-page-break/>2.6 Отражение доходов, расходов и финансового результата предприятия в Международных стандартах финансовой отчетности</text:p>
      <text:p text:style-name="P35"/>
      <text:p text:style-name="P35">Очевидно, отечественные стандарты несут на себе печать информационных интересов государства и налоговых органов. В международных же стандартах акцент сделан в первую очередь на информационных потребностях инвесторов, которым не так важна сумма расходов, понесенных предприятием,– главное, чтобы эти расходы были правильно классифицированы по сути (например, чтобы операционные расходы не были включены в себестоимость реализации). При этом, кстати, согласно концепции осмотрительности инвесторы не должны быть введены в заблуждение неоправданно низкой суммой расходов. Все это проверяют аудиторские фирмы. Фактически предприятия сами заинтересованы в том, чтобы показать инвесторам высокую прибыль.</text:p>
      <text:p text:style-name="P32"><text:span text:style-name="T40">Вообще говоря, концептуальные вопросы, связанные с учетом доходов и расходов, представлены не в самих международных стандартах, а в Основах подготовки и представления финансовой отчетности (</text:span><text:span text:style-name="T35">Framework</text:span><text:span text:style-name="T40"> </text:span><text:span text:style-name="T35">for</text:span><text:span text:style-name="T40"> </text:span><text:span text:style-name="T35">the</text:span><text:span text:style-name="T40"> </text:span><text:span text:style-name="T35">preparation</text:span><text:span text:style-name="T40"> </text:span><text:span text:style-name="T35">and</text:span><text:span text:style-name="T40"> </text:span><text:span text:style-name="T35">presentation</text:span><text:span text:style-name="T40"> </text:span><text:span text:style-name="T35">of</text:span><text:span text:style-name="T40"> </text:span><text:span text:style-name="T35">financial</text:span><text:span text:style-name="T40"> </text:span><text:span text:style-name="T35">statements</text:span><text:span text:style-name="T40">), которые являются теоретической базой МСФО.</text:span></text:p>
      <text:p text:style-name="P35">В международных Основах дается более общее определение для всех доходов – «увеличение экономической выгоды в течение отчетного периода в форме притока или качественного улучшения активов либо уменьшения обязательств, что приводит к увеличению капитала, отличному от взносов акционеров».</text:p>
      <text:p text:style-name="P35">При осуществлении измерения и признания дохода каждая операция рассматривается отдельно. Но необходимо выделить два случая, при которых данное суждение не применимо:</text:p>
      <text:p text:style-name="P35"><text:soft-page-break/>1) если операция связана с другими операциями таким образом, что их коммерческий эффект не может быть определен без ссылки на серию операций в целом, критерии признания могут применяться одновременно к двум или более операциям;</text:p>
      <text:p text:style-name="P35">2) если необходимо показать содержание операции, критерии признания необходимо применять к отдельно выделяемым элементам операции.</text:p>
      <text:p text:style-name="P35">11. Применение критериев признания зависит от предмета сделки и от ее характера. Необходимо различать и раскрывать отдельно доход, полученный в результате:</text:p>
      <text:p text:style-name="P35">1) продажи товаров;</text:p>
      <text:p text:style-name="P35">2) предоставления услуг;</text:p>
      <text:p text:style-name="P35">3) использования другими организациями активов компании, приносящих проценты, роялти и дивиденды.</text:p>
      <text:p text:style-name="P32"><text:span text:style-name="T40">К </text:span><text:span text:style-name="T39">финансовым доходам международного отчета о прибылях и убытках </text:span><text:span text:style-name="T40">с точки зрения международной практики методологически более правильно относить такие операционные доходы, как:</text:span></text:p>
      <text:list xml:id="list7706208125395034171" text:style-name="WWNum15">
        <text:list-item>
          <text:p text:style-name="P140">поступления, связанные с участием в уставном капитале других организаций (включая проценты и иные доходы по ценным бумагам);</text:p>
        </text:list-item>
        <text:list-item>
          <text:p text:style-name="P112">прибыль, полученную организацией в результате совместной деятельности (по договору простого товарищества);</text:p>
        </text:list-item>
        <text:list-item>
          <text:p text:style-name="P112">проценты, полученные за предоставление в пользование денежных средств организации, а также проценты за использование банком денежных средств, находящихся на счете организации в этом банке.</text:p>
        </text:list-item>
      </text:list>
      <text:p text:style-name="P32">Все теоретические основы учета расходов приводятся в международных Основах. Скорее всего, это обусловлено тем, что в <text:soft-page-break/>международной практике первоочередной задачей является правильное определение выручки. Учет расходов представляет больший интерес для налоговых органов, а не для инвесторов. Как уже говорилось, предприятия сами заинтересованы в том, чтобы показать инвесторам максимальную прибыль. Занижение расходов с целью увеличения прибыли осуществляется прежде всего путем «замораживания» расходов в виде активов в балансе. Поэтому правильный учет расходов обеспечивается в первую очередь международными стандартами, регулирующими учет различных видов активов. Достоверность величины активов тщательно проверяют аудиторские фирмы.</text:p>
      <text:p text:style-name="P32">В соответствии с международными стандартами расход должен быть признан <text:span text:style-name="T42">немедленно </text:span>в отчете о прибылях и убытках, когда произведенные затраты не привели к образованию будущей экономической выгоды или когда какой-либо актив, являющийся воплощением будущей экономической выгоды, частично или полностью перестает удовлетворять требованиям, предъявляемым к активу. Расход также должен быть признан в отчете о прибылях и убытках в тех случаях, когда обязательства понесены без признания актива, например, при возникновении обязательства по гарантийному ремонту.</text:p>
      <text:p text:style-name="P32">Как уже неоднократно отмечалось, основной целью разработки международных стандартов финансовой отчетности является обеспечение пользователей отчетности (прежде всего инвесторов) наиболее полной информацией о финансовом положении и финансовых результатах предприятия, которая может повлиять на принятие ими определенных экономических решений (например, покупка акций предприятия). Финансовые результаты предприятия, как правило, наиболее интересны инвесторам, поскольку непосредственно влияют на величину дивидендов. В связи с этим в международных стандартах большое внимание уделяется аспектам учета, непосредственно связанным с исчислением конечного <text:soft-page-break/>финансового результата предприятия. Одним из наиболее важных в этом отношении стандартов является МСФО 8 «Чистая прибыль или убыток за период, фундаментальные ошибки и изменения в учетной политике».</text:p>
      <text:p text:style-name="P32">Обычно все статьи доходов и расходов, признанных в отчетном периоде, участвуют в расчете чистой прибыли (убытка) за период. К этим статьям относятся в том числе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расчета чистой прибыли (убытка) за период (например, они будут отнесены на счет нераспределенной прибыли прошлых периодов). В МСФО 8 рассматриваются два таких обстоятельства: <text:span text:style-name="T42">исправление фундаментальных ошибок</text:span> и <text:span text:style-name="T42">влияние изменений в учетной политике</text:span>. Однако прежде, чем перейти к обзору международной практики отражения в отчетности этих статей, целесообразно рассмотреть общие аспекты раскрытия в финансовой отчетности информации о чистой прибыли (убытке)предприятия.</text:p>
      <text:p text:style-name="P32">В соответствии с МСФО 8 чистая прибыль (убыток) за период состоит из следующих компонентов, каждый из которых требует отдельного раскрытия в финансовой отчетности:</text:p>
      <text:list xml:id="list1646691504091815256" text:style-name="WWNum16">
        <text:list-item>
          <text:p text:style-name="P113">прибыль (убыток) от операционной деятельности;</text:p>
        </text:list-item>
        <text:list-item>
          <text:p text:style-name="P113">чрезвычайные (внереализационные) статьи.</text:p>
        </text:list-item>
      </text:list>
      <text:p text:style-name="P32">Таким образом, МСФО 8 требует четкого разделения в отчетности финансовых результатов от обычной деятельности предприятия и от необычных (внереализационных) операций. В МСФО 8 даны следующие определения.</text:p>
      <text:p text:style-name="P32"><text:span text:style-name="T42">Чрезвычайные</text:span> <text:span text:style-name="T42">статьи</text:span> (<text:span text:style-name="T33">extraordinary</text:span> <text:span text:style-name="T33">items</text:span>) – это доходы или расходы, возникающие в результате событий или операций, которые четко можно отделить от обычной деятельности предприятия и в отношении которых, <text:soft-page-break/>следовательно, можно предположить, что они не происходят часто или регулярно.</text:p>
      <text:p text:style-name="P32"><text:span text:style-name="T42">Обычная</text:span> <text:span text:style-name="T42">деятельность</text:span> (<text:span text:style-name="T33">ordinary</text:span> <text:span text:style-name="T33">activities</text:span>) – это любая деятельность, осуществляемая предприятием как часть своего бизнеса, и такие относящиеся к ней виды деятельности, которые осуществляются впоследствии, присущи или возникают в результате обычной деятельности.</text:p>
      <text:p text:style-name="P32">Сущность и сумма каждой чрезвычайной статьи должны быть раскрыты в финансовой отчетности отдельно. Отметим, что возможность четкого отделения события или операции в рамках обычной деятельности предприятия обусловливается прежде всего сущностью события или операции, относящегося к хозяйственной деятельности, обычно осуществляемой предприятием, а не частотой возникновения данного события или совершения данной операции. Таким образом, некоторые события или операции могут быть чрезвычайными для одного предприятия и обычными для другого из-за различий в природе хозяйственной деятельности. Например, убытки, понесенные в результате наводнения, могут быть квалифицированы как чрезвычайная статья для многих предприятий. Однако требования держателей страховых полисов о возмещении этих убытков не могут быть квалифицированы как чрезвычайная статья для страховой компании, осуществляющей страхование подобных рисков.</text:p>
      <text:p text:style-name="P32">Примерами событий или операций, которые обычно приводят к возникновению чрезвычайных статей для большинства предприятий, могут быть:</text:p>
      <text:list xml:id="list6507231418742633891" text:style-name="WWNum17">
        <text:list-item>
          <text:p text:style-name="P114">экспроприация активов;</text:p>
        </text:list-item>
        <text:list-item>
          <text:p text:style-name="P114">наводнение или другое стихийное бедствие.</text:p>
        </text:list-item>
      </text:list>
      <text:p text:style-name="P32">Раскрытие сущности и суммы каждой чрезвычайной статьи может быть сделано в самой финансовой отчетности. В случае, если отдельные статьи <text:soft-page-break/>раскрываются в примечаниях к финансовой отчетности, в самой финансовой отчетности раскрывается общая сумма всех чрезвычайных статей.</text:p>
      <text:p text:style-name="P32">Даже среди обычных статей доходов и расходов встречаются такие, которые требуют пояснения в примечаниях к финансовой отчетности. Дело в том, что величина этих статей и их сущность могут быть важны для пользователей финансовой отчетности при анализе и прогнозе финансового положения и финансовых результатов предприятия. Среди обстоятельств, которые чаще всего приводят к необходимости <text:span text:style-name="T42">пояснений в отношении обычных статей доходов и расходов, </text:span>можно назвать следующие:</text:p>
      <text:list xml:id="list848744074087499928" text:style-name="WWNum18">
        <text:list-item>
          <text:p text:style-name="P141">списание товарно-материальных запасов до величины чистой реализационной стоимости или списание основных средств до величины суммы покрытия, а также аннулирование таких списаний (в случае прекращения действия обстоятельств, явившихся причиной списания);</text:p>
        </text:list-item>
        <text:list-item>
          <text:p text:style-name="P115">реструктуризация деятельности предприятия и уменьшение резервов, созданных для такой реструктуризации;</text:p>
        </text:list-item>
        <text:list-item>
          <text:p text:style-name="P115">продажа или списание с баланса объектов основных средств;</text:p>
        </text:list-item>
        <text:list-item>
          <text:p text:style-name="P115">продажа (выбытие) долгосрочных инвестиций;</text:p>
        </text:list-item>
        <text:list-item>
          <text:p text:style-name="P115">прекращение каких-либо хозяйственных процессов;</text:p>
        </text:list-item>
        <text:list-item>
          <text:p text:style-name="P115">урегулирование судебных тяжб;</text:p>
        </text:list-item>
        <text:list-item>
          <text:p text:style-name="P115">создание других резервов или проведение прочих корректировок. </text:p>
        </text:list-item>
      </text:list>
      <text:p text:style-name="P33">Отдельного рассмотрения требует <text:span text:style-name="T42">прекращение предприятием каких-либо хозяйственных процессов </text:span>(<text:span text:style-name="T33">discontinuance</text:span> <text:span text:style-name="T33">of</text:span> <text:span text:style-name="T33">operations</text:span>). Под прекращением хозяйственного процесса понимается продажа или прекращение хозяйственного процесса, который представляет собой отдельную и значительную часть всей хозяйственной деятельности предприятия и в отношении которого можно четко выделить сумму активов и <text:soft-page-break/>чистой прибыли (убытка). Примером может служить закрытие одного из заводов компании.</text:p>
      <text:p text:style-name="P33">При прекращении хозяйственного процесса предприятие должно обеспечить пользователей финансовой отчетности следующей информацией:</text:p>
      <text:list xml:id="list827036510379156090" text:style-name="WWNum19">
        <text:list-item>
          <text:p text:style-name="P116">о сущности прекращенного хозяйственного процесса;</text:p>
        </text:list-item>
        <text:list-item>
          <text:p text:style-name="P116">промышленном и географическом сегменте, к которому относится данный хозяйственный процесс (например, американская компания, владеющая заводом по производству подшипников на Тайване, в своей отчетности может отнести его к промышленному сегменту «Производство подшипников» и к географическому сегменту «Тихоокеанский»);</text:p>
        </text:list-item>
        <text:list-item>
          <text:p text:style-name="P116">дате прекращения хозяйственного процесса для целей бухгалтерского учета;</text:p>
        </text:list-item>
        <text:list-item>
          <text:p text:style-name="P116">прибыли или убытки от прекращения и учетной политики, применяемой в отношении измерения этой прибыли или убытка;</text:p>
        </text:list-item>
        <text:list-item>
          <text:p text:style-name="P116">доходе и прибыли (убытке) от операционной (обычной) деятельности, связанной с прекращенным процессом, вместе с соответствующими суммами за каждый предшествующий отчетный период.</text:p>
        </text:list-item>
      </text:list>
      <text:p text:style-name="P52">Финансовый результат от прекращения хозяйственного процесса обычно включается в прибыль (убыток) от операционной деятельности. Однако в редких случаях, когда прекращение хозяйственного процесса является результатом событий или операций, которые можно четко отделить от обычной деятельности предприятия (т.е. предполагается, что они не будут происходить часто или регулярно), доходы или расходы, возникающие в результате прекращения, рассматриваются как чрезвычайные статьи. Например, если дочернее предприятие экспроприировано иностранным правительством, доход (в случае компенсации) или расход, возникший в результате этой экспроприации, может быть признан чрезвычайной статьей. <text:soft-page-break/>Требования относительно раскрытия информации о прекращении хозяйственных процессов применяются к этой статье в полной мере.</text:p>
      <text:p text:style-name="P32">Может возникнуть ситуация, когда на дату разрешения финансовой отчетности к выпуску станет известным, что после даты баланса произошло прекращение какого-либо хозяйственного процесса или оно произойдет в ближайшем будущем. Если такая информация достаточно надежна, к раскрытию данного факта предъявляются те же требования, что и к прекращению хозяйственных процессов до даты баланса.</text:p>
      <text:p text:style-name="P32">Покажем, как должна быть раскрыта в финансовой отчетности информации о чрезвычайных статьях и прекращенных хозяйственных процессах.</text:p>
      <text:p text:style-name="P32">Очень важен вопрос раскрытия в отчетности информации об <text:span text:style-name="T42">изменениях в учетных оценках </text:span>(<text:span text:style-name="T33">changes</text:span> <text:span text:style-name="T33">in</text:span> <text:span text:style-name="T33">accounting</text:span> <text:span text:style-name="T33">estimates</text:span>). Такие статьи отличаются от изменений в учетной политике (<text:span text:style-name="T33">changes</text:span> <text:span text:style-name="T33">in</text:span> <text:span text:style-name="T33">accounting</text:span> <text:span text:style-name="T33">policies</text:span>). Учетные оценки сами по себе являются оценками определенных статей финансовой отчетности, которые не могут быть измерены точно, например оценка величины сомнительных долгов. В зарубежном учете такую оценку часто производят путем расчета доли сомнительных долгов в реализации продукции.</text:p>
      <text:p text:style-name="P32"><text:span text:style-name="T42">Пример 3. </text:span>Реализация за отчетный период составила 600 тыс. дол. За три предыдущих периода общая сумма реализации составила 1700 тыс. дол., а общие потери по сомнительным долгам – 34 тыс. дол.</text:p>
      <text:p text:style-name="P32">Таким образом, средний процент сомнительных долгов за предыдущие периоды равен 2% от реализации (34 тыс. дол.: 170 тыс. дол.). Следовательно, в отчетном периоде сумма сомнительных долгов может быть оценена на уровне 12 тыс. дол. (600 тыс. дол. х 2%).</text:p>
      <text:p text:style-name="P32">Учетные оценки могут потребоваться также для определения суммы возможного обесценения товарно-материальных запасов или для определения <text:soft-page-break/>сроков полезного использования основных средств. Процесс оценки должен базироваться на наиболее свежей информации. При получении новых данных могут потребоваться изменения в каких-либо оценках. Пересмотр оценок обычно не приводит к образованию чрезвычайных статей и не является существенной ошибкой.</text:p>
      <text:p text:style-name="P32">Иногда бывает трудно отличить изменения в учетной политике от изменений в учетных оценках. В этом случае предполагают, что произошло изменение в учетных оценках и делают соответствующее раскрытие информации.</text:p>
      <text:p text:style-name="P32">Изменение в учетных оценках может затрагивать только текущий период, а может затрагивать и текущий и будущие периоды. Например, пересмотр способа оценки величины сомнительных долгов влияет только на текущий отчетный период. Перерасчет же срока полезного использования объекта основных средств влияет на расходы по амортизации текущего периода и всех последующих периодов срока полезного использования объекта.</text:p>
      <text:p text:style-name="P32">Обычно изменения в учетных оценках представляют собой статьи, возникающие в результате операционной деятельности. Однако в некоторых случаях это могут быть чрезвычайные статьи. В любом случае необходимо соблюдать постоянство от периода к периоду в классификации изменений.</text:p>
      <text:p text:style-name="P32">Сущность и сумма изменения в учетных оценках, которое оказывает значительное влияние на чистую прибыль текущего периода или на чистую прибыль будущих периодов должны быть раскрыты. Если не представляется возможным выразить изменение в количественном выражении, этот факт должен быть объяснен.</text:p>
      <text:p text:style-name="P34"/>
      <text:p text:style-name="P62"><text:bookmark-start text:name="_Toc43875407"/>2.7 Исправление существенных ошибок в учете<text:bookmark-end text:name="_Toc43875407"/></text:p>
      <text:p text:style-name="P35"><text:soft-page-break/></text:p>
      <text:p text:style-name="P35">Как отмечалось в предыдущей главе, обычно все статьи доходов и расходов, признанных в отчетном периоде, участвуют в расчете чистой прибыли (убытка) за период. К этим статьям также относятся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определения чистой прибыли (убытка) за период (например, относиться на счет нераспределенной прибыли прошлых периодов). Как мы уже говорили, в МСФО 8 «Чистая прибыль или убыток за период, фундаментальные ошибки и изменения в учетной политике» рассматриваются два таких обстоятельства: исправление фундаментальных, т.е. существенных, ошибок и влияние изменений в учетной политике.</text:p>
      <text:p text:style-name="P35">Прежде всего, остановимся на способах исправления существенных ошибок.</text:p>
      <text:p text:style-name="P32"><text:span text:style-name="T40">Ошибки при подготовке финансовой отчетности за один и более отчетных периодов могут быть выявлены в текущем периоде. Это могут быть математические ошибки, ошибки при применении учетной политики, завышение оценок балансовых статей и т.п. Обычно исправление таких ошибок включается в определение чистой прибыли (убытка) за текущий период. В редких случаях ошибка может оказать настолько существенное влияние на финансовую отчетность одного или нескольких предшествующих периодов, что эта финансовая отчетность перестанет обладать на дату выпуска качеством надежности. Подобные ошибки считаются </text:span><text:span text:style-name="T39">существенными. </text:span><text:span text:style-name="T40">Пример существенной ошибки – включение в финансовую отчетность за предыдущий период значительной суммы незавершенного производства и дебиторской задолженности по недействительному контракту, который ни при каких обстоятельствах не может быть исполнен.</text:span></text:p>
      <text:p text:style-name="P35"><text:soft-page-break/>Исправление существенных ошибок следует отличать от изменений в учетных оценках. Учетные оценки по своей природе являются приблизительными величинами, которые могут быть пересмотрены при поступлении дополнительной информации (например, как уже говорилось, согласно международной практике можно оценивать сумму сомнительных долгов и изменение этой оценки нельзя считать исправлением существенной ошибки).</text:p>
      <text:p text:style-name="P35">В МФСО 8 предусматриваются два подхода к исправлению существенных ошибок:</text:p>
      <text:p text:style-name="P35">1) общепринятый;</text:p>
      <text:p text:style-name="P35">2) разрешенный альтернативный.</text:p>
      <text:p text:style-name="P32"><text:span text:style-name="T40">Общепринятый подход. В соответствии с этим подходом сумму исправления существенной ошибки, относящейся к предыдущим периодам, нужно отражать в отчетности текущего периода посредством </text:span><text:span text:style-name="T39">корректировки начального остатка по счету нераспределенной прибыли. </text:span><text:span text:style-name="T40">Сравнительная информация за предыдущие периоды должна быть скорректирована, если только такая корректировка не является невозможной.</text:span></text:p>
      <text:p text:style-name="P35">Другими словами, в соответствии с данным подходом финансовую отчетность за текущий период, включая сравнительную информацию за предыдущие периоды, требуется представлять таким образом, как если бы существенная ошибка была исправлена в периоде ее совершения. Корректировка сравнительной информации не обязательно ведет к необходимости исправления уже выпущенной финансовой отчетности. Однако национальные законы могут требовать этого.</text:p>
      <text:p text:style-name="P35">Предприятие должно раскрыть в отчетности следующую информацию:</text:p>
      <text:list xml:id="list6293523714075038990" text:style-name="WWNum20">
        <text:list-item>
          <text:p text:style-name="P119">величину существенной ошибки;</text:p>
        </text:list-item>
        <text:list-item>
          <text:p text:style-name="P119"><text:soft-page-break/>сумму корректировки за текущий период и за каждый предшествующий представленный отчетный период;</text:p>
        </text:list-item>
        <text:list-item>
          <text:p text:style-name="P119">сумму корректировки, относящуюся к периодам, предшествующим тем, которые были включены в сравнительную информацию;</text:p>
        </text:list-item>
        <text:list-item>
          <text:p text:style-name="P119">факт корректировки сравнительной информации или объяснение невозможности этого.</text:p>
        </text:list-item>
      </text:list>
      <text:p text:style-name="P32"><text:span text:style-name="T40">Разрешенный альтернативный подход. В соответствии с этим подходом сумма исправления существенной ошибки должна быть включена в </text:span><text:span text:style-name="T39">определение чистой прибыли (убытка) за текущий период.</text:span></text:p>
      <text:p text:style-name="P32"><text:span text:style-name="T40">Сравнительная информация должна быть представлена в том виде, в котором она была представлена в финансовой отчетности за соответствующие периоды. Однако предприятию также следует представить дополнительную информацию (если это возможно) о том, как выглядела бы финансовая отчетность, если бы ошибка была исправлена в периоде ее совершения (информация </text:span><text:span text:style-name="T35">pro</text:span><text:span text:style-name="T40"> </text:span><text:span text:style-name="T35">forma</text:span><text:span text:style-name="T40">).</text:span></text:p>
      <text:p text:style-name="P35">В случае применения разрешенного альтернативного подхода предприятие должно раскрыть в отчетности следующую информацию:</text:p>
      <text:list xml:id="list2348307116145726616" text:style-name="WWNum21">
        <text:list-item>
          <text:p text:style-name="P120">величину существенной ошибки;</text:p>
        </text:list-item>
        <text:list-item>
          <text:p text:style-name="P120">сумму корректировки, включенную в определение чистой прибыли (убытка) за текущий период;</text:p>
        </text:list-item>
        <text:list-item text:start-value="1">
          <text:p text:style-name="P117"><text:span text:style-name="T40">сумму корректировки, относящуюся к периодам, за которые представлена информация </text:span><text:span text:style-name="T35">pro</text:span><text:span text:style-name="T40"> </text:span><text:span text:style-name="T35">forma</text:span><text:span text:style-name="T40">, и сумму корректировки, относящуюся к предшествующим периодам, либо объяснение факта невозможности предоставления информации </text:span><text:span text:style-name="T35">pro</text:span><text:span text:style-name="T40"> </text:span><text:span text:style-name="T35">forma</text:span><text:span text:style-name="T40">.</text:span></text:p>
        </text:list-item>
      </text:list>
      <text:p text:style-name="P35"><text:soft-page-break/>Для иллюстрации применения предприятием обоих подходов воспользуемся примером.</text:p>
      <text:p text:style-name="P35">Пример 4. В конце 20<text:span text:style-name="T54">13</text:span> г. перед составлением баланса компания В обнаружила, что определенные товары, проданные в 20<text:span text:style-name="T54">12</text:span> г., были ошибочно включены в состав товарно-материальных запасов в балансе на 31 декабря 20<text:span text:style-name="T54">12</text:span> г. Сумма ошибки составила 6500 тыс. дол. Сумма нераспределенной прибыли в балансе на 1 января 200<text:span text:style-name="T54">7</text:span> г. составила 20 000 тыс. дол., на 31 декабря 20<text:span text:style-name="T54">12</text:span> г.– 34 000 тыс. дол.</text:p>
      <text:p text:style-name="P35">Себестоимость реализованных товаров определяется по формуле:</text:p>
      <text:p text:style-name="P35">себестоимость реализации за период = остаток товаров на начало периода + закупки товаров в течение периода – остаток товаров на конец периода (формула периодической инвентаризации).</text:p>
      <text:p text:style-name="P35">Бухгалтерские записи на счетах в течение 20<text:span text:style-name="T54">13</text:span> г. характеризуют выручку от реализации в размере 104 000 тыс. дол., себестоимость реализованных товаров в размере 86 500 тыс. дол. (завышенная себестоимость из-за завышения остатка товаров на начало 20<text:span text:style-name="T54">13</text:span> г. в размере 6500 тыс. дол.) и налог на прибыль к уплате в бюджет в размере 5250 тыс. дол. (заниженный размер налога из-за завышения себестоимости).</text:p>
      <text:p text:style-name="P35"><text:span text:style-name="T52">Отметим, что в 20</text:span><text:span text:style-name="T53">12</text:span><text:span text:style-name="T52"> г. наблюдалась обратная картина: заниженная себестоимость и завышенный размер налога на прибыль,</text:span> т.е. общие величины себестоимости и налога на прибыль к уплате за 20<text:span text:style-name="T54">12</text:span>-й и 20<text:span text:style-name="T54">13</text:span> г. будут правильными. Для упрощения предположим, что компания В не несет никаких операционных расходов и балансовая прибыль совпадает с налогооблагаемой. Ставка налога на прибыль за 20<text:span text:style-name="T54">12</text:span> -и и 20<text:span text:style-name="T54">13</text:span> г. равнялась 30%. Неоткорректированный отчет о прибылях и убытках компании В за 200<text:span text:style-name="T54">7</text:span> г. выглядел следующим образом:</text:p>
      <text:p text:style-name="P36"/>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3">Выручка от реализации</text:p>
          </table:table-cell>
          <table:table-cell table:style-name="Таблица4.A1" office:value-type="string">
            <text:p text:style-name="P3">73 500</text:p>
          </table:table-cell>
        </table:table-row>
        <table:table-row table:style-name="Таблица4.1">
          <table:table-cell table:style-name="Таблица4.A1" office:value-type="string">
            <text:p text:style-name="P3">Себестоимость реализованных товаров </text:p>
          </table:table-cell>
          <table:table-cell table:style-name="Таблица4.A1" office:value-type="string">
            <text:p text:style-name="P3">(53 500)</text:p>
          </table:table-cell>
        </table:table-row>
        <table:table-row table:style-name="Таблица4.1">
          <table:table-cell table:style-name="Таблица4.A1" office:value-type="string">
            <text:p text:style-name="P3">Прибыль от операционной деятельности до налогообложения</text:p>
          </table:table-cell>
          <table:table-cell table:style-name="Таблица4.A1" office:value-type="string">
            <text:p text:style-name="P3">20 000</text:p>
          </table:table-cell>
        </table:table-row>
        <table:table-row table:style-name="Таблица4.1">
          <table:table-cell table:style-name="Таблица4.A1" office:value-type="string">
            <text:p text:style-name="P3">Налог на прибыль</text:p>
          </table:table-cell>
          <table:table-cell table:style-name="Таблица4.A1" office:value-type="string">
            <text:p text:style-name="P3">6000</text:p>
          </table:table-cell>
        </table:table-row>
        <table:table-row table:style-name="Таблица4.1">
          <table:table-cell table:style-name="Таблица4.A1" office:value-type="string">
            <text:p text:style-name="P3">Чистая прибыль </text:p>
          </table:table-cell>
          <table:table-cell table:style-name="Таблица4.A1" office:value-type="string">
            <text:p text:style-name="P3">14 000</text:p>
          </table:table-cell>
        </table:table-row>
      </table:table>
      <text:p text:style-name="P45">Составим отчет о прибылях и убытках и отчет о нераспределенной прибыли за 20<text:span text:style-name="T54">13</text:span>-и и 20<text:span text:style-name="T54">12</text:span> г. с использованием общепринятого и разрешенного альтернативного подходов к исправлению существенного завышения себестоимости реализованных товаров в 2006 г. из-за ошибки, произошедшей в 20<text:span text:style-name="T54">12</text:span> г. <text:span text:style-name="T16">(</text:span><text:span text:style-name="T18">возможно нужно детальное описание в приложении, или все это убрать</text:span><text:span text:style-name="T16">)</text:span>.</text:p>
      <text:p text:style-name="P45"/>
      <text:p text:style-name="P17"/>
      <text:p text:style-name="P54"/>
      <text:p text:style-name="P53"/>
      <text:p text:style-name="P19"/>
      <text:list xml:id="list213223303182216" text:continue-list="list213223235805358" text:style-name="L1">
        <text:list-header>
          <text:p text:style-name="P74"><text:span text:style-name="T57">3 </text:span>Выводы</text:p>
          <text:p text:style-name="P75">3.1 Этапы реформирования бухгалтерского учета в соответствии с Международными стандартами финансовой отчетности</text:p>
        </text:list-header>
      </text:list>
      <text:p text:style-name="P18">Серьёзным барьером на пути распространения МСФО по прежнему остаётся необходимость обучения этим стандартам огромного количества учётных работников, что требует значительных затрат, как материальных, так и времени. Процесс разработки и принятия МСФО, обуславливающих их качество, включает следующие этапы:</text:p>
      <text:list xml:id="list3302590980240356301" text:style-name="L13">
        <text:list-item>
          <text:p text:style-name="P76">определяются и анализируются возникающие вопросы, рассматривается возможность применения к ним «Принципов подготовки и составления финансовой отчетности»;</text:p>
        </text:list-item>
        <text:list-item>
          <text:p text:style-name="P76">изучаются национальные требования и практика бухгалтерского учета, осуществляется обмен мнениями с национальными органами устанавливающими стандарты учета;</text:p>
        </text:list-item>
        <text:list-item>
          <text:p text:style-name="P76">консультативным советом по стандартам выносится решение о включении данной темы в повестку дня СМСФО;</text:p>
        </text:list-item>
        <text:list-item>
          <text:p text:style-name="P76">КСС создается консультативная группа для оказания консультативной поддержки СМСФО;</text:p>
        </text:list-item>
        <text:list-item>
          <text:p text:style-name="P76">публикуется Дискуссионный документ (ДД) для всеобщего обсуждения;</text:p>
        </text:list-item>
        <text:list-item>
          <text:p text:style-name="P76">публикуется Проект положения (ПП) для всеобщего обсуждения;</text:p>
        </text:list-item>
        <text:list-item>
          <text:p text:style-name="P73"><text:span text:style-name="T48">рассматриваются все комментарии и мнения полученные в установленный период. При этом установленный период определяется </text:span><text:soft-page-break/><text:span text:style-name="T48">как «обоснованный срок». Ранее комментарии общественности по Проектам положений и Дискуссионным документам составлял, как правило, 120 дней;</text:span></text:p>
        </text:list-item>
        <text:list-item>
          <text:p text:style-name="P76">как минимум 8 голосами СМСФО осуществляется утверждение стандарта;</text:p>
        </text:list-item>
      </text:list>
      <text:p text:style-name="P18">Исполнением всех этих процедур достигается отточенность принимаемых стандартов, и удовлетворяются информационные интересы большинства пользователей отчетности.</text:p>
      <text:p text:style-name="P18">Помимо СМСФО, в настоящее время, стандартизацией учета занимается также Межправительственная рабочая группа экспертов по международным стандартам в области учета и отчетности при ООН (International Working Group of Experts on international Standards of Accounting and Reporting, ISAR), а так же Рабочая группа по учетным стандартам Организации экономического сотрудничества и развития (Organization for Economic Cooperation and Development Working Group on Accounting Standards, OECD WG). Однако, общепризнанно, что ведущая роль в этом процессе принадлежит IASB.</text:p>
      <text:p text:style-name="P18">Несмотря на то, что принципы учета по международным стандартам уже давно существуют, в мире нет системы национальных стандартов, в которой в полной мере реализованы положения МСФО. Проблема несоответствия моделей бухгалтерского учета не является присущей только России. Она носит глобальный характер.</text:p>
      <text:p text:style-name="P18">Даже в регионах находящихся под «англосаксонским» влиянием, несоответствие моделей бухгалтерского учета не позволяют пользователям принимать оптимальные экономические решения.</text:p>
      <text:p text:style-name="P18">МСФО излагают общие, основные принципы составления финансовой отчетности и не содержат конкретной детализации для каждого конкретного <text:soft-page-break/>обстоятельства, признания или оценки объекта учета. Поэтому международные стандарты рекомендуют опираться на профессиональное суждение, основанное на полной, достоверной и объективной информации.</text:p>
      <text:p text:style-name="P18">Профессиональное суждение - это мнение (заключение) ответственного лица о деталях оценки и признания объекта учета в отчетности. Другими словами, профессиональное суждение представляет собой профессиональную оценку всех объективных факторов, позволяющих принять решение в условиях неопределенности.</text:p>
      <text:p text:style-name="P18">Прогресс в процессе развитии и распространении МСФО очевиден и недалек тот час, когда рынки капитала, инвесторы, государственные и регулирующие органы и прочие пользователи отчетности будут рассматривать как неприемлемые не только какие бы то ни было национальные стандарты, но и любые отступления от МСФО.</text:p>
      <text:p text:style-name="P18">Очевидно, что страны и регионы, не стремящиеся к сближению своих стандартов с МСФО и не участвующие в глобальной унификации, серьезно отстанут от своих конкурентов.</text:p>
      <text:p text:style-name="P18"/>
      <text:p text:style-name="P78">3.2 Проблемы и недостатки процедуры перехода на МСФО</text:p>
      <text:p text:style-name="P18"/>
      <text:p text:style-name="P28"><text:span text:style-name="T48">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text:span><text:soft-page-break/><text:span text:style-name="T48">отчетности, нелегко понять, почему оно принимает разные формы в различных странах. </text:span></text:p>
      <text:p text:style-name="P18">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28"><text:span text:style-name="T48">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text:span><text:soft-page-break/><text:span text:style-name="T48">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span></text:p>
      <text:p text:style-name="P18">Национальные проблемы GAAP (Generally Accepted Accounting Principles) </text:p>
      <text:p text:style-name="P28"><text:span text:style-name="T48">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text:span><text:soft-page-break/><text:span text:style-name="T48">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18">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text:p>
      <text:p text:style-name="P45"><text:soft-page-break/>Стоящие перед IASС задачи грандиозны. Перечень тем, которые должны быть охвачены основными правилами, включает такие щекотливые вопросы - нематериальные активы, промежуточные отчеты, аренда, неденежное вознаграждение, резервы и покрытие, - которые являются крайне противоречивыми даже в рамках национальных правил. <text:span text:style-name="T58">Несмотря на бурную вспышку оптимизма, которая вылилась в обещание быстренько подготовить вариант основных правил, есть признаки, что успеть к 1999 г. будет нелегко</text:span>. Нет объективных критериев для определения «лучших» способов отражать в учете какие-либо события или трансакции. Что еще хуже, между странами-участницами нет даже общего согласия об общих принципах подхода к этим проблемам. Самый простой способ добиться согласия по поводу предлагаемых правил - это сделать их настолько гибкими, чтобы могли вместиться все национальные.</text:p>
      <text:p text:style-name="P45">…........................................</text:p>
      <text:p text:style-name="P45"/>
      <text:p text:style-name="P49">Заключение</text:p>
      <text:p text:style-name="P19"/>
      <text:p text:style-name="P19">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text:soft-page-break/>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19">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text:span text:style-name="T58">Поэтому, необходимо в 2007 году разработать и утвердить комплексную программу по 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89">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19">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19">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19">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text:soft-page-break/>развития экономики, вовлечение России в комплекс мирохозяйственных связей, участие в международной экономической интеграции. </text:p>
      <text:p text:style-name="P19">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независимых профессиональных организаций бухгалтеров. Этот путь доказал свою эффективность и именно на нём следует ждать успеха. </text:p>
      <text:p text:style-name="P46">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46"/>
      <text:p text:style-name="P48"/>
      <text:p text:style-name="P48"/>
      <text:p text:style-name="P48"/>
      <text:p text:style-name="P48"/>
      <text:p text:style-name="P48"/>
      <text:p text:style-name="P48"/>
      <text:p text:style-name="P48">Приложения</text:p>
      <text:p text:style-name="P47">Таблица 1.1 - Состав действующих международных стандартов</text:p>
      <text:p text:style-name="P23"/>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 стандарта</text:p>
          </table:table-cell>
          <table:table-cell table:style-name="Таблица1.A1" office:value-type="string">
            <text:p text:style-name="P2">Название стандарта<text:soft-page-break/></text:p>
          </table:table-cell>
        </table:table-row>
        <table:table-row table:style-name="Таблица1.1">
          <table:table-cell table:style-name="Таблица1.A1" office:value-type="string">
            <text:p text:style-name="P2">МСФО (IFRS) 1</text:p>
          </table:table-cell>
          <table:table-cell table:style-name="Таблица1.A1" office:value-type="string">
            <text:p text:style-name="P2">Первое применение МСФО</text:p>
          </table:table-cell>
        </table:table-row>
        <table:table-row table:style-name="Таблица1.1">
          <table:table-cell table:style-name="Таблица1.A1" office:value-type="string">
            <text:p text:style-name="P2">МСФО (IFRS) 2</text:p>
          </table:table-cell>
          <table:table-cell table:style-name="Таблица1.A1" office:value-type="string">
            <text:p text:style-name="P2">Выплаты долевыми инструментами</text:p>
          </table:table-cell>
        </table:table-row>
        <table:table-row table:style-name="Таблица1.1">
          <table:table-cell table:style-name="Таблица1.A1" office:value-type="string">
            <text:p text:style-name="P2">МСФО (IFRS) 3</text:p>
          </table:table-cell>
          <table:table-cell table:style-name="Таблица1.A1" office:value-type="string">
            <text:p text:style-name="P2">Объединения бизнеса</text:p>
          </table:table-cell>
        </table:table-row>
        <table:table-row table:style-name="Таблица1.1">
          <table:table-cell table:style-name="Таблица1.A1" office:value-type="string">
            <text:p text:style-name="P2">МСФО (IFRS) 4</text:p>
          </table:table-cell>
          <table:table-cell table:style-name="Таблица1.A1" office:value-type="string">
            <text:p text:style-name="P2">Договоры страхования</text:p>
          </table:table-cell>
        </table:table-row>
        <table:table-row table:style-name="Таблица1.1">
          <table:table-cell table:style-name="Таблица1.A1" office:value-type="string">
            <text:p text:style-name="P2">МСФО (IFRS) 5 </text:p>
          </table:table-cell>
          <table:table-cell table:style-name="Таблица1.A1" office:value-type="string">
            <text:p text:style-name="P2">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2">МСФО (IFRS) 6</text:p>
          </table:table-cell>
          <table:table-cell table:style-name="Таблица1.A1" office:value-type="string">
            <text:p text:style-name="P2">Добыча и оценка природных ископаемых</text:p>
          </table:table-cell>
        </table:table-row>
        <table:table-row table:style-name="Таблица1.1">
          <table:table-cell table:style-name="Таблица1.A1" office:value-type="string">
            <text:p text:style-name="P2">МСФО (IRFS) 7</text:p>
          </table:table-cell>
          <table:table-cell table:style-name="Таблица1.A1" office:value-type="string">
            <text:p text:style-name="P2">Отчет о движении денежных средств</text:p>
          </table:table-cell>
        </table:table-row>
        <table:table-row table:style-name="Таблица1.1">
          <table:table-cell table:style-name="Таблица1.A9" office:value-type="string">
            <text:p text:style-name="P1"><text:span text:style-name="Strong_20_Emphasis"><text:span text:style-name="T21">МСФО (IFRS) 8</text:span></text:span></text:p>
          </table:table-cell>
          <table:table-cell table:style-name="Таблица1.A9" office:value-type="string">
            <text:p text:style-name="P1"><text:span text:style-name="Emphasis"><text:span text:style-name="T24">Операционные сегменты</text:span></text:span></text:p>
          </table:table-cell>
        </table:table-row>
        <table:table-row table:style-name="Таблица1.1">
          <table:table-cell table:style-name="Таблица1.A9" office:value-type="string">
            <text:p text:style-name="P4"><text:span text:style-name="Strong_20_Emphasis"><text:span text:style-name="T29">МСФО (IFRS) 9</text:span></text:span></text:p>
            <text:p text:style-name="Text_20_body"><text:span text:style-name="Emphasis"><text:span text:style-name="T1"/></text:span></text:p>
          </table:table-cell>
          <table:table-cell table:style-name="Таблица1.A9" office:value-type="string">
            <text:p text:style-name="P4"><text:span text:style-name="Strong_20_Emphasis"><text:span text:style-name="T3"/></text:span></text:p>
            <text:p text:style-name="Text_20_body"><text:a xlink:type="simple" xlink:href="http://allmsfo.ru/images/stories/Downloads/msfo/IFRS/ifrs09.pdf"><text:span text:style-name="Emphasis"><text:span text:style-name="T1">Финансовые инструменты</text:span></text:span></text:a></text:p>
          </table:table-cell>
        </table:table-row>
        <table:table-row table:style-name="Таблица1.1">
          <table:table-cell table:style-name="Таблица1.A9" office:value-type="string">
            <text:p text:style-name="P4"><text:span text:style-name="Strong_20_Emphasis"><text:span text:style-name="T29">МСФО (IFRS) 10</text:span></text:span></text:p>
            <text:p text:style-name="Text_20_body"><text:span text:style-name="Emphasis"><text:span text:style-name="T1"/></text:span></text:p>
          </table:table-cell>
          <table:table-cell table:style-name="Таблица1.A9" office:value-type="string">
            <text:p text:style-name="P4"><text:span text:style-name="Strong_20_Emphasis"><text:span text:style-name="T3"/></text:span></text:p>
            <text:p text:style-name="Text_20_body"><text:a xlink:type="simple" xlink:href="http://allmsfo.ru/images/stories/Downloads/msfo/IFRS/ifrs10.pdf"><text:span text:style-name="Emphasis"><text:span text:style-name="T1">Консолидированная финансовая отчетность</text:span></text:span></text:a></text:p>
          </table:table-cell>
        </table:table-row>
        <table:table-row table:style-name="Таблица1.1">
          <table:table-cell table:style-name="Таблица1.A9" office:value-type="string">
            <text:p text:style-name="P4"><text:span text:style-name="Strong_20_Emphasis"><text:span text:style-name="T29">МСФО (IFRS) 11</text:span></text:span></text:p>
            <text:p text:style-name="Text_20_body"><text:span text:style-name="Emphasis"><text:span text:style-name="T1"/></text:span></text:p>
          </table:table-cell>
          <table:table-cell table:style-name="Таблица1.A9" office:value-type="string">
            <text:p text:style-name="P4"><text:span text:style-name="Strong_20_Emphasis"><text:span text:style-name="T3"/></text:span></text:p>
            <text:p text:style-name="Text_20_body"><text:a xlink:type="simple" xlink:href="http://allmsfo.ru/images/stories/Downloads/msfo/IFRS/ifrs11.pdf"><text:span text:style-name="Emphasis"><text:span text:style-name="T1">Совместная деятельность</text:span></text:span></text:a></text:p>
          </table:table-cell>
        </table:table-row>
        <table:table-row table:style-name="Таблица1.1">
          <table:table-cell table:style-name="Таблица1.A9" office:value-type="string">
            <text:p text:style-name="P4"><text:span text:style-name="Strong_20_Emphasis"><text:span text:style-name="T29">МСФО (IFRS) 12</text:span></text:span></text:p>
            <text:p text:style-name="P68"><text:line-break/></text:p>
          </table:table-cell>
          <table:table-cell table:style-name="Таблица1.A9" office:value-type="string">
            <text:p text:style-name="P4"><text:span text:style-name="Strong_20_Emphasis"><text:span text:style-name="T3"/></text:span></text:p>
            <text:p text:style-name="Text_20_body"><text:a xlink:type="simple" xlink:href="http://allmsfo.ru/images/stories/Downloads/msfo/IFRS/ifrs12.pdf"><text:span text:style-name="Emphasis"><text:span text:style-name="T1">Раскрытие информации об участии в других предприятиях</text:span></text:span></text:a><text:span text:style-name="T3"><text:line-break/></text:span></text:p>
          </table:table-cell>
        </table:table-row>
        <table:table-row table:style-name="Таблица1.1">
          <table:table-cell table:style-name="Таблица1.A9" office:value-type="string">
            <text:p text:style-name="P5"><text:span text:style-name="Strong_20_Emphasis"><text:span text:style-name="T3">МСФО (IFRS) 13</text:span></text:span></text:p>
            <text:p text:style-name="Text_20_body"><text:span text:style-name="Emphasis"><text:span text:style-name="T1"/></text:span></text:p>
          </table:table-cell>
          <table:table-cell table:style-name="Таблица1.A9" office:value-type="string">
            <text:p text:style-name="P5"><text:span text:style-name="Strong_20_Emphasis"><text:span text:style-name="T3"/></text:span></text:p>
            <text:p text:style-name="P67"><text:a xlink:type="simple" xlink:href="http://allmsfo.ru/images/stories/Downloads/msfo/IFRS/ifrs13.pdf"><text:span text:style-name="Emphasis"><text:span text:style-name="T1">Оценка справедливой стоимости</text:span></text:span></text:a></text:p>
          </table:table-cell>
        </table:table-row>
        <table:table-row table:style-name="Таблица1.1">
          <table:table-cell table:style-name="Таблица1.A1" office:value-type="string">
            <text:p text:style-name="P2">МСФО (IAS) 1</text:p>
          </table:table-cell>
          <table:table-cell table:style-name="Таблица1.A1" office:value-type="string">
            <text:p text:style-name="P2">Представление финансовой отчетности</text:p>
          </table:table-cell>
        </table:table-row>
        <table:table-row table:style-name="Таблица1.1">
          <table:table-cell table:style-name="Таблица1.A1" office:value-type="string">
            <text:p text:style-name="P2">МСФО (IAS) 2</text:p>
          </table:table-cell>
          <table:table-cell table:style-name="Таблица1.A1" office:value-type="string">
            <text:p text:style-name="P2">Запасы</text:p>
          </table:table-cell>
        </table:table-row>
        <table:table-row table:style-name="Таблица1.1">
          <table:table-cell table:style-name="Таблица1.A1" office:value-type="string">
            <text:p text:style-name="P2">МСФО (IAS) 7</text:p>
          </table:table-cell>
          <table:table-cell table:style-name="Таблица1.A1" office:value-type="string">
            <text:p text:style-name="P2">Отчет о движении денежных средств</text:p>
          </table:table-cell>
        </table:table-row>
        <table:table-row table:style-name="Таблица1.1">
          <table:table-cell table:style-name="Таблица1.A1" office:value-type="string">
            <text:p text:style-name="P2">МСФО (IAS) 8</text:p>
          </table:table-cell>
          <table:table-cell table:style-name="Таблица1.A1" office:value-type="string">
            <text:p text:style-name="P2">Учетная политика, изменения в бухгалтерских расчетах и ошибки</text:p>
          </table:table-cell>
        </table:table-row>
        <table:table-row table:style-name="Таблица1.1">
          <table:table-cell table:style-name="Таблица1.A1" office:value-type="string">
            <text:p text:style-name="P2">МСФО (IAS) 10</text:p>
          </table:table-cell>
          <table:table-cell table:style-name="Таблица1.A1" office:value-type="string">
            <text:p text:style-name="P2">События после отчетной даты</text:p>
          </table:table-cell>
        </table:table-row>
        <table:table-row table:style-name="Таблица1.1">
          <table:table-cell table:style-name="Таблица1.A1" office:value-type="string">
            <text:p text:style-name="P2">МСФО (IAS) 11</text:p>
          </table:table-cell>
          <table:table-cell table:style-name="Таблица1.A1" office:value-type="string">
            <text:p text:style-name="P2">Договоры подряда</text:p>
          </table:table-cell>
        </table:table-row>
        <text:soft-page-break/>
        <table:table-row table:style-name="Таблица1.1">
          <table:table-cell table:style-name="Таблица1.A1" office:value-type="string">
            <text:p text:style-name="P2">МСФО (IAS) 12</text:p>
          </table:table-cell>
          <table:table-cell table:style-name="Таблица1.A1" office:value-type="string">
            <text:p text:style-name="P2">Налоги на прибыль</text:p>
          </table:table-cell>
        </table:table-row>
        <table:table-row table:style-name="Таблица1.1">
          <table:table-cell table:style-name="Таблица1.A1" office:value-type="string">
            <text:p text:style-name="P2">МСФО (IAS) 14</text:p>
          </table:table-cell>
          <table:table-cell table:style-name="Таблица1.A1" office:value-type="string">
            <text:p text:style-name="P2">Сегментная отчетность</text:p>
          </table:table-cell>
        </table:table-row>
        <table:table-row table:style-name="Таблица1.1">
          <table:table-cell table:style-name="Таблица1.A1" office:value-type="string">
            <text:p text:style-name="P2">МСФО (IAS) 16</text:p>
          </table:table-cell>
          <table:table-cell table:style-name="Таблица1.A1" office:value-type="string">
            <text:p text:style-name="P2">Основные средства</text:p>
          </table:table-cell>
        </table:table-row>
        <table:table-row table:style-name="Таблица1.1">
          <table:table-cell table:style-name="Таблица1.A1" office:value-type="string">
            <text:p text:style-name="P2">МСФО (IAS) 17</text:p>
          </table:table-cell>
          <table:table-cell table:style-name="Таблица1.A1" office:value-type="string">
            <text:p text:style-name="P2">Аренда</text:p>
          </table:table-cell>
        </table:table-row>
        <table:table-row table:style-name="Таблица1.1">
          <table:table-cell table:style-name="Таблица1.A1" office:value-type="string">
            <text:p text:style-name="P2">МСФО (IAS) 18</text:p>
          </table:table-cell>
          <table:table-cell table:style-name="Таблица1.A1" office:value-type="string">
            <text:p text:style-name="P2">Выручка</text:p>
          </table:table-cell>
        </table:table-row>
        <table:table-row table:style-name="Таблица1.1">
          <table:table-cell table:style-name="Таблица1.A1" office:value-type="string">
            <text:p text:style-name="P2">МСФО (IAS) 19</text:p>
          </table:table-cell>
          <table:table-cell table:style-name="Таблица1.A1" office:value-type="string">
            <text:p text:style-name="P2">Вознаграждения работникам</text:p>
          </table:table-cell>
        </table:table-row>
        <table:table-row table:style-name="Таблица1.1">
          <table:table-cell table:style-name="Таблица1.A1" office:value-type="string">
            <text:p text:style-name="P2">МСФО (IAS) 20</text:p>
          </table:table-cell>
          <table:table-cell table:style-name="Таблица1.A1" office:value-type="string">
            <text:p text:style-name="P2">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2">МСФО (IAS) 21</text:p>
          </table:table-cell>
          <table:table-cell table:style-name="Таблица1.A1" office:value-type="string">
            <text:p text:style-name="P2">Влияние изменений валютных курсов</text:p>
          </table:table-cell>
        </table:table-row>
        <table:table-row table:style-name="Таблица1.1">
          <table:table-cell table:style-name="Таблица1.A1" office:value-type="string">
            <text:p text:style-name="P2">МСФО (IAS) 23</text:p>
          </table:table-cell>
          <table:table-cell table:style-name="Таблица1.A1" office:value-type="string">
            <text:p text:style-name="P2">Затраты по займам</text:p>
          </table:table-cell>
        </table:table-row>
        <table:table-row table:style-name="Таблица1.1">
          <table:table-cell table:style-name="Таблица1.A1" office:value-type="string">
            <text:p text:style-name="P2">МСФО (IAS) 24</text:p>
          </table:table-cell>
          <table:table-cell table:style-name="Таблица1.A1" office:value-type="string">
            <text:p text:style-name="P2">Раскрыте информации о связанных сторонах</text:p>
          </table:table-cell>
        </table:table-row>
        <table:table-row table:style-name="Таблица1.1">
          <table:table-cell table:style-name="Таблица1.A1" office:value-type="string">
            <text:p text:style-name="P2">МСФО (IAS) 26</text:p>
          </table:table-cell>
          <table:table-cell table:style-name="Таблица1.A1" office:value-type="string">
            <text:p text:style-name="P2">Учет и отчетность по пенсионным планам</text:p>
          </table:table-cell>
        </table:table-row>
        <table:table-row table:style-name="Таблица1.1">
          <table:table-cell table:style-name="Таблица1.A1" office:value-type="string">
            <text:p text:style-name="P2">МСФО (IAS) 27</text:p>
          </table:table-cell>
          <table:table-cell table:style-name="Таблица1.A1" office:value-type="string">
            <text:p text:style-name="P2">Консолидированная и индивидуальная финансовая отч<text:span text:style-name="T30">етность </text:span></text:p>
          </table:table-cell>
        </table:table-row>
        <table:table-row table:style-name="Таблица1.1">
          <table:table-cell table:style-name="Таблица1.A1" office:value-type="string">
            <text:p text:style-name="P2">МСФО (IAS) 28</text:p>
          </table:table-cell>
          <table:table-cell table:style-name="Таблица1.A1" office:value-type="string">
            <text:p text:style-name="P2">Инвестиции в ассоциированные компании</text:p>
          </table:table-cell>
        </table:table-row>
        <table:table-row table:style-name="Таблица1.1">
          <table:table-cell table:style-name="Таблица1.A1" office:value-type="string">
            <text:p text:style-name="P2">МСФО (IAS)29</text:p>
          </table:table-cell>
          <table:table-cell table:style-name="Таблица1.A1" office:value-type="string">
            <text:p text:style-name="P2">Финансовая отчетность в условиях гиперинфляции</text:p>
          </table:table-cell>
        </table:table-row>
        <table:table-row table:style-name="Таблица1.1">
          <table:table-cell table:style-name="Таблица1.A1" office:value-type="string">
            <text:p text:style-name="P2">МСФО (IAS) 31 </text:p>
          </table:table-cell>
          <table:table-cell table:style-name="Таблица1.A1" office:value-type="string">
            <text:p text:style-name="P2">Финансовая отчетность об участии в совместной деятельности</text:p>
          </table:table-cell>
        </table:table-row>
        <table:table-row table:style-name="Таблица1.1">
          <table:table-cell table:style-name="Таблица1.A1" office:value-type="string">
            <text:p text:style-name="P2">МСФО (IAS) 32</text:p>
          </table:table-cell>
          <table:table-cell table:style-name="Таблица1.A1" office:value-type="string">
            <text:p text:style-name="P2">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2">МСФО (IAS) 33</text:p>
          </table:table-cell>
          <table:table-cell table:style-name="Таблица1.A1" office:value-type="string">
            <text:p text:style-name="P2">Прибыль на акцию</text:p>
          </table:table-cell>
        </table:table-row>
        <table:table-row table:style-name="Таблица1.1">
          <table:table-cell table:style-name="Таблица1.A1" office:value-type="string">
            <text:p text:style-name="P2">МСФО (IAS) 34</text:p>
          </table:table-cell>
          <table:table-cell table:style-name="Таблица1.A1" office:value-type="string">
            <text:p text:style-name="P2">Промежуточная финансовая отчетность</text:p>
          </table:table-cell>
        </table:table-row>
        <table:table-row table:style-name="Таблица1.1">
          <table:table-cell table:style-name="Таблица1.A1" office:value-type="string">
            <text:p text:style-name="P2">МСФО (IAS) 36</text:p>
          </table:table-cell>
          <table:table-cell table:style-name="Таблица1.A1" office:value-type="string">
            <text:p text:style-name="P2">Обесценение активов</text:p>
          </table:table-cell>
        </table:table-row>
        <table:table-row table:style-name="Таблица1.1">
          <table:table-cell table:style-name="Таблица1.A1" office:value-type="string">
            <text:p text:style-name="P2">МСФО (IAS) 37</text:p>
          </table:table-cell>
          <table:table-cell table:style-name="Таблица1.A1" office:value-type="string">
            <text:p text:style-name="P2">Резервы, условные обязательства и условыне активы</text:p>
          </table:table-cell>
        </table:table-row>
        <table:table-row table:style-name="Таблица1.1">
          <table:table-cell table:style-name="Таблица1.A1" office:value-type="string">
            <text:p text:style-name="P2">МСФО (IAS) 38</text:p>
          </table:table-cell>
          <table:table-cell table:style-name="Таблица1.A1" office:value-type="string">
            <text:p text:style-name="P2">Нематериальные активы</text:p>
          </table:table-cell>
        </table:table-row>
        <table:table-row table:style-name="Таблица1.1">
          <table:table-cell table:style-name="Таблица1.A1" office:value-type="string">
            <text:p text:style-name="P2">МСФО (IAS) 39</text:p>
          </table:table-cell>
          <table:table-cell table:style-name="Таблица1.A1" office:value-type="string">
            <text:p text:style-name="P2">Финансовые инструменты: признание и оценка</text:p>
          </table:table-cell>
        </table:table-row>
        <table:table-row table:style-name="Таблица1.1">
          <table:table-cell table:style-name="Таблица1.A1" office:value-type="string">
            <text:p text:style-name="P2">МСФО (IAS) 40</text:p>
          </table:table-cell>
          <table:table-cell table:style-name="Таблица1.A1" office:value-type="string">
            <text:p text:style-name="P2">Инвестиции в недвижимость</text:p>
          </table:table-cell>
        </table:table-row>
        <table:table-row table:style-name="Таблица1.1">
          <table:table-cell table:style-name="Таблица1.A1" office:value-type="string">
            <text:p text:style-name="P2">МСФО (IAS) 41</text:p>
          </table:table-cell>
          <table:table-cell table:style-name="Таблица1.A1" office:value-type="string">
            <text:p text:style-name="P2">Сельское хозяйство<text:soft-page-break/></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1" svg:font-family="'Times New Roman'" style:font-family-generic="roman"/>
    <style:font-face style:name="Times New Roman CYR" svg:font-family="'Times New Roman CYR'" style:font-family-generic="roman"/>
    <style:font-face style:name="Arial" svg:font-family="Arial" style:font-family-generic="swiss"/>
    <style:font-face style:name="Arial1" svg:font-family="Arial" style:font-family-generic="system"/>
    <style:font-face style:name="Courier New3" svg:font-family="'Courier New'"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1"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1"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3"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Normal_20__28_Web_29_" style:display-name="Normal (Web)" style:family="paragraph" style:default-outline-level="">
      <style:paragraph-properties fo:margin-left="0cm" fo:margin-right="0cm" fo:margin-top="0.176cm" fo:margin-bottom="0.176cm" style:contextual-spacing="false" fo:text-align="start" style:justify-single-word="false" fo:orphans="2" fo:widows="2" fo:text-indent="0cm" style:auto-text-indent="false" style:vertical-align="auto"/>
      <style:text-properties fo:font-size="12pt" fo:language="ru" fo:country="RU" style:font-size-asian="12pt" style:language-asian="ru" style:country-asian="RU" style:font-name-complex="Times New Roman2" style:font-family-complex="'Times New Roman'" style:font-family-generic-complex="system" style:font-size-complex="12pt"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31</meta:editing-cycles>
    <meta:creation-date>2014-04-01T16:47:00</meta:creation-date>
    <dc:date>2014-06-02T21:32:22.113199796</dc:date>
    <meta:editing-duration>P6DT17H9M58S</meta:editing-duration>
    <meta:generator>LibreOffice/4.1.3.2$Linux_X86_64 LibreOffice_project/410m0$Build-2</meta:generator>
    <dc:creator>yuriy </dc:creator>
    <meta:document-statistic meta:table-count="5" meta:image-count="1" meta:object-count="0" meta:page-count="107" meta:paragraph-count="867" meta:word-count="20633" meta:character-count="164763" meta:non-whitespace-character-count="1449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